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Calibri2" svg:font-family="Calibri" style:font-family-generic="swiss"/>
    <style:font-face style:name="Helvetica1" svg:font-family="Helvetica, Arial" style:font-pitch="variable"/>
    <style:font-face style:name="Calibri" svg:font-family="Calibri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2.4366in"/>
    </style:style>
    <style:style style:name="co9" style:family="table-column">
      <style:table-column-properties fo:break-before="auto" style:column-width="2.1016in"/>
    </style:style>
    <style:style style:name="co10" style:family="table-column">
      <style:table-column-properties fo:break-before="auto" style:column-width="2.4661in"/>
    </style:style>
    <style:style style:name="co11" style:family="table-column">
      <style:table-column-properties fo:break-before="auto" style:column-width="2.8016in"/>
    </style:style>
    <style:style style:name="co12" style:family="table-column">
      <style:table-column-properties fo:break-before="auto" style:column-width="1.8583in"/>
    </style:style>
    <style:style style:name="co13" style:family="table-column">
      <style:table-column-properties fo:break-before="auto" style:column-width="1.5146in"/>
    </style:style>
    <style:style style:name="co14" style:family="table-column">
      <style:table-column-properties fo:break-before="auto" style:column-width="1.7138in"/>
    </style:style>
    <style:style style:name="co15" style:family="table-column">
      <style:table-column-properties fo:break-before="auto" style:column-width="1.1398in"/>
    </style:style>
    <style:style style:name="co16" style:family="table-column">
      <style:table-column-properties fo:break-before="auto" style:column-width="6.5228in"/>
    </style:style>
    <style:style style:name="co17" style:family="table-column">
      <style:table-column-properties fo:break-before="auto" style:column-width="1.0035in"/>
    </style:style>
    <style:style style:name="co18" style:family="table-column">
      <style:table-column-properties fo:break-before="auto" style:column-width="5.1283in"/>
    </style:style>
    <style:style style:name="co19" style:family="table-column">
      <style:table-column-properties fo:break-before="auto" style:column-width="4.5811in"/>
    </style:style>
    <style:style style:name="co20" style:family="table-column">
      <style:table-column-properties fo:break-before="auto" style:column-width="1.4992in"/>
    </style:style>
    <style:style style:name="co21" style:family="table-column">
      <style:table-column-properties fo:break-before="auto" style:column-width="1.1492in"/>
    </style:style>
    <style:style style:name="co22" style:family="table-column">
      <style:table-column-properties fo:break-before="auto" style:column-width="1.1945in"/>
    </style:style>
    <style:style style:name="co23" style:family="table-column">
      <style:table-column-properties fo:break-before="auto" style:column-width="1.2854in"/>
    </style:style>
    <style:style style:name="co24" style:family="table-column">
      <style:table-column-properties fo:break-before="auto" style:column-width="1.252in"/>
    </style:style>
    <style:style style:name="co25" style:family="table-column">
      <style:table-column-properties fo:break-before="auto" style:column-width="1.2402in"/>
    </style:style>
    <style:style style:name="co26" style:family="table-column">
      <style:table-column-properties fo:break-before="auto" style:column-width="1.3646in"/>
    </style:style>
    <style:style style:name="co27" style:family="table-column">
      <style:table-column-properties fo:break-before="auto" style:column-width="1.6799in"/>
    </style:style>
    <style:style style:name="co28" style:family="table-column">
      <style:table-column-properties fo:break-before="auto" style:column-width="1.6346in"/>
    </style:style>
    <style:style style:name="co29" style:family="table-column">
      <style:table-column-properties fo:break-before="auto" style:column-width="1.0929in"/>
    </style:style>
    <style:style style:name="co30" style:family="table-column">
      <style:table-column-properties fo:break-before="auto" style:column-width="0.7429in"/>
    </style:style>
    <style:style style:name="co31" style:family="table-column">
      <style:table-column-properties fo:break-before="auto" style:column-width="0.9236in"/>
    </style:style>
    <style:style style:name="co32" style:family="table-column">
      <style:table-column-properties fo:break-before="auto" style:column-width="1.3071in"/>
    </style:style>
    <style:style style:name="co33" style:family="table-column">
      <style:table-column-properties fo:break-before="auto" style:column-width="1.4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currency-style style:name="N109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09P0"/>
    </number:currency-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 style:data-style-name="N109">
      <style:table-cell-properties fo:border-bottom="none" fo:border-left="0.06pt solid #000000" fo:border-right="none" fo:border-top="0.06pt solid #000000"/>
      <style:text-properties style:font-name="Liberation Sans"/>
    </style:style>
    <style:style style:name="ce7" style:family="table-cell" style:parent-style-name="Default" style:data-style-name="N109">
      <style:table-cell-properties fo:border-bottom="none" fo:border-left="0.06pt solid #000000" fo:border-right="none" fo:border-top="none"/>
      <style:text-properties style:font-name="Liberation Sans"/>
    </style:style>
    <style:style style:name="ce8" style:family="table-cell" style:parent-style-name="Default" style:data-style-name="N109">
      <style:table-cell-properties fo:border-bottom="0.06pt solid #000000" fo:border-left="0.06pt solid #000000" fo:border-right="none" fo:border-top="none"/>
      <style:text-properties style:font-name="Liberation Sans"/>
    </style:style>
    <style:style style:name="ce9" style:family="table-cell" style:parent-style-name="Default" style:data-style-name="N109">
      <style:text-properties style:font-name="Liberation San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2">
      <style:text-properties style:font-name="Liberation Sans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ce15" style:family="table-cell" style:parent-style-name="Default" style:data-style-name="N3">
      <style:text-properties style:font-name="Liberation Sans"/>
    </style:style>
    <style:style style:name="ce16" style:family="table-cell" style:parent-style-name="Default" style:data-style-name="N109">
      <style:table-cell-properties fo:border-bottom="none" fo:border-left="none" fo:border-right="none" fo:border-top="0.06pt solid #000000"/>
      <style:text-properties style:font-name="Liberation Sans"/>
    </style:style>
    <style:style style:name="ce17" style:family="table-cell" style:parent-style-name="Default" style:data-style-name="N109">
      <style:table-cell-properties fo:border-bottom="0.06pt solid #000000" fo:border-left="none" fo:border-right="none" fo:border-top="none"/>
      <style:text-properties style:font-name="Liberation Sans"/>
    </style:style>
    <style:style style:name="ce18" style:family="table-cell" style:parent-style-name="Default" style:data-style-name="N0">
      <style:text-properties style:font-name="Liberation Sans"/>
    </style:style>
    <style:style style:name="ce19" style:family="table-cell" style:parent-style-name="Default" style:data-style-name="N109">
      <style:table-cell-properties fo:border-bottom="none" fo:border-left="none" fo:border-right="0.06pt solid #000000" fo:border-top="0.06pt solid #000000"/>
      <style:text-properties style:font-name="Liberation Sans"/>
    </style:style>
    <style:style style:name="ce20" style:family="table-cell" style:parent-style-name="Default" style:data-style-name="N109">
      <style:table-cell-properties fo:border-bottom="none" fo:border-left="none" fo:border-right="0.06pt solid #000000" fo:border-top="none"/>
      <style:text-properties style:font-name="Liberation Sans"/>
    </style:style>
    <style:style style:name="ce21" style:family="table-cell" style:parent-style-name="Default" style:data-style-name="N109">
      <style:table-cell-properties fo:border-bottom="0.06pt solid #000000" fo:border-left="none" fo:border-right="0.06pt solid #000000" fo:border-top="none"/>
      <style:text-properties style:font-name="Liberation Sans"/>
    </style:style>
    <style:style style:name="ce2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Liberation Sans"/>
    </style:style>
    <style:style style:name="ce23" style:family="table-cell" style:parent-style-name="Default" style:data-style-name="N0">
      <style:table-cell-properties fo:border-bottom="none" fo:border-left="none" fo:border-right="0.06pt solid #000000" fo:border-top="none"/>
      <style:text-properties style:font-name="Liberation Sans"/>
    </style:style>
    <style:style style:name="ce2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Liberation Sans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2">
      <style:table-cell-properties fo:border="none"/>
      <style:text-properties style:font-name="Liberation Sans"/>
    </style:style>
    <style:style style:name="ce28" style:family="table-cell" style:parent-style-name="Default" style:data-style-name="N122">
      <style:table-cell-properties fo:wrap-option="wrap" style:direction="ltr"/>
      <style:text-properties style:font-name="Liberation Sans"/>
    </style:style>
    <style:style style:name="ce29" style:family="table-cell" style:parent-style-name="Default" style:data-style-name="N109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9"/>
    <style:style style:name="ce33" style:family="table-cell" style:parent-style-name="Default" style:data-style-name="N122"/>
    <style:style style:name="ce34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ce36" style:family="table-cell" style:parent-style-name="Default" style:data-style-name="N3">
      <style:table-cell-properties fo:border="0.06pt solid #000000"/>
      <style:text-properties style:font-name="Liberation Sans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 style:data-style-name="N122">
      <style:table-cell-properties fo:border="0.06pt solid #000000"/>
      <style:text-properties style:font-name="Liberation Sans"/>
    </style:style>
    <style:style style:name="ce39" style:family="table-cell" style:parent-style-name="Default" style:data-style-name="N122">
      <style:table-cell-properties fo:border="0.06pt solid #000000"/>
    </style:style>
    <style:style style:name="ce40" style:family="table-cell" style:parent-style-name="Default" style:data-style-name="N122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1" style:family="table-cell" style:parent-style-name="Default" style:data-style-name="N11">
      <style:table-cell-properties fo:border="0.06pt solid #000000"/>
    </style:style>
    <style:style style:name="ce42" style:family="table-cell" style:parent-style-name="Default" style:data-style-name="N122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4" style:family="table-cell" style:parent-style-name="Default" style:data-style-name="N122">
      <style:table-cell-properties fo:background-color="#00cc33"/>
      <style:text-properties style:font-name="Liberation Sans"/>
    </style:style>
    <style:style style:name="ce45" style:family="table-cell" style:parent-style-name="Default" style:data-style-name="N0">
      <style:table-cell-properties fo:background-color="#00cc33" fo:border="0.06pt solid #000000"/>
      <style:text-properties style:font-name="Liberation Sans"/>
    </style:style>
    <style:style style:name="ce46" style:family="table-cell" style:parent-style-name="Default" style:data-style-name="N0">
      <style:table-cell-properties fo:background-color="transparent" fo:border="0.06pt solid #000000"/>
      <style:text-properties style:font-name="Liberation Sans"/>
    </style:style>
    <style:style style:name="ce47" style:family="table-cell" style:parent-style-name="Default" style:data-style-name="N109">
      <style:table-cell-properties fo:border="none"/>
      <style:text-properties style:font-name="Liberation Sans"/>
    </style:style>
    <style:style style:name="ce48" style:family="table-cell" style:parent-style-name="Default" style:data-style-name="N104"/>
    <style:style style:name="ce4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4">
      <style:text-properties style:font-name="Calibri" fo:font-size="11pt" style:font-name-asian="Calibri1" style:font-size-asian="11pt" style:language-asian="ar" style:country-asian="SA" style:font-name-complex="DejaVu Sans" style:font-size-complex="6.80000019073486pt" style:language-complex="en" style:country-complex="US"/>
    </style:style>
    <style:style style:name="ce51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fo:color="#333333" style:text-outline="false" style:text-line-through-style="none" style:text-line-through-type="none" style:font-name="Helvetica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shapes>
          <draw:frame draw:z-index="0" draw:name="Unitary pricing of Amazon instances" draw:style-name="gr1" draw:text-style-name="P1" svg:width="6.2898in" svg:height="3.5358in" svg:x="6.872in" svg:y="4.0791in">
            <draw:object draw:notify-on-update-of-ranges="Sheet1.A38:Sheet1.A44 Sheet1.B37:Sheet1.B37 Sheet1.B38:Sheet1.B44 Sheet1.C37:Sheet1.C37 Sheet1.C38:Sheet1.C44 Sheet1.D37:Sheet1.D37 Sheet1.D38:Sheet1.D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Unitary pricing of Amazon instances" draw:style-name="gr1" draw:text-style-name="P1" svg:width="6.2898in" svg:height="3.5358in" svg:x="13.3287in" svg:y="4.0169in">
            <draw:object draw:notify-on-update-of-ranges="Sheet1.A38:Sheet1.A44 Sheet1.B37:Sheet1.B37 Sheet1.B38:Sheet1.B44 Sheet1.C37:Sheet1.C37 Sheet1.C38:Sheet1.C44 Sheet1.D37:Sheet1.D37 Sheet1.D38:Sheet1.D4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87in" svg:height="3.5354in" svg:x="6.9016in" svg:y="7.824in">
            <draw:object draw:notify-on-update-of-ranges="Sheet1.A48:Sheet1.A54 Sheet1.B47:Sheet1.B47 Sheet1.B48:Sheet1.B54 Sheet1.C47:Sheet1.C47 Sheet1.C48:Sheet1.C54 Sheet1.D47:Sheet1.D47 Sheet1.D48:Sheet1.D5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vCPU</text:p>
          </table:table-cell>
          <table:table-cell office:value-type="string" calcext:value-type="string">
            <text:p>CPU Credit/hour</text:p>
          </table:table-cell>
          <table:table-cell office:value-type="string" calcext:value-type="string">
            <text:p>Mem (GiB)</text:p>
          </table:table-cell>
          <table:table-cell office:value-type="string" calcext:value-type="string">
            <text:p>Nb disk</text:p>
          </table:table-cell>
          <table:table-cell office:value-type="string" calcext:value-type="string">
            <text:p>Storage(GB)</text:p>
          </table:table-cell>
          <table:table-cell office:value-type="string" calcext:value-type="string">
            <text:p>GPU CUDA cores</text:p>
          </table:table-cell>
          <table:table-cell office:value-type="string" calcext:value-type="string">
            <text:p>GPU mem GB</text:p>
          </table:table-cell>
          <table:table-cell office:value-type="string" calcext:value-type="string">
            <text:p>Pric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.smal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6" calcext:value-type="float">
            <text:p>0.026</text:p>
          </table:table-cell>
          <table:table-cell/>
          <table:table-cell office:value-type="string" calcext:value-type="string">
            <text:p>intel xeon 2.5GHz -&gt;3.3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.lar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intel xeon E5-2670 v2 (Ivy bridge)</text:p>
          </table:table-cell>
          <table:table-cell office:value-type="string" calcext:value-type="string">
            <text:p>SSDdi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/>
          <table:table-cell office:value-type="string" calcext:value-type="string">
            <text:p>intel xeon E5-2680 v2 (Ivy bridge)</text:p>
          </table:table-cell>
          <table:table-cell office:value-type="string" calcext:value-type="string">
            <text:p>SSDdisk</text:p>
          </table:table-cell>
          <table:table-cell office:value-type="string" calcext:value-type="string">
            <text:p>enhanced network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2.2xlarg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36" calcext:value-type="float">
            <text:p>1536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intel xeon E5-2670 v2 (Sandy bridge)</text:p>
          </table:table-cell>
          <table:table-cell table:number-columns-repeated="2"/>
          <table:table-cell table:style-name="ce4" office:value-type="string" calcext:value-type="string">
            <text:p>8 RT HD streams (720p @30fps) </text:p>
          </table:table-cell>
          <table:table-cell office:value-type="string" calcext:value-type="string">
            <text:p>or 4 RT FHD streams (1080p @30 fps).</text:p>
          </table:table-cell>
        </table:table-row>
        <table:table-row table:style-name="ro1">
          <table:table-cell office:value-type="string" calcext:value-type="string">
            <text:p>r3.4xlarg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intel xeon E5-2670 v2 (Ivy bridge)</text:p>
          </table:table-cell>
          <table:table-cell office:value-type="string" calcext:value-type="string">
            <text:p>SSDdisk</text:p>
          </table:table-cell>
          <table:table-cell office:value-type="string" calcext:value-type="string">
            <text:p>enhanced networking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i2.8xlarg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6.82" calcext:value-type="float">
            <text:p>6.82</text:p>
          </table:table-cell>
          <table:table-cell/>
          <table:table-cell office:value-type="string" calcext:value-type="string">
            <text:p>intel xeon E5-2670 v2 (Ivy bridge)</text:p>
          </table:table-cell>
          <table:table-cell office:value-type="string" calcext:value-type="string">
            <text:p>SSDdisk</text:p>
          </table:table-cell>
          <table:table-cell office:value-type="string" calcext:value-type="string">
            <text:p>enhanced networ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1.8xlarg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48000" calcext:value-type="float">
            <text:p>48000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intel xeon family</text:p>
          </table:table-cell>
          <table:table-cell office:value-type="string" calcext:value-type="string">
            <text:p>SSDdisk (?)</text:p>
          </table:table-cell>
          <table:table-cell/>
          <table:table-cell office:value-type="string" calcext:value-type="string">
            <text:p>2.6GB/s with 2MiB block size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computecloud cos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vCPU</text:p>
          </table:table-cell>
          <table:table-cell office:value-type="string" calcext:value-type="string">
            <text:p>Gflops (vCPU * 4.4)</text:p>
          </table:table-cell>
          <table:table-cell office:value-type="string" calcext:value-type="string">
            <text:p>Pricing</text:p>
          </table:table-cell>
          <table:table-cell office:value-type="string" calcext:value-type="string">
            <text:p>Price/Gflop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2.small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B15]*4.4" office:value-type="float" office:value="4.4" calcext:value-type="float">
            <text:p>4.4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table:formula="of:=[.D15]/[.C15]" office:value-type="float" office:value="0.00590909090909091" calcext:value-type="float">
            <text:p>0.0059090909</text:p>
          </table:table-cell>
          <table:table-cell office:value-type="string" calcext:value-type="string">
            <text:p>cheapest Price/Gflop</text:p>
          </table:table-cell>
          <table:table-cell office:value-type="string" calcext:value-type="string">
            <text:p>pas sûr que ce soit ce qui est demand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3.large</text:p>
          </table:table-cell>
          <table:table-cell office:value-type="float" office:value="2" calcext:value-type="float">
            <text:p>2</text:p>
          </table:table-cell>
          <table:table-cell table:formula="of:=[.B16]*4.4" office:value-type="float" office:value="8.8" calcext:value-type="float">
            <text:p>8.8</text:p>
          </table:table-cell>
          <table:table-cell office:value-type="float" office:value="0.14" calcext:value-type="float">
            <text:p>0.14</text:p>
          </table:table-cell>
          <table:table-cell table:formula="of:=[.D16]/[.C16]" office:value-type="float" office:value="0.0159090909090909" calcext:value-type="float">
            <text:p>0.0159090909</text:p>
          </table:table-cell>
          <table:table-cell/>
          <table:table-cell office:value-type="string" calcext:value-type="string">
            <text:p>ça ferait juste une droite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table:formula="of:=[.B17]*4.4" office:value-type="float" office:value="140.8" calcext:value-type="float">
            <text:p>140.8</text:p>
          </table:table-cell>
          <table:table-cell office:value-type="float" office:value="1.68" calcext:value-type="float">
            <text:p>1.68</text:p>
          </table:table-cell>
          <table:table-cell table:formula="of:=[.D17]/[.C17]" office:value-type="float" office:value="0.0119318181818182" calcext:value-type="float">
            <text:p>0.01193181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2.2xlarge</text:p>
          </table:table-cell>
          <table:table-cell office:value-type="float" office:value="8" calcext:value-type="float">
            <text:p>8</text:p>
          </table:table-cell>
          <table:table-cell table:formula="of:=[.B18]*4.4" office:value-type="float" office:value="35.2" calcext:value-type="float">
            <text:p>35.2</text:p>
          </table:table-cell>
          <table:table-cell office:value-type="float" office:value="0.65" calcext:value-type="float">
            <text:p>0.65</text:p>
          </table:table-cell>
          <table:table-cell table:formula="of:=[.D18]/[.C18]" office:value-type="float" office:value="0.0184659090909091" calcext:value-type="float">
            <text:p>0.01846590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.4xlarge</text:p>
          </table:table-cell>
          <table:table-cell office:value-type="float" office:value="16" calcext:value-type="float">
            <text:p>16</text:p>
          </table:table-cell>
          <table:table-cell table:formula="of:=[.B19]*4.4" office:value-type="float" office:value="70.4" calcext:value-type="float">
            <text:p>70.4</text:p>
          </table:table-cell>
          <table:table-cell office:value-type="float" office:value="1.4" calcext:value-type="float">
            <text:p>1.4</text:p>
          </table:table-cell>
          <table:table-cell table:formula="of:=[.D19]/[.C19]" office:value-type="float" office:value="0.0198863636363636" calcext:value-type="float">
            <text:p>0.01988636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2.8xlarge</text:p>
          </table:table-cell>
          <table:table-cell office:value-type="float" office:value="32" calcext:value-type="float">
            <text:p>32</text:p>
          </table:table-cell>
          <table:table-cell table:formula="of:=[.B20]*4.4" office:value-type="float" office:value="140.8" calcext:value-type="float">
            <text:p>140.8</text:p>
          </table:table-cell>
          <table:table-cell office:value-type="float" office:value="6.82" calcext:value-type="float">
            <text:p>6.82</text:p>
          </table:table-cell>
          <table:table-cell table:formula="of:=[.D20]/[.C20]" office:value-type="float" office:value="0.0484375" calcext:value-type="float">
            <text:p>0.0484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s1.8xlarge</text:p>
          </table:table-cell>
          <table:table-cell office:value-type="float" office:value="16" calcext:value-type="float">
            <text:p>16</text:p>
          </table:table-cell>
          <table:table-cell table:formula="of:=[.B21]*4.4" office:value-type="float" office:value="70.4" calcext:value-type="float">
            <text:p>70.4</text:p>
          </table:table-cell>
          <table:table-cell office:value-type="float" office:value="4.6" calcext:value-type="float">
            <text:p>4.6</text:p>
          </table:table-cell>
          <table:table-cell table:formula="of:=[.D21]/[.C21]" office:value-type="float" office:value="0.0653409090909091" calcext:value-type="float">
            <text:p>0.0653409091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3">
          <table:table-cell table:style-name="ce2" office:value-type="string" calcext:value-type="string">
            <text:p>Cost comparison of EC2 instances</text:p>
          </table:table-cell>
          <table:table-cell table:number-columns-repeated="14"/>
        </table:table-row>
        <table:table-row table:style-name="ro3">
          <table:table-cell table:style-name="ce2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CPU</text:p>
          </table:table-cell>
          <table:table-cell office:value-type="string" calcext:value-type="string">
            <text:p>Mem (GiB)</text:p>
          </table:table-cell>
          <table:table-cell office:value-type="string" calcext:value-type="string">
            <text:p>Storage(GB)</text:p>
          </table:table-cell>
          <table:table-cell office:value-type="string" calcext:value-type="string">
            <text:p>Pric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2.sm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3.large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0.14" calcext:value-type="float">
            <text:p>0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640" calcext:value-type="float">
            <text:p>640</text:p>
          </table:table-cell>
          <table:table-cell office:value-type="float" office:value="1.68" calcext:value-type="float">
            <text:p>1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2.2xlarge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.65" calcext:value-type="float">
            <text:p>0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.4xlarge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640" calcext:value-type="float">
            <text:p>640</text:p>
          </table:table-cell>
          <table:table-cell office:value-type="float" office:value="1.4" calcext:value-type="float">
            <text:p>1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2.8xlarge</text:p>
          </table:table-cell>
          <table:table-cell office:value-type="float" office:value="32" calcext:value-type="float">
            <text:p>32</text:p>
          </table:table-cell>
          <table:table-cell office:value-type="float" office:value="244" calcext:value-type="float">
            <text:p>244</text:p>
          </table:table-cell>
          <table:table-cell office:value-type="float" office:value="6400" calcext:value-type="float">
            <text:p>6400</text:p>
          </table:table-cell>
          <table:table-cell office:value-type="float" office:value="6.82" calcext:value-type="float">
            <text:p>6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s1.8xlarge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48000" calcext:value-type="float">
            <text:p>48000</text:p>
          </table:table-cell>
          <table:table-cell office:value-type="float" office:value="4.6" calcext:value-type="float">
            <text:p>4.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Unitary pricin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rice/vCPU</text:p>
          </table:table-cell>
          <table:table-cell office:value-type="string" calcext:value-type="string">
            <text:p>price/Mem GB</text:p>
          </table:table-cell>
          <table:table-cell office:value-type="string" calcext:value-type="string">
            <text:p>price/storage G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2.small</text:p>
          </table:table-cell>
          <table:table-cell table:formula="of:=[.E28]/[.B28]" office:value-type="float" office:value="0.026" calcext:value-type="float">
            <text:p>0.026</text:p>
          </table:table-cell>
          <table:table-cell table:formula="of:=[.E28]/[.C28]" office:value-type="float" office:value="0.013" calcext:value-type="float">
            <text:p>0.0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3.large</text:p>
          </table:table-cell>
          <table:table-cell table:formula="of:=[.E29]/[.B29]" office:value-type="float" office:value="0.07" calcext:value-type="float">
            <text:p>0.07</text:p>
          </table:table-cell>
          <table:table-cell table:formula="of:=[.E29]/[.C29]" office:value-type="float" office:value="0.0186666666666667" calcext:value-type="float">
            <text:p>0.0186666667</text:p>
          </table:table-cell>
          <table:table-cell table:formula="of:=[.E29]/[.D29]" office:value-type="float" office:value="0.004375" calcext:value-type="float">
            <text:p>0.004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E30]/[.B30]" office:value-type="float" office:value="0.0525" calcext:value-type="float">
            <text:p>0.0525</text:p>
          </table:table-cell>
          <table:table-cell table:formula="of:=[.E30]/[.C30]" office:value-type="float" office:value="0.028" calcext:value-type="float">
            <text:p>0.028</text:p>
          </table:table-cell>
          <table:table-cell table:formula="of:=[.E30]/[.D30]" office:value-type="float" office:value="0.002625" calcext:value-type="float">
            <text:p>0.002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2.2xlarge</text:p>
          </table:table-cell>
          <table:table-cell table:formula="of:=[.E31]/[.B31]" office:value-type="float" office:value="0.08125" calcext:value-type="float">
            <text:p>0.08125</text:p>
          </table:table-cell>
          <table:table-cell table:formula="of:=[.E31]/[.C31]" office:value-type="float" office:value="0.0433333333333333" calcext:value-type="float">
            <text:p>0.0433333333</text:p>
          </table:table-cell>
          <table:table-cell table:formula="of:=[.E31]/[.D31]" office:value-type="float" office:value="0.0108333333333333" calcext:value-type="float">
            <text:p>0.0108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3.4xlarge</text:p>
          </table:table-cell>
          <table:table-cell table:formula="of:=[.E32]/[.B32]" office:value-type="float" office:value="0.0875" calcext:value-type="float">
            <text:p>0.0875</text:p>
          </table:table-cell>
          <table:table-cell table:formula="of:=[.E32]/[.C32]" office:value-type="float" office:value="0.0114754098360656" calcext:value-type="float">
            <text:p>0.0114754098</text:p>
          </table:table-cell>
          <table:table-cell table:formula="of:=[.E32]/[.D32]" office:value-type="float" office:value="0.0021875" calcext:value-type="float">
            <text:p>0.002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.8xlarge</text:p>
          </table:table-cell>
          <table:table-cell table:formula="of:=[.E33]/[.B33]" office:value-type="float" office:value="0.213125" calcext:value-type="float">
            <text:p>0.213125</text:p>
          </table:table-cell>
          <table:table-cell table:formula="of:=[.E33]/[.C33]" office:value-type="float" office:value="0.0279508196721311" calcext:value-type="float">
            <text:p>0.0279508197</text:p>
          </table:table-cell>
          <table:table-cell table:formula="of:=[.E33]/[.D33]" office:value-type="float" office:value="0.001065625" calcext:value-type="float">
            <text:p>0.001065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s1.8xlarge</text:p>
          </table:table-cell>
          <table:table-cell table:formula="of:=[.E34]/[.B34]" office:value-type="float" office:value="0.2875" calcext:value-type="float">
            <text:p>0.2875</text:p>
          </table:table-cell>
          <table:table-cell table:formula="of:=[.E34]/[.C34]" office:value-type="float" office:value="0.0393162393162393" calcext:value-type="float">
            <text:p>0.0393162393</text:p>
          </table:table-cell>
          <table:table-cell table:formula="of:=[.E34]/[.D34]" office:value-type="float" office:value="0.0000958333333333333" calcext:value-type="float">
            <text:p>9.58333333333333E-005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price/vCPU</text:p>
          </table:table-cell>
          <table:table-cell office:value-type="string" calcext:value-type="string">
            <text:p>price/Mem GB</text:p>
          </table:table-cell>
          <table:table-cell office:value-type="string" calcext:value-type="string">
            <text:p>price/storage G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2.small</text:p>
          </table:table-cell>
          <table:table-cell table:formula="of:=[.B38]/[.B$39]" office:value-type="float" office:value="0.371428571428571" calcext:value-type="float">
            <text:p>0.3714285714</text:p>
          </table:table-cell>
          <table:table-cell table:formula="of:=[.C38]/[.C$39]" office:value-type="float" office:value="0.696428571428571" calcext:value-type="float">
            <text:p>0.69642857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3.large</text:p>
          </table:table-cell>
          <table:table-cell table:formula="of:=[.B39]/[.B$39]" office:value-type="float" office:value="1" calcext:value-type="float">
            <text:p>1</text:p>
          </table:table-cell>
          <table:table-cell table:formula="of:=[.C39]/[.C$39]" office:value-type="float" office:value="1" calcext:value-type="float">
            <text:p>1</text:p>
          </table:table-cell>
          <table:table-cell table:formula="of:=[.D39]/[.D$3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40]/[.B$39]" office:value-type="float" office:value="0.75" calcext:value-type="float">
            <text:p>0.75</text:p>
          </table:table-cell>
          <table:table-cell table:formula="of:=[.C40]/[.C$39]" office:value-type="float" office:value="1.5" calcext:value-type="float">
            <text:p>1.5</text:p>
          </table:table-cell>
          <table:table-cell table:formula="of:=[.D40]/[.D$39]"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2.2xlarge</text:p>
          </table:table-cell>
          <table:table-cell table:formula="of:=[.B41]/[.B$39]" office:value-type="float" office:value="1.16071428571429" calcext:value-type="float">
            <text:p>1.1607142857</text:p>
          </table:table-cell>
          <table:table-cell table:formula="of:=[.C41]/[.C$39]" office:value-type="float" office:value="2.32142857142857" calcext:value-type="float">
            <text:p>2.3214285714</text:p>
          </table:table-cell>
          <table:table-cell table:formula="of:=[.D41]/[.D$39]" office:value-type="float" office:value="2.47619047619048" calcext:value-type="float">
            <text:p>2.47619047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3.4xlarge</text:p>
          </table:table-cell>
          <table:table-cell table:formula="of:=[.B42]/[.B$39]" office:value-type="float" office:value="1.25" calcext:value-type="float">
            <text:p>1.25</text:p>
          </table:table-cell>
          <table:table-cell table:formula="of:=[.C42]/[.C$39]" office:value-type="float" office:value="0.614754098360656" calcext:value-type="float">
            <text:p>0.6147540984</text:p>
          </table:table-cell>
          <table:table-cell table:formula="of:=[.D42]/[.D$39]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.8xlarge</text:p>
          </table:table-cell>
          <table:table-cell table:formula="of:=[.B43]/[.B$39]" office:value-type="float" office:value="3.04464285714286" calcext:value-type="float">
            <text:p>3.0446428571</text:p>
          </table:table-cell>
          <table:table-cell table:formula="of:=[.C43]/[.C$39]" office:value-type="float" office:value="1.49736533957845" calcext:value-type="float">
            <text:p>1.4973653396</text:p>
          </table:table-cell>
          <table:table-cell table:formula="of:=[.D43]/[.D$39]" office:value-type="float" office:value="0.243571428571429" calcext:value-type="float">
            <text:p>0.24357142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s1.8xlarge</text:p>
          </table:table-cell>
          <table:table-cell table:formula="of:=[.B44]/[.B$39]" office:value-type="float" office:value="4.10714285714286" calcext:value-type="float">
            <text:p>4.1071428571</text:p>
          </table:table-cell>
          <table:table-cell table:formula="of:=[.C44]/[.C$39]" office:value-type="float" office:value="2.10622710622711" calcext:value-type="float">
            <text:p>2.1062271062</text:p>
          </table:table-cell>
          <table:table-cell table:formula="of:=[.D44]/[.D$39]" office:value-type="float" office:value="0.0219047619047619" calcext:value-type="float">
            <text:p>0.0219047619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3" office:value-type="string" calcext:value-type="string">
            <text:p>Conclusion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f you don't need a lot of memory or your application can afford parallelization and networking delay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&gt; t2.small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orage wise, hs1.8xlarge is unbeatable (10 times cheaper than others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4">
          <table:table-cell office:value-type="string" calcext:value-type="string">
            <text:p>Best overall instance is r3.4xlarge : cheapest Mem, not too expensive CPU (5<text:span text:style-name="T1">th</text:span>, but in 0.05$ range of 2nd), + good storage price (3<text:span text:style-name="T1">rd</text:span>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e should give examples of utilizations with optimal instances</text:p>
          </table:table-cell>
          <table:table-cell table:number-columns-repeated="14"/>
        </table:table-row>
      </table:table>
      <table:table table:name="Sheet2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1" table:number-columns-repeated="1012" table:default-cell-style-name="ce12"/>
        <table:table-row table:style-name="ro1">
          <table:table-cell table:style-name="ce6" office:value-type="string" calcext:value-type="string">
            <text:p>Power</text:p>
          </table:table-cell>
          <table:table-cell table:style-name="ce16"/>
          <table:table-cell table:style-name="ce19"/>
          <table:table-cell table:style-name="ce9" table:number-columns-repeated="2"/>
          <table:table-cell table:style-name="ce9" office:value-type="string" calcext:value-type="string">
            <text:p>info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Price kWh</text:p>
          </table:table-cell>
          <table:table-cell table:style-name="ce20" office:value-type="currency" office:currency="USD" office:value="0.1" calcext:value-type="currency">
            <text:p>$0.10</text:p>
          </table:table-cell>
          <table:table-cell table:style-name="ce9" table:number-columns-repeated="2"/>
          <table:table-cell table:style-name="ce9" office:value-type="string" calcext:value-type="string">
            <text:p>http://www.npr.org/blogs/money/2011/10/27/141766341/the-price-of-electricity-in-your-state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7"/>
          <table:table-cell table:style-name="ce9"/>
          <table:table-cell table:style-name="ce20"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Price/kW/year</text:p>
          </table:table-cell>
          <table:table-cell table:style-name="ce20" table:formula="of:=[.C2]*24*365.2425" office:value-type="currency" office:currency="USD" office:value="876.582" calcext:value-type="currency">
            <text:p>$876.58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Price/kW/5years</text:p>
          </table:table-cell>
          <table:table-cell table:style-name="ce21" table:formula="of:=5*[.C4]" office:value-type="currency" office:currency="USD" office:value="4382.91" calcext:value-type="currency">
            <text:p>$4,382.91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 table:number-columns-repeated="8"/>
          <table:table-cell table:number-columns-repeated="1014"/>
        </table:table-row>
        <table:table-row table:style-name="ro1">
          <table:table-cell table:style-name="ce6" office:value-type="string" calcext:value-type="string">
            <text:p>Data Center Technician</text:p>
          </table:table-cell>
          <table:table-cell table:style-name="ce16" table:number-columns-repeated="2"/>
          <table:table-cell table:style-name="ce19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7"/>
          <table:table-cell table:style-name="ce9" table:number-columns-repeated="2"/>
          <table:table-cell table:style-name="ce20"/>
          <table:table-cell table:style-name="ce9" table:number-columns-repeated="4"/>
          <table:table-cell table:style-name="ce30"/>
          <table:table-cell table:number-columns-repeated="1013"/>
        </table:table-row>
        <table:table-row table:style-name="ro1">
          <table:table-cell table:style-name="ce7"/>
          <table:table-cell table:style-name="ce9" office:value-type="string" calcext:value-type="string">
            <text:p>Pay/hour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20"/>
          <table:table-cell table:style-name="ce9"/>
          <table:table-cell table:style-name="ce9" office:value-type="string" calcext:value-type="string">
            <text:p>http://www.payscale.com/research/US/Job=Data_Center_Technician/Hourly_Rate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Pay/year</text:p>
          </table:table-cell>
          <table:table-cell table:style-name="ce9" table:formula="of:=21*1800" office:value-type="currency" office:currency="USD" office:value="37800" calcext:value-type="currency">
            <text:p>$37,800.00</text:p>
          </table:table-cell>
          <table:table-cell table:style-name="ce20" office:value-type="string" calcext:value-type="string">
            <text:p>1800 hours AVG</text:p>
          </table:table-cell>
          <table:table-cell table:style-name="ce9"/>
          <table:table-cell table:style-name="ce9" office:value-type="string" calcext:value-type="string">
            <text:p>http://stats.oecd.org/index.aspx?DataSetCode=ANHRS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Nb racks to watch for</text:p>
          </table:table-cell>
          <table:table-cell table:style-name="ce22" office:value-type="float" office:value="1000" calcext:value-type="float">
            <text:p>1000</text:p>
          </table:table-cell>
          <table:table-cell table:style-name="ce21"/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 table:number-columns-repeated="8"/>
          <table:table-cell table:number-columns-repeated="1014"/>
        </table:table-row>
        <table:table-row table:style-name="ro1">
          <table:table-cell table:style-name="ce6" office:value-type="string" calcext:value-type="string">
            <text:p>Rack</text:p>
          </table:table-cell>
          <table:table-cell table:style-name="ce16"/>
          <table:table-cell table:style-name="ce19"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units per rack</text:p>
          </table:table-cell>
          <table:table-cell table:style-name="ce23" office:value-type="float" office:value="24" calcext:value-type="float">
            <text:p>24</text:p>
          </table:table-cell>
          <table:table-cell table:style-name="ce9" table:number-columns-repeated="2"/>
          <table:table-cell table:style-name="ce9" office:value-type="string" calcext:value-type="string">
            <text:p>Norco C-24U 24U Rack Cabinet 549$</text:p>
          </table:table-cell>
          <table:table-cell table:style-name="ce9"/>
          <table:table-cell table:style-name="ce32"/>
          <table:table-cell table:style-name="ce33" table:number-columns-repeated="8"/>
          <table:table-cell table:number-columns-repeated="1006"/>
        </table:table-row>
        <table:table-row table:style-name="ro5">
          <table:table-cell table:style-name="ce8"/>
          <table:table-cell table:style-name="ce17" office:value-type="string" calcext:value-type="string">
            <text:p>Price</text:p>
          </table:table-cell>
          <table:table-cell table:style-name="ce21" office:value-type="currency" office:currency="USD" office:value="549" calcext:value-type="currency">
            <text:p>$549.00</text:p>
          </table:table-cell>
          <table:table-cell table:style-name="ce9" table:number-columns-repeated="4"/>
          <table:table-cell table:style-name="ce32"/>
          <table:table-cell table:style-name="ce33" table:number-columns-repeated="8"/>
          <table:table-cell table:number-columns-repeated="1006"/>
        </table:table-row>
        <table:table-row table:style-name="ro1">
          <table:table-cell table:style-name="ce9" table:number-columns-repeated="7"/>
          <table:table-cell table:style-name="ce32"/>
          <table:table-cell table:style-name="ce33" table:number-columns-repeated="8"/>
          <table:table-cell table:number-columns-repeated="1006"/>
        </table:table-row>
        <table:table-row table:style-name="ro1">
          <table:table-cell table:style-name="ce6" office:value-type="string" calcext:value-type="string">
            <text:p>Cooling</text:p>
          </table:table-cell>
          <table:table-cell table:style-name="ce16"/>
          <table:table-cell table:style-name="ce19"/>
          <table:table-cell table:style-name="ce9" table:number-columns-repeated="4"/>
          <table:table-cell table:style-name="ce32"/>
          <table:table-cell table:style-name="ce33" table:number-columns-repeated="8"/>
          <table:table-cell table:number-columns-repeated="1006"/>
        </table:table-row>
        <table:table-row table:style-name="ro1">
          <table:table-cell table:style-name="ce7"/>
          <table:table-cell table:style-name="ce9" office:value-type="string" calcext:value-type="string">
            <text:p>Model :</text:p>
          </table:table-cell>
          <table:table-cell table:style-name="ce20"/>
          <table:table-cell table:style-name="ce9" table:number-columns-repeated="2"/>
          <table:table-cell table:style-name="ce9" office:value-type="string" calcext:value-type="string">
            <text:p>http://powersurvival.com/info.htm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<text:s/>1 medium AC unit/ rack</text:p>
          </table:table-cell>
          <table:table-cell table:style-name="ce20"/>
          <table:table-cell table:style-name="ce9" table:number-columns-repeated="2"/>
          <table:table-cell table:style-name="ce9" office:value-type="string" calcext:value-type="string">
            <text:p>900Wwindow unit AC medium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Power / rack(kW/rack)</text:p>
          </table:table-cell>
          <table:table-cell table:style-name="ce24" office:value-type="float" office:value="0.9" calcext:value-type="float">
            <text:p>0.9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 table:number-columns-repeated="8"/>
          <table:table-cell table:number-columns-repeated="1014"/>
        </table:table-row>
        <table:table-row table:style-name="ro1">
          <table:table-cell table:style-name="ce6" office:value-type="string" calcext:value-type="string">
            <text:p>Network</text:p>
          </table:table-cell>
          <table:table-cell table:style-name="ce16"/>
          <table:table-cell table:style-name="ce19"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Model 1 switch/10 units</text:p>
          </table:table-cell>
          <table:table-cell table:style-name="ce20"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Price</text:p>
          </table:table-cell>
          <table:table-cell table:style-name="ce20" office:value-type="currency" office:currency="USD" office:value="100" calcext:value-type="currency">
            <text:p>$100.00</text:p>
          </table:table-cell>
          <table:table-cell table:style-name="ce9" table:number-columns-repeated="2"/>
          <table:table-cell table:style-name="ce9" office:value-type="string" calcext:value-type="string">
            <text:p>NETGEAR 16 Port Gigabit Business-Class Desktop Switch - Lifetime Warranty (GS116)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Price/rack</text:p>
          </table:table-cell>
          <table:table-cell table:style-name="ce21" table:formula="of:=[.C24]/10*[.C14]" office:value-type="currency" office:currency="USD" office:value="240" calcext:value-type="currency">
            <text:p>$240.00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9" table:number-columns-repeated="8"/>
          <table:table-cell table:number-columns-repeated="1014"/>
        </table:table-row>
        <table:table-row table:style-name="ro1">
          <table:table-cell table:style-name="ce6" office:value-type="string" calcext:value-type="string">
            <text:p>t1.small</text:p>
          </table:table-cell>
          <table:table-cell table:style-name="ce16"/>
          <table:table-cell table:style-name="ce19"/>
          <table:table-cell table:style-name="ce9" table:number-columns-repeated="2"/>
          <table:table-cell table:style-name="ce9" office:value-type="string" calcext:value-type="string">
            <text:p>--------t2.small-------- 1cpu 2GB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7"/>
          <table:table-cell table:style-name="ce9"/>
          <table:table-cell table:style-name="ce20"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7"/>
          <table:table-cell table:style-name="ce9"/>
          <table:table-cell table:style-name="ce20"/>
          <table:table-cell table:style-name="ce9" table:number-columns-repeated="4"/>
          <table:table-cell table:style-name="ce30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Price/unit</text:p>
          </table:table-cell>
          <table:table-cell table:style-name="ce20" office:value-type="currency" office:currency="USD" office:value="2743" calcext:value-type="currency">
            <text:p>$2,743.00</text:p>
          </table:table-cell>
          <table:table-cell table:style-name="ce9" table:number-columns-repeated="5"/>
          <table:table-cell table:style-name="ce26"/>
          <table:table-cell table:number-columns-repeated="1013"/>
        </table:table-row>
        <table:table-row table:style-name="ro1">
          <table:table-cell table:style-name="ce7"/>
          <table:table-cell table:style-name="ce9" office:value-type="string" calcext:value-type="string">
            <text:p>Power/unit</text:p>
          </table:table-cell>
          <table:table-cell table:style-name="ce23" office:value-type="float" office:value="0.215" calcext:value-type="float">
            <text:p>0.215</text:p>
          </table:table-cell>
          <table:table-cell table:style-name="ce9" table:number-columns-repeated="2"/>
          <table:table-cell table:style-name="ce9" office:value-type="string" calcext:value-type="string">
            <text:p>(http://extreme.outervision.com/psucalculatorlite.jsp) (E5-2650 v2)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instances</text:p>
          </table:table-cell>
          <table:table-cell table:style-name="ce23" office:value-type="float" office:value="12" calcext:value-type="float">
            <text:p>12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7"/>
          <table:table-cell table:style-name="ce9"/>
          <table:table-cell table:style-name="ce20"/>
          <table:table-cell table:style-name="ce9" table:number-columns-repeated="2"/>
          <table:table-cell table:style-name="ce9" office:value-type="string" calcext:value-type="string">
            <text:p>----- specs ----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price per instance</text:p>
          </table:table-cell>
          <table:table-cell table:style-name="ce21" table:formula="of:=[.C30]/[.C32]" office:value-type="currency" office:currency="USD" office:value="228.583333333333" calcext:value-type="currency">
            <text:p>$228.58</text:p>
          </table:table-cell>
          <table:table-cell table:style-name="ce9" table:number-columns-repeated="2"/>
          <table:table-cell table:style-name="ce29" office:value-type="string" calcext:value-type="string">
            <text:p>Intel® Xeon® Processor E5-2650L v3 (30M Cache, 1.80 GHz) 12 cores</text:p>
          </table:table-cell>
          <table:table-cell table:style-name="ce9" office:value-type="currency" office:currency="USD" office:value="1329" calcext:value-type="currency">
            <text:p>$1,329.00</text:p>
          </table:table-cell>
          <table:table-cell table:style-name="ce9"/>
          <table:table-cell table:number-columns-repeated="1014"/>
        </table:table-row>
        <table:table-row table:style-name="ro6">
          <table:table-cell table:style-name="ce9" table:number-columns-repeated="5"/>
          <table:table-cell table:style-name="ce30" office:value-type="string" calcext:value-type="string">
            <text:p>SuperWorkstation 7048A-T</text:p>
          </table:table-cell>
          <table:table-cell table:style-name="ce9" office:value-type="currency" office:currency="USD" office:value="1126" calcext:value-type="currency">
            <text:p>$1,126.00</text:p>
          </table:table-cell>
          <table:table-cell table:style-name="ce30"/>
          <table:table-cell office:value-type="string" calcext:value-type="string">
            <text:p>Specs : http://www.supermicro.com/products/system/4U/7048/SYS-7048A-T.cfm</text:p>
          </table:table-cell>
          <table:table-cell office:value-type="string" calcext:value-type="string">
            <text:p>Price : http://www.kernelsoftware.com/products/catalog/supermicro.html</text:p>
          </table:table-cell>
          <table:table-cell table:number-columns-repeated="1012"/>
        </table:table-row>
        <table:table-row table:style-name="ro6">
          <table:table-cell table:style-name="ce9" table:number-columns-repeated="5"/>
          <table:table-cell table:style-name="ce30" office:value-type="string" calcext:value-type="string">
            <text:p>Open Box: Team Elite 8GB 288-Pin DDR4 SDRAM \TED48GM2133C1501 $96 *3</text:p>
          </table:table-cell>
          <table:table-cell table:style-name="ce9" office:value-type="currency" office:currency="USD" office:value="288" calcext:value-type="currency">
            <text:p>$288.00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 table:number-columns-repeated="8"/>
          <table:table-cell table:number-columns-repeated="1014"/>
        </table:table-row>
        <table:table-row table:style-name="ro1">
          <table:table-cell table:style-name="ce6" office:value-type="string" calcext:value-type="string">
            <text:p>m3.large</text:p>
          </table:table-cell>
          <table:table-cell table:style-name="ce16"/>
          <table:table-cell table:style-name="ce19"/>
          <table:table-cell table:style-name="ce9" table:number-columns-repeated="2"/>
          <table:table-cell table:style-name="ce9" office:value-type="string" calcext:value-type="string">
            <text:p>--------m3.large--------2cpu 7.5GB 32Gb SSD</text:p>
          </table:table-cell>
          <table:table-cell table:style-name="ce9" table:number-columns-repeated="2"/>
          <table:table-cell table:number-columns-repeated="1014"/>
        </table:table-row>
        <table:table-row table:style-name="ro1" table:number-rows-repeated="2">
          <table:table-cell table:style-name="ce7"/>
          <table:table-cell table:style-name="ce9"/>
          <table:table-cell table:style-name="ce20"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Price/unit</text:p>
          </table:table-cell>
          <table:table-cell table:style-name="ce20" office:value-type="currency" office:currency="USD" office:value="3126" calcext:value-type="currency">
            <text:p>$3,126.00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Power/unit</text:p>
          </table:table-cell>
          <table:table-cell table:style-name="ce23" office:value-type="float" office:value="0.23" calcext:value-type="float">
            <text:p>0.23</text:p>
          </table:table-cell>
          <table:table-cell table:style-name="ce9" table:number-columns-repeated="2"/>
          <table:table-cell table:style-name="ce9" office:value-type="string" calcext:value-type="string">
            <text:p>(http://extreme.outervision.com/psucalculatorlite.jsp) (E5-2650 v2)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instances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7"/>
          <table:table-cell table:style-name="ce9"/>
          <table:table-cell table:style-name="ce20"/>
          <table:table-cell table:style-name="ce9" table:number-columns-repeated="2"/>
          <table:table-cell table:style-name="ce9" office:value-type="string" calcext:value-type="string">
            <text:p>----- specs ----</text:p>
          </table:table-cell>
          <table:table-cell table:style-name="ce9" table:number-columns-repeated="2"/>
          <table:table-cell table:number-columns-repeated="1014"/>
        </table:table-row>
        <table:table-row table:style-name="ro6">
          <table:table-cell table:style-name="ce8"/>
          <table:table-cell table:style-name="ce17" office:value-type="string" calcext:value-type="string">
            <text:p>price per instance</text:p>
          </table:table-cell>
          <table:table-cell table:style-name="ce21" table:formula="of:=[.C41]/[.C43]" office:value-type="currency" office:currency="USD" office:value="521" calcext:value-type="currency">
            <text:p>$521.00</text:p>
          </table:table-cell>
          <table:table-cell table:style-name="ce9" table:number-columns-repeated="2"/>
          <table:table-cell table:style-name="ce29" office:value-type="string" calcext:value-type="string">
            <text:p>Intel® Xeon® Processor E5-2650L v3 (30M Cache, 1.80 GHz) 12 cores</text:p>
          </table:table-cell>
          <table:table-cell table:style-name="ce9" office:value-type="currency" office:currency="USD" office:value="1329" calcext:value-type="currency">
            <text:p>$1,329.00</text:p>
          </table:table-cell>
          <table:table-cell table:style-name="ce9"/>
          <table:table-cell table:number-columns-repeated="1014"/>
        </table:table-row>
        <table:table-row table:style-name="ro6">
          <table:table-cell table:style-name="ce9" table:number-columns-repeated="5"/>
          <table:table-cell table:style-name="ce30" office:value-type="string" calcext:value-type="string">
            <text:p>SuperWorkstation 7048A-T </text:p>
          </table:table-cell>
          <table:table-cell table:style-name="ce9" office:value-type="currency" office:currency="USD" office:value="1126" calcext:value-type="currency">
            <text:p>$1,126.00</text:p>
          </table:table-cell>
          <table:table-cell table:style-name="ce30"/>
          <table:table-cell office:value-type="string" calcext:value-type="string">
            <text:p>Specs : http://www.supermicro.com/products/system/4U/7048/SYS-7048A-T.cfm</text:p>
          </table:table-cell>
          <table:table-cell office:value-type="string" calcext:value-type="string">
            <text:p>Price : http://www.kernelsoftware.com/products/catalog/supermicro.html</text:p>
          </table:table-cell>
          <table:table-cell table:number-columns-repeated="1012"/>
        </table:table-row>
        <table:table-row table:style-name="ro1">
          <table:table-cell table:style-name="ce9" table:number-columns-repeated="5"/>
          <table:table-cell table:style-name="ce30" office:value-type="string" calcext:value-type="string">
            <text:p>Open Box: Team Elite 8GB 288-Pin DDR4 SDRAM \TED48GM2133C1501 $96 *6</text:p>
          </table:table-cell>
          <table:table-cell table:style-name="ce9" office:value-type="currency" office:currency="USD" office:value="576" calcext:value-type="currency">
            <text:p>$576.00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 table:number-columns-repeated="5"/>
          <table:table-cell table:style-name="ce9" office:value-type="string" calcext:value-type="string">
            <text:p>PNY XLR8 SSD9SC240GMDA-RB 2.5" 240GB SATA III Internal Solid State Drive (SSD) </text:p>
          </table:table-cell>
          <table:table-cell table:style-name="ce9" office:value-type="currency" office:currency="USD" office:value="94.99" calcext:value-type="currency">
            <text:p>$94.99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 table:number-columns-repeated="8"/>
          <table:table-cell table:number-columns-repeated="1014"/>
        </table:table-row>
        <table:table-row table:style-name="ro1">
          <table:table-cell table:style-name="ce6" office:value-type="string" calcext:value-type="string">
            <text:p>r3.4xlarge</text:p>
          </table:table-cell>
          <table:table-cell table:style-name="ce16"/>
          <table:table-cell table:style-name="ce19"/>
          <table:table-cell table:style-name="ce9" table:number-columns-repeated="2"/>
          <table:table-cell table:style-name="ce9" office:value-type="string" calcext:value-type="string">
            <text:p>--------r3.4xlarge--------16vcpu 16GB 320Gb SSD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25" office:value-type="string" calcext:value-type="string">
            <text:p>cpu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10"/>
          <table:table-cell table:style-name="ce9"/>
          <table:table-cell table:style-name="ce20"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Price/unit</text:p>
          </table:table-cell>
          <table:table-cell table:style-name="ce20" table:formula="of:=SUM([.G57:.G60])" office:value-type="currency" office:currency="USD" office:value="2547.49" calcext:value-type="currency">
            <text:p>$2,547.49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10"/>
          <table:table-cell table:style-name="ce9" office:value-type="string" calcext:value-type="string">
            <text:p>Power/unit</text:p>
          </table:table-cell>
          <table:table-cell table:style-name="ce23" office:value-type="float" office:value="0.207" calcext:value-type="float">
            <text:p>0.207</text:p>
          </table:table-cell>
          <table:table-cell table:style-name="ce9" table:number-columns-repeated="2"/>
          <table:table-cell table:style-name="ce9" office:value-type="string" calcext:value-type="string">
            <text:p>(http://extreme.outervision.com/psucalculatorlite.jsp) (E5-2680 v2)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instances</text:p>
          </table:table-cell>
          <table:table-cell table:style-name="ce23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10"/>
          <table:table-cell table:style-name="ce9"/>
          <table:table-cell table:style-name="ce20"/>
          <table:table-cell table:style-name="ce9" table:number-columns-repeated="2"/>
          <table:table-cell table:style-name="ce9" office:value-type="string" calcext:value-type="string">
            <text:p>----- specs ----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price per instance</text:p>
          </table:table-cell>
          <table:table-cell table:style-name="ce21" table:formula="of:=[.C53]" office:value-type="currency" office:currency="USD" office:value="2547.49" calcext:value-type="currency">
            <text:p>$2,547.49</text:p>
          </table:table-cell>
          <table:table-cell table:style-name="ce9" table:number-columns-repeated="2"/>
          <table:table-cell table:style-name="ce5" office:value-type="string" calcext:value-type="string">
            <text:p>Intel® Xeon® Processor E5-2640 v3 (20M Cache, 2.60 GHz)</text:p>
          </table:table-cell>
          <table:table-cell table:style-name="ce9" office:value-type="currency" office:currency="USD" office:value="939" calcext:value-type="currency">
            <text:p>$939.00</text:p>
          </table:table-cell>
          <table:table-cell table:style-name="ce9"/>
          <table:table-cell table:number-columns-repeated="1014"/>
        </table:table-row>
        <table:table-row table:style-name="ro6">
          <table:table-cell table:style-name="ce9" table:number-columns-repeated="5"/>
          <table:table-cell table:style-name="ce30" office:value-type="string" calcext:value-type="string">
            <text:p>SuperWorkstation 7048A-T </text:p>
          </table:table-cell>
          <table:table-cell table:style-name="ce9" office:value-type="currency" office:currency="USD" office:value="1126" calcext:value-type="currency">
            <text:p>$1,126.00</text:p>
          </table:table-cell>
          <table:table-cell table:style-name="ce30"/>
          <table:table-cell office:value-type="string" calcext:value-type="string">
            <text:p>Specs : http://www.supermicro.com/products/system/4U/7048/SYS-7048A-T.cfm</text:p>
          </table:table-cell>
          <table:table-cell office:value-type="string" calcext:value-type="string">
            <text:p>Price : http://www.kernelsoftware.com/products/catalog/supermicro.html</text:p>
          </table:table-cell>
          <table:table-cell table:number-columns-repeated="1012"/>
        </table:table-row>
        <table:table-row table:style-name="ro6">
          <table:table-cell table:style-name="ce9" table:number-columns-repeated="5"/>
          <table:table-cell table:style-name="ce30" office:value-type="string" calcext:value-type="string">
            <text:p>Open Box: Team Elite 8GB 288-Pin DDR4 SDRAM \TED48GM2133C1501 $96 *2</text:p>
          </table:table-cell>
          <table:table-cell table:style-name="ce9" table:formula="of:=96*2" office:value-type="currency" office:currency="USD" office:value="192" calcext:value-type="currency">
            <text:p>$192.00</text:p>
          </table:table-cell>
          <table:table-cell table:style-name="ce9"/>
          <table:table-cell table:number-columns-repeated="1014"/>
        </table:table-row>
        <table:table-row table:style-name="ro6">
          <table:table-cell table:style-name="ce9" table:number-columns-repeated="5"/>
          <table:table-cell table:style-name="ce5" office:value-type="string" calcext:value-type="string">
            <text:p>Corsair Force Series GS CSSD-F360GBGS-BK 2.5" 360GB SATA III Internal Solid State Drive (SSD)</text:p>
          </table:table-cell>
          <table:table-cell table:style-name="ce30" office:value-type="currency" office:currency="USD" office:value="290.49" calcext:value-type="currency">
            <text:p>$290.49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 table:number-columns-repeated="8"/>
          <table:table-cell table:number-columns-repeated="1014"/>
        </table:table-row>
        <table:table-row table:style-name="ro6">
          <table:table-cell table:style-name="ce11" office:value-type="string" calcext:value-type="string">
            <text:p>i2.8xlarge</text:p>
          </table:table-cell>
          <table:table-cell table:style-name="ce16"/>
          <table:table-cell table:style-name="ce19"/>
          <table:table-cell table:style-name="ce9" table:number-columns-repeated="2"/>
          <table:table-cell table:style-name="ce9" office:value-type="string" calcext:value-type="string">
            <text:p>--------i2.8xlarge--------32vcpu 244GB 1,600Gb SSD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Default"/>
          <table:table-cell table:style-name="Default" office:value-type="float" office:value="14" calcext:value-type="float">
            <text:p>14</text:p>
          </table:table-cell>
          <table:table-cell table:style-name="ce25" office:value-type="string" calcext:value-type="string">
            <text:p>cpu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10"/>
          <table:table-cell table:style-name="ce9"/>
          <table:table-cell table:style-name="ce20"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Price/unit</text:p>
          </table:table-cell>
          <table:table-cell table:style-name="ce20" table:formula="of:=SUM([.G69:.G72])" office:value-type="currency" office:currency="USD" office:value="6394.99" calcext:value-type="currency">
            <text:p>$6,394.99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10"/>
          <table:table-cell table:style-name="ce9" office:value-type="string" calcext:value-type="string">
            <text:p>Power/unit</text:p>
          </table:table-cell>
          <table:table-cell table:style-name="ce23" table:formula="of:=0.265+0.043" office:value-type="float" office:value="0.308" calcext:value-type="float">
            <text:p>0.308</text:p>
          </table:table-cell>
          <table:table-cell table:style-name="ce9" table:number-columns-repeated="2"/>
          <table:table-cell table:style-name="ce9" office:value-type="string" calcext:value-type="string">
            <text:p>(http://extreme.outervision.com/psucalculatorlite.jsp) (E5-2650 v2)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instances</text:p>
          </table:table-cell>
          <table:table-cell table:style-name="ce23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10"/>
          <table:table-cell table:style-name="ce9"/>
          <table:table-cell table:style-name="ce20"/>
          <table:table-cell table:style-name="ce9" table:number-columns-repeated="2"/>
          <table:table-cell table:style-name="ce9" office:value-type="string" calcext:value-type="string">
            <text:p>----- specs ----</text:p>
          </table:table-cell>
          <table:table-cell table:style-name="ce9" table:number-columns-repeated="2"/>
          <table:table-cell table:number-columns-repeated="1014"/>
        </table:table-row>
        <table:table-row table:style-name="ro6">
          <table:table-cell table:style-name="ce8"/>
          <table:table-cell table:style-name="ce17" office:value-type="string" calcext:value-type="string">
            <text:p>price per instance</text:p>
          </table:table-cell>
          <table:table-cell table:style-name="ce21" table:formula="of:=[.C65]" office:value-type="currency" office:currency="USD" office:value="6394.99" calcext:value-type="currency">
            <text:p>$6,394.99</text:p>
          </table:table-cell>
          <table:table-cell table:style-name="ce9" table:number-columns-repeated="2"/>
          <table:table-cell table:style-name="ce31" office:value-type="string" calcext:value-type="string">
            <text:p>Intel® Xeon® Processor E5-2683 v3 </text:p>
          </table:table-cell>
          <table:table-cell table:style-name="ce32" office:value-type="currency" office:currency="USD" office:value="1846" calcext:value-type="currency">
            <text:p>$1,846.00</text:p>
          </table:table-cell>
          <table:table-cell table:style-name="ce9"/>
          <table:table-cell table:number-columns-repeated="1014"/>
        </table:table-row>
        <table:table-row table:style-name="ro6">
          <table:table-cell table:style-name="ce9" table:number-columns-repeated="5"/>
          <table:table-cell table:style-name="ce30" office:value-type="string" calcext:value-type="string">
            <text:p>SuperWorkstation 7048A-T </text:p>
          </table:table-cell>
          <table:table-cell table:style-name="ce9" office:value-type="currency" office:currency="USD" office:value="1126" calcext:value-type="currency">
            <text:p>$1,126.00</text:p>
          </table:table-cell>
          <table:table-cell table:style-name="ce30"/>
          <table:table-cell office:value-type="string" calcext:value-type="string">
            <text:p>Specs : http://www.supermicro.com/products/system/4U/7048/SYS-7048A-T.cfm</text:p>
          </table:table-cell>
          <table:table-cell office:value-type="string" calcext:value-type="string">
            <text:p>Price : http://www.kernelsoftware.com/products/catalog/supermicro.html</text:p>
          </table:table-cell>
          <table:table-cell table:number-columns-repeated="1012"/>
        </table:table-row>
        <table:table-row table:style-name="ro1">
          <table:table-cell table:style-name="ce9" table:number-columns-repeated="5"/>
          <table:table-cell table:style-name="Default" office:value-type="string" calcext:value-type="string">
            <text:p>Crucial CT16G4RFD4213 16GB DDR4 PC4 2133 ECC Server Memory 16*208</text:p>
          </table:table-cell>
          <table:table-cell table:style-name="ce9" table:formula="of:=16*208" office:value-type="currency" office:currency="USD" office:value="3328" calcext:value-type="currency">
            <text:p>$3,328.00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 table:number-columns-repeated="5"/>
          <table:table-cell table:style-name="ce9" office:value-type="string" calcext:value-type="string">
            <text:p>PNY XLR8 SSD9SC240GMDA-RB 2.5" 240GB SATA III Internal Solid State Drive (SSD) </text:p>
          </table:table-cell>
          <table:table-cell table:style-name="ce9" office:value-type="currency" office:currency="USD" office:value="94.99" calcext:value-type="currency">
            <text:p>$94.99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 table:number-columns-repeated="8"/>
          <table:table-cell table:number-columns-repeated="1014"/>
        </table:table-row>
        <table:table-row table:style-name="ro6">
          <table:table-cell table:style-name="ce11" office:value-type="string" calcext:value-type="string">
            <text:p>hs1.8xlarge</text:p>
          </table:table-cell>
          <table:table-cell table:style-name="ce16"/>
          <table:table-cell table:style-name="ce19"/>
          <table:table-cell table:style-name="ce9" table:number-columns-repeated="2"/>
          <table:table-cell table:style-name="ce9" office:value-type="string" calcext:value-type="string">
            <text:p>--------hs1.8xlarge--------16vcpu 117GB mem 24,000GB 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25" office:value-type="string" calcext:value-type="string">
            <text:p>cpu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10"/>
          <table:table-cell table:style-name="ce9"/>
          <table:table-cell table:style-name="ce20"/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Price/unit</text:p>
          </table:table-cell>
          <table:table-cell table:style-name="ce20" table:formula="of:=SUM([.G81:.G84])" office:value-type="currency" office:currency="USD" office:value="4305" calcext:value-type="currency">
            <text:p>$4,305.00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10"/>
          <table:table-cell table:style-name="ce9" office:value-type="string" calcext:value-type="string">
            <text:p>Power/unit</text:p>
          </table:table-cell>
          <table:table-cell table:style-name="ce23" office:value-type="float" office:value="0.4" calcext:value-type="float">
            <text:p>0.4</text:p>
          </table:table-cell>
          <table:table-cell table:style-name="ce9" table:number-columns-repeated="2"/>
          <table:table-cell table:style-name="ce9" office:value-type="string" calcext:value-type="string">
            <text:p>(http://extreme.outervision.com/psucalculatorlite.jsp) (E5-2680 v2)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7"/>
          <table:table-cell table:style-name="ce9" office:value-type="string" calcext:value-type="string">
            <text:p>instances</text:p>
          </table:table-cell>
          <table:table-cell table:style-name="ce23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14"/>
        </table:table-row>
        <table:table-row table:style-name="ro1">
          <table:table-cell table:style-name="ce10"/>
          <table:table-cell table:style-name="ce9"/>
          <table:table-cell table:style-name="ce20"/>
          <table:table-cell table:style-name="ce9" table:number-columns-repeated="2"/>
          <table:table-cell table:style-name="ce9" office:value-type="string" calcext:value-type="string">
            <text:p>----- specs ----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price per instance</text:p>
          </table:table-cell>
          <table:table-cell table:style-name="ce21" table:formula="of:=[.C77]" office:value-type="currency" office:currency="USD" office:value="4305" calcext:value-type="currency">
            <text:p>$4,305.00</text:p>
          </table:table-cell>
          <table:table-cell table:style-name="ce9" table:number-columns-repeated="2"/>
          <table:table-cell table:style-name="ce5" office:value-type="string" calcext:value-type="string">
            <text:p>Intel® Xeon® Processor E5-2640 v3 (20M Cache, 2.60 GHz)</text:p>
          </table:table-cell>
          <table:table-cell table:style-name="ce9" office:value-type="currency" office:currency="USD" office:value="939" calcext:value-type="currency">
            <text:p>$939.00</text:p>
          </table:table-cell>
          <table:table-cell table:style-name="ce9"/>
          <table:table-cell table:number-columns-repeated="1014"/>
        </table:table-row>
        <table:table-row table:style-name="ro6">
          <table:table-cell table:style-name="ce9" table:number-columns-repeated="5"/>
          <table:table-cell table:style-name="ce30" office:value-type="string" calcext:value-type="string">
            <text:p>SuperWorkstation 7048A-T </text:p>
          </table:table-cell>
          <table:table-cell table:style-name="ce9" office:value-type="currency" office:currency="USD" office:value="1126" calcext:value-type="currency">
            <text:p>$1,126.00</text:p>
          </table:table-cell>
          <table:table-cell table:style-name="ce30"/>
          <table:table-cell office:value-type="string" calcext:value-type="string">
            <text:p>Specs : http://www.supermicro.com/products/system/4U/7048/SYS-7048A-T.cfm</text:p>
          </table:table-cell>
          <table:table-cell office:value-type="string" calcext:value-type="string">
            <text:p>Price : http://www.kernelsoftware.com/products/catalog/supermicro.html</text:p>
          </table:table-cell>
          <table:table-cell table:number-columns-repeated="1012"/>
        </table:table-row>
        <table:table-row table:style-name="ro1">
          <table:table-cell table:style-name="ce9" table:number-columns-repeated="5"/>
          <table:table-cell table:style-name="ce30" office:value-type="string" calcext:value-type="string">
            <text:p>Open Box: Team Elite 8GB 288-Pin DDR4 SDRAM \TED48GM2133C1501 $96 *15</text:p>
          </table:table-cell>
          <table:table-cell table:style-name="ce9" table:formula="of:=96*15" office:value-type="currency" office:currency="USD" office:value="1440" calcext:value-type="currency">
            <text:p>$1,440.00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 table:number-columns-repeated="5"/>
          <table:table-cell table:style-name="ce5" office:value-type="string" calcext:value-type="string">
            <text:p><text:s/>WL 3TB IntelliPower 64MB Cache SATA 6.0Gb/s 3.5" Internal Desktop Hard Drive 8*100$</text:p>
          </table:table-cell>
          <table:table-cell table:style-name="ce9" table:formula="of:=8*100" office:value-type="currency" office:currency="USD" office:value="800" calcext:value-type="currency">
            <text:p>$800.00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 table:number-columns-repeated="8"/>
          <table:table-cell table:number-columns-repeated="1014"/>
        </table:table-row>
        <table:table-row table:style-name="ro1">
          <table:table-cell table:style-name="ce9" table:number-columns-repeated="5"/>
          <table:table-cell table:number-columns-repeated="2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HOUR PRICING</text:p>
          </table:table-cell>
          <table:table-cell table:number-columns-repeated="1021"/>
        </table:table-row>
        <table:table-row table:style-name="ro1">
          <table:table-cell table:number-columns-repeated="5"/>
          <table:table-cell office:value-type="string" calcext:value-type="string">
            <text:p>43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1.small</text:p>
          </table:table-cell>
          <table:table-cell office:value-type="string" calcext:value-type="string">
            <text:p>m3.large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currency" office:currency="USD" office:value="0.026" calcext:value-type="currency">
            <text:p>$0.02600</text:p>
          </table:table-cell>
          <table:table-cell office:value-type="currency" office:currency="USD" office:value="0.14" calcext:value-type="currency">
            <text:p>$0.1400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ssuming a 5 year amortization cost</text:p>
          </table:table-cell>
          <table:table-cell table:number-columns-repeated="7"/>
          <table:table-cell table:style-name="ce26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5 years</text:p>
          </table:table-cell>
          <table:table-cell table:style-name="ce18" office:value-type="float" office:value="43829" calcext:value-type="float">
            <text:p>43829</text:p>
          </table:table-cell>
          <table:table-cell table:style-name="ce26" office:value-type="string" calcext:value-type="string">
            <text:p>hours</text:p>
          </table:table-cell>
          <table:table-cell table:style-name="ce26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/>
          <table:table-cell office:value-type="string" calcext:value-type="string">
            <text:p>http://www.intel.com/content/dam/www/public/us/en/documents/product-briefs/xeon-e5-brief.pdf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1 cpu</text:p>
          </table:table-cell>
          <table:table-cell office:value-type="string" calcext:value-type="string">
            <text:p>10GFlop</text:p>
          </table:table-cell>
          <table:table-cell table:style-name="ce28" office:value-type="string" calcext:value-type="string">
            <text:p>supposed to double previous generation, and the ones used by AMAZON are from 2 generation before, (4.4+)*2 ~ 1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28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28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t1.small.private</text:p>
          </table:table-cell>
          <table:table-cell table:number-columns-repeated="2"/>
          <table:table-cell table:style-name="ce28"/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powe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nit</text:p>
          </table:table-cell>
          <table:table-cell table:style-name="ce28" office:value-type="string" calcext:value-type="string">
            <text:p>tech</text:p>
          </table:table-cell>
          <table:table-cell office:value-type="string" calcext:value-type="string">
            <text:p>rack</text:p>
          </table:table-cell>
          <table:table-cell table:formula="of:=[.C24]/[.$C93]" office:value-type="currency" office:currency="USD" office:value="0.00228159437815145" calcext:value-type="currency">
            <text:p>$0.00228</text:p>
          </table:table-cell>
          <table:table-cell table:style-name="ce20" office:value-type="currency" office:currency="USD" office:value="0.1" calcext:value-type="currency">
            <text:p>$0.10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Price/hour (on 5 years)</text:p>
          </table:table-cell>
          <table:table-cell table:formula="of:=[.C30]/[.$C93]" office:value-type="currency" office:currency="USD" office:value="0.0625841337926943" calcext:value-type="currency">
            <text:p>$0.06258</text:p>
          </table:table-cell>
          <table:table-cell table:formula="of:=[.C9]" office:value-type="currency" office:currency="USD" office:value="21" calcext:value-type="currency">
            <text:p>$21.00000</text:p>
          </table:table-cell>
          <table:table-cell table:formula="of:=[.C15]/[.$C93]" office:value-type="currency" office:currency="USD" office:value="0.0125259531360515" calcext:value-type="currency">
            <text:p>$0.0125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"/>
          <table:table-cell/>
          <table:table-cell office:value-type="string" calcext:value-type="string">
            <text:p>nb switches</text:p>
          </table:table-cell>
          <table:table-cell office:value-type="string" calcext:value-type="string">
            <text:p>power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NB FLOP (GFLOPS)</text:p>
          </table:table-cell>
          <table:table-cell office:value-type="string" calcext:value-type="string">
            <text:p>Nb instances</text:p>
          </table:table-cell>
          <table:table-cell table:style-name="Default" office:value-type="string" calcext:value-type="string">
            <text:p>nb units</text:p>
          </table:table-cell>
          <table:table-cell office:value-type="string" calcext:value-type="string">
            <text:p>nb technicians</text:p>
          </table:table-cell>
          <table:table-cell office:value-type="string" calcext:value-type="string">
            <text:p>nb racks</text:p>
          </table:table-cell>
          <table:table-cell table:style-name="ce18" table:formula="of:=CEILING([.$C111]/10;1)" office:value-type="float" office:value="1" calcext:value-type="float">
            <text:p>1</text:p>
          </table:table-cell>
          <table:table-cell table:style-name="ce18" table:formula="of:=[.C111]*[.C$31]+[.C$20]*[.E111]" office:value-type="float" office:value="1.115" calcext:value-type="float">
            <text:p>1.115</text:p>
          </table:table-cell>
          <table:table-cell office:value-type="string" calcext:value-type="string">
            <text:p>price/hour</text:p>
          </table:table-cell>
          <table:table-cell office:value-type="string" calcext:value-type="string">
            <text:p>price/hour/GFLOPS</text:p>
          </table:table-cell>
          <table:table-cell table:number-columns-repeated="1013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8" table:formula="of:=1/10" office:value-type="float" office:value="0.1" calcext:value-type="float">
            <text:p>0.1</text:p>
          </table:table-cell>
          <table:table-cell table:style-name="ce18" table:formula="of:=CEILING([.B111]/12;1)" office:value-type="float" office:value="1" calcext:value-type="float">
            <text:p>1</text:p>
          </table:table-cell>
          <table:table-cell table:style-name="ce18" table:formula="of:=CEILING([.$C111]/1000;1)" office:value-type="float" office:value="1" calcext:value-type="float">
            <text:p>1</text:p>
          </table:table-cell>
          <table:table-cell table:style-name="ce18" table:formula="of:=CEILING([.$C111]/24;1)" office:value-type="float" office:value="1" calcext:value-type="float">
            <text:p>1</text:p>
          </table:table-cell>
          <table:table-cell table:style-name="ce18" table:formula="of:=CEILING([.$C112]/10;1)" office:value-type="float" office:value="1" calcext:value-type="float">
            <text:p>1</text:p>
          </table:table-cell>
          <table:table-cell table:style-name="ce18" table:formula="of:=[.C112]*[.C$31]+[.C$20]*[.E112]" office:value-type="float" office:value="1.115" calcext:value-type="float">
            <text:p>1.115</text:p>
          </table:table-cell>
          <table:table-cell table:formula="of:=[.C111]*[.C$108]+[.D111]*[.D$108]+[.E111]*[.E$108]+[.F110]*[.F$107]+[.G110]*[.G$107]" office:value-type="currency" office:currency="USD" office:value="21.1888916813069" calcext:value-type="currency">
            <text:p>$21.18889</text:p>
          </table:table-cell>
          <table:table-cell table:formula="of:=[.H111]/[.A111]" office:value-type="currency" office:currency="USD" office:value="21.1888916813069" calcext:value-type="currency">
            <text:p>$21.18889</text:p>
          </table:table-cell>
          <table:table-cell table:number-columns-repeated="1013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8" table:formula="of:=1" office:value-type="float" office:value="1" calcext:value-type="float">
            <text:p>1</text:p>
          </table:table-cell>
          <table:table-cell table:style-name="ce18" table:formula="of:=CEILING([.B112]/12;1)" office:value-type="float" office:value="1" calcext:value-type="float">
            <text:p>1</text:p>
          </table:table-cell>
          <table:table-cell table:style-name="ce18" table:formula="of:=CEILING([.$C112]/1000;1)" office:value-type="float" office:value="1" calcext:value-type="float">
            <text:p>1</text:p>
          </table:table-cell>
          <table:table-cell table:style-name="ce18" table:formula="of:=CEILING([.$C112]/24;1)" office:value-type="float" office:value="1" calcext:value-type="float">
            <text:p>1</text:p>
          </table:table-cell>
          <table:table-cell table:style-name="ce18" table:formula="of:=CEILING([.$C113]/10;1)" office:value-type="float" office:value="1" calcext:value-type="float">
            <text:p>1</text:p>
          </table:table-cell>
          <table:table-cell table:style-name="ce18" table:formula="of:=[.C113]*[.C$31]+[.C$20]*[.E113]" office:value-type="float" office:value="1.115" calcext:value-type="float">
            <text:p>1.115</text:p>
          </table:table-cell>
          <table:table-cell table:formula="of:=[.C112]*[.C$108]+[.D112]*[.D$108]+[.E112]*[.E$108]+[.F111]*[.F$107]+[.G111]*[.G$107]" office:value-type="currency" office:currency="USD" office:value="21.1888916813069" calcext:value-type="currency">
            <text:p>$21.18889</text:p>
          </table:table-cell>
          <table:table-cell table:formula="of:=[.H112]/[.A112]" office:value-type="currency" office:currency="USD" office:value="2.11888916813069" calcext:value-type="currency">
            <text:p>$2.11889</text:p>
          </table:table-cell>
          <table:table-cell table:number-columns-repeated="1013"/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table:style-name="ce18" table:formula="of:=10" office:value-type="float" office:value="10" calcext:value-type="float">
            <text:p>10</text:p>
          </table:table-cell>
          <table:table-cell table:style-name="ce18" table:formula="of:=CEILING([.B113]/12;1)" office:value-type="float" office:value="1" calcext:value-type="float">
            <text:p>1</text:p>
          </table:table-cell>
          <table:table-cell table:style-name="ce18" table:formula="of:=CEILING([.$C113]/1000;1)" office:value-type="float" office:value="1" calcext:value-type="float">
            <text:p>1</text:p>
          </table:table-cell>
          <table:table-cell table:style-name="ce18" table:formula="of:=CEILING([.$C113]/24;1)" office:value-type="float" office:value="1" calcext:value-type="float">
            <text:p>1</text:p>
          </table:table-cell>
          <table:table-cell table:style-name="ce18" table:formula="of:=CEILING([.$C114]/10;1)" office:value-type="float" office:value="1" calcext:value-type="float">
            <text:p>1</text:p>
          </table:table-cell>
          <table:table-cell table:style-name="ce18" table:formula="of:=[.C114]*[.C$31]+[.C$20]*[.E114]" office:value-type="float" office:value="2.835" calcext:value-type="float">
            <text:p>2.835</text:p>
          </table:table-cell>
          <table:table-cell table:formula="of:=[.C113]*[.C$108]+[.D113]*[.D$108]+[.E113]*[.E$108]+[.F112]*[.F$107]+[.G112]*[.G$107]" office:value-type="currency" office:currency="USD" office:value="21.1888916813069" calcext:value-type="currency">
            <text:p>$21.18889</text:p>
          </table:table-cell>
          <table:table-cell table:formula="of:=[.H113]/[.A113]" office:value-type="currency" office:currency="USD" office:value="0.211888916813069" calcext:value-type="currency">
            <text:p>$0.21189</text:p>
          </table:table-cell>
          <table:table-cell table:number-columns-repeated="1013"/>
        </table:table-row>
        <table:table-row table:style-name="ro1">
          <table:table-cell table:style-name="ce14" office:value-type="float" office:value="1000" calcext:value-type="float">
            <text:p>1,00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table:formula="of:=CEILING([.B114]/12;1)" office:value-type="float" office:value="9" calcext:value-type="float">
            <text:p>9</text:p>
          </table:table-cell>
          <table:table-cell table:style-name="ce18" table:formula="of:=CEILING([.$C114]/1000;1)" office:value-type="float" office:value="1" calcext:value-type="float">
            <text:p>1</text:p>
          </table:table-cell>
          <table:table-cell table:style-name="ce18" table:formula="of:=CEILING([.$C114]/24;1)" office:value-type="float" office:value="1" calcext:value-type="float">
            <text:p>1</text:p>
          </table:table-cell>
          <table:table-cell table:style-name="ce18" table:formula="of:=CEILING([.$C115]/10;1)" office:value-type="float" office:value="9" calcext:value-type="float">
            <text:p>9</text:p>
          </table:table-cell>
          <table:table-cell table:style-name="ce18" table:formula="of:=[.C115]*[.C$31]+[.C$20]*[.E115]" office:value-type="float" office:value="21.66" calcext:value-type="float">
            <text:p>21.66</text:p>
          </table:table-cell>
          <table:table-cell table:formula="of:=[.C114]*[.C$108]+[.D114]*[.D$108]+[.E114]*[.E$108]+[.F113]*[.F$107]+[.G113]*[.G$107]" office:value-type="currency" office:currency="USD" office:value="21.8615647516485" calcext:value-type="currency">
            <text:p>$21.86156</text:p>
          </table:table-cell>
          <table:table-cell table:formula="of:=[.H114]/[.A114]" office:value-type="currency" office:currency="USD" office:value="0.0218615647516485" calcext:value-type="currency">
            <text:p>$0.02186</text:p>
          </table:table-cell>
          <table:table-cell table:number-columns-repeated="1013"/>
        </table:table-row>
        <table:table-row table:style-name="ro1">
          <table:table-cell table:style-name="ce14" office:value-type="float" office:value="10000" calcext:value-type="float">
            <text:p>10,0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table:formula="of:=CEILING([.B115]/12;1)" office:value-type="float" office:value="84" calcext:value-type="float">
            <text:p>84</text:p>
          </table:table-cell>
          <table:table-cell table:style-name="ce18" table:formula="of:=CEILING([.$C115]/1000;1)" office:value-type="float" office:value="1" calcext:value-type="float">
            <text:p>1</text:p>
          </table:table-cell>
          <table:table-cell table:style-name="ce18" table:formula="of:=CEILING([.$C115]/24;1)" office:value-type="float" office:value="4" calcext:value-type="float">
            <text:p>4</text:p>
          </table:table-cell>
          <table:table-cell table:style-name="ce18" table:formula="of:=CEILING([.$C116]/10;1)" office:value-type="float" office:value="84" calcext:value-type="float">
            <text:p>84</text:p>
          </table:table-cell>
          <table:table-cell table:style-name="ce18" table:formula="of:=[.C116]*[.C$31]+[.C$20]*[.E116]" office:value-type="float" office:value="210.81" calcext:value-type="float">
            <text:p>210.81</text:p>
          </table:table-cell>
          <table:table-cell table:formula="of:=[.C115]*[.C$108]+[.D115]*[.D$108]+[.E115]*[.E$108]+[.F114]*[.F$107]+[.G114]*[.G$107]" office:value-type="currency" office:currency="USD" office:value="28.4937054005339" calcext:value-type="currency">
            <text:p>$28.49371</text:p>
          </table:table-cell>
          <table:table-cell table:formula="of:=[.H115]/[.A115]" office:value-type="currency" office:currency="USD" office:value="0.00284937054005339" calcext:value-type="currency">
            <text:p>$0.00285</text:p>
          </table:table-cell>
          <table:table-cell table:number-columns-repeated="1013"/>
        </table:table-row>
        <table:table-row table:style-name="ro1">
          <table:table-cell table:style-name="ce14" office:value-type="float" office:value="100000" calcext:value-type="float">
            <text:p>100,000</text:p>
          </table:table-cell>
          <table:table-cell table:style-name="ce18" office:value-type="float" office:value="10000" calcext:value-type="float">
            <text:p>10000</text:p>
          </table:table-cell>
          <table:table-cell table:style-name="ce18" table:formula="of:=CEILING([.B116]/12;1)" office:value-type="float" office:value="834" calcext:value-type="float">
            <text:p>834</text:p>
          </table:table-cell>
          <table:table-cell table:style-name="ce18" table:formula="of:=CEILING([.$C116]/1000;1)" office:value-type="float" office:value="1" calcext:value-type="float">
            <text:p>1</text:p>
          </table:table-cell>
          <table:table-cell table:style-name="ce18" table:formula="of:=CEILING([.$C116]/24;1)" office:value-type="float" office:value="35" calcext:value-type="float">
            <text:p>35</text:p>
          </table:table-cell>
          <table:table-cell table:style-name="ce18" table:formula="of:=CEILING([.$C117]/10;1)" office:value-type="float" office:value="834" calcext:value-type="float">
            <text:p>834</text:p>
          </table:table-cell>
          <table:table-cell table:style-name="ce18" table:formula="of:=[.C117]*[.C$31]+[.C$20]*[.E117]" office:value-type="float" office:value="2105.01" calcext:value-type="float">
            <text:p>2105.01</text:p>
          </table:table-cell>
          <table:table-cell table:formula="of:=[.C116]*[.C$108]+[.D116]*[.D$108]+[.E116]*[.E$108]+[.F115]*[.F$107]+[.G115]*[.G$107]" office:value-type="currency" office:currency="USD" office:value="94.9062298706336" calcext:value-type="currency">
            <text:p>$94.90623</text:p>
          </table:table-cell>
          <table:table-cell table:formula="of:=[.H116]/[.A116]" office:value-type="currency" office:currency="USD" office:value="0.000949062298706336" calcext:value-type="currency">
            <text:p>$0.00095</text:p>
          </table:table-cell>
          <table:table-cell table:number-columns-repeated="1013"/>
        </table:table-row>
        <table:table-row table:style-name="ro1">
          <table:table-cell table:style-name="ce15" office:value-type="float" office:value="1000000" calcext:value-type="float">
            <text:p>1,000,000</text:p>
          </table:table-cell>
          <table:table-cell table:style-name="ce18" office:value-type="float" office:value="100000" calcext:value-type="float">
            <text:p>100000</text:p>
          </table:table-cell>
          <table:table-cell table:style-name="ce18" table:formula="of:=CEILING([.B117]/12;1)" office:value-type="float" office:value="8334" calcext:value-type="float">
            <text:p>8334</text:p>
          </table:table-cell>
          <table:table-cell table:style-name="ce18" table:formula="of:=CEILING([.$C117]/1000;1)" office:value-type="float" office:value="9" calcext:value-type="float">
            <text:p>9</text:p>
          </table:table-cell>
          <table:table-cell table:style-name="ce18" table:formula="of:=CEILING([.$C117]/24;1)" office:value-type="float" office:value="348" calcext:value-type="float">
            <text:p>348</text:p>
          </table:table-cell>
          <table:table-cell table:number-columns-repeated="2"/>
          <table:table-cell table:formula="of:=[.C117]*[.C$108]+[.D117]*[.D$108]+[.E117]*[.E$108]+[.F116]*[.F$107]+[.G116]*[.G$107]" office:value-type="currency" office:currency="USD" office:value="927.339052431039" calcext:value-type="currency">
            <text:p>$927.33905</text:p>
          </table:table-cell>
          <table:table-cell table:formula="of:=[.H117]/[.A117]" office:value-type="currency" office:currency="USD" office:value="0.000927339052431039" calcext:value-type="currency">
            <text:p>$0.00093</text:p>
          </table:table-cell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m3.large.private</text:p>
          </table:table-cell>
          <table:table-cell table:number-columns-repeated="2"/>
          <table:table-cell table:style-name="ce28"/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powe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nit</text:p>
          </table:table-cell>
          <table:table-cell table:style-name="ce28" office:value-type="string" calcext:value-type="string">
            <text:p>tech</text:p>
          </table:table-cell>
          <table:table-cell office:value-type="string" calcext:value-type="string">
            <text:p>rack</text:p>
          </table:table-cell>
          <table:table-cell table:formula="of:=[.F$107]" office:value-type="currency" office:currency="USD" office:value="0.00228159437815145" calcext:value-type="currency">
            <text:p>$0.00228</text:p>
          </table:table-cell>
          <table:table-cell table:style-name="ce20" office:value-type="currency" office:currency="USD" office:value="0.1" calcext:value-type="currency">
            <text:p>$0.10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Price/hour (on 5 years)</text:p>
          </table:table-cell>
          <table:table-cell table:formula="of:=[.C41]/[.$C93]" office:value-type="currency" office:currency="USD" office:value="0.0713226402610144" calcext:value-type="currency">
            <text:p>$0.07132</text:p>
          </table:table-cell>
          <table:table-cell table:formula="of:=[.D$108]" office:value-type="currency" office:currency="USD" office:value="21" calcext:value-type="currency">
            <text:p>$21.00000</text:p>
          </table:table-cell>
          <table:table-cell table:formula="of:=[.E$108]" office:value-type="currency" office:currency="USD" office:value="0.0125259531360515" calcext:value-type="currency">
            <text:p>$0.0125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"/>
          <table:table-cell/>
          <table:table-cell office:value-type="string" calcext:value-type="string">
            <text:p>nb switches</text:p>
          </table:table-cell>
          <table:table-cell office:value-type="string" calcext:value-type="string">
            <text:p>power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NB FLOP (GFLOPS)</text:p>
          </table:table-cell>
          <table:table-cell office:value-type="string" calcext:value-type="string">
            <text:p>Nb instances</text:p>
          </table:table-cell>
          <table:table-cell table:style-name="Default" office:value-type="string" calcext:value-type="string">
            <text:p>nb units</text:p>
          </table:table-cell>
          <table:table-cell office:value-type="string" calcext:value-type="string">
            <text:p>nb technicians</text:p>
          </table:table-cell>
          <table:table-cell office:value-type="string" calcext:value-type="string">
            <text:p>nb racks</text:p>
          </table:table-cell>
          <table:table-cell table:style-name="ce18" table:formula="of:=CEILING([.$C128]/10;1)" office:value-type="float" office:value="1" calcext:value-type="float">
            <text:p>1</text:p>
          </table:table-cell>
          <table:table-cell table:style-name="ce18" table:formula="of:=[.C128]*[.C$42]+[.C$20]*[.E128]" office:value-type="float" office:value="1.13" calcext:value-type="float">
            <text:p>1.13</text:p>
          </table:table-cell>
          <table:table-cell office:value-type="string" calcext:value-type="string">
            <text:p>price/hour</text:p>
          </table:table-cell>
          <table:table-cell office:value-type="string" calcext:value-type="string">
            <text:p>price/hour/GFLOPS</text:p>
          </table:table-cell>
          <table:table-cell table:number-columns-repeated="1013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8" table:formula="of:=[.B111]/2" office:value-type="float" office:value="0.05" calcext:value-type="float">
            <text:p>0.05</text:p>
          </table:table-cell>
          <table:table-cell table:style-name="ce18" table:formula="of:=CEILING([.B128]/6;1)" office:value-type="float" office:value="1" calcext:value-type="float">
            <text:p>1</text:p>
          </table:table-cell>
          <table:table-cell table:style-name="ce18" table:formula="of:=CEILING([.$C128]/1000;1)" office:value-type="float" office:value="1" calcext:value-type="float">
            <text:p>1</text:p>
          </table:table-cell>
          <table:table-cell table:style-name="ce18" table:formula="of:=CEILING([.$C128]/24;1)" office:value-type="float" office:value="1" calcext:value-type="float">
            <text:p>1</text:p>
          </table:table-cell>
          <table:table-cell table:style-name="ce18" table:formula="of:=CEILING([.$C129]/10;1)" office:value-type="float" office:value="1" calcext:value-type="float">
            <text:p>1</text:p>
          </table:table-cell>
          <table:table-cell table:style-name="ce18" table:formula="of:=[.C129]*[.C$42]+[.C$20]*[.E129]" office:value-type="float" office:value="1.13" calcext:value-type="float">
            <text:p>1.13</text:p>
          </table:table-cell>
          <table:table-cell table:formula="of:=[.C128]*[.C$125]+[.D128]*[.D$125]+[.E128]*[.E$125]+[.F127]*[.F$124]+[.G127]*[.G$124]" office:value-type="currency" office:currency="USD" office:value="21.1991301877752" calcext:value-type="currency">
            <text:p>$21.19913</text:p>
          </table:table-cell>
          <table:table-cell table:formula="of:=[.H128]/[.A128]" office:value-type="currency" office:currency="USD" office:value="21.1991301877752" calcext:value-type="currency">
            <text:p>$21.19913</text:p>
          </table:table-cell>
          <table:table-cell table:number-columns-repeated="1013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8" table:formula="of:=[.B112]/2" office:value-type="float" office:value="0.5" calcext:value-type="float">
            <text:p>0.5</text:p>
          </table:table-cell>
          <table:table-cell table:style-name="ce18" table:formula="of:=CEILING([.B129]/6;1)" office:value-type="float" office:value="1" calcext:value-type="float">
            <text:p>1</text:p>
          </table:table-cell>
          <table:table-cell table:style-name="ce18" table:formula="of:=CEILING([.$C129]/1000;1)" office:value-type="float" office:value="1" calcext:value-type="float">
            <text:p>1</text:p>
          </table:table-cell>
          <table:table-cell table:style-name="ce18" table:formula="of:=CEILING([.$C129]/24;1)" office:value-type="float" office:value="1" calcext:value-type="float">
            <text:p>1</text:p>
          </table:table-cell>
          <table:table-cell table:style-name="ce18" table:formula="of:=CEILING([.$C130]/10;1)" office:value-type="float" office:value="1" calcext:value-type="float">
            <text:p>1</text:p>
          </table:table-cell>
          <table:table-cell table:style-name="ce18" table:formula="of:=[.C130]*[.C$42]+[.C$20]*[.E130]" office:value-type="float" office:value="1.13" calcext:value-type="float">
            <text:p>1.13</text:p>
          </table:table-cell>
          <table:table-cell table:formula="of:=[.C129]*[.C$125]+[.D129]*[.D$125]+[.E129]*[.E$125]+[.F128]*[.F$124]+[.G128]*[.G$124]" office:value-type="currency" office:currency="USD" office:value="21.1991301877752" calcext:value-type="currency">
            <text:p>$21.19913</text:p>
          </table:table-cell>
          <table:table-cell table:formula="of:=[.H129]/[.A129]" office:value-type="currency" office:currency="USD" office:value="2.11991301877752" calcext:value-type="currency">
            <text:p>$2.11991</text:p>
          </table:table-cell>
          <table:table-cell table:number-columns-repeated="1013"/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table:style-name="ce18" table:formula="of:=[.B113]/2" office:value-type="float" office:value="5" calcext:value-type="float">
            <text:p>5</text:p>
          </table:table-cell>
          <table:table-cell table:style-name="ce18" table:formula="of:=CEILING([.B130]/6;1)" office:value-type="float" office:value="1" calcext:value-type="float">
            <text:p>1</text:p>
          </table:table-cell>
          <table:table-cell table:style-name="ce18" table:formula="of:=CEILING([.$C130]/1000;1)" office:value-type="float" office:value="1" calcext:value-type="float">
            <text:p>1</text:p>
          </table:table-cell>
          <table:table-cell table:style-name="ce18" table:formula="of:=CEILING([.$C130]/24;1)" office:value-type="float" office:value="1" calcext:value-type="float">
            <text:p>1</text:p>
          </table:table-cell>
          <table:table-cell table:style-name="ce18" table:formula="of:=CEILING([.$C131]/10;1)" office:value-type="float" office:value="1" calcext:value-type="float">
            <text:p>1</text:p>
          </table:table-cell>
          <table:table-cell table:style-name="ce18" table:formula="of:=[.C131]*[.C$42]+[.C$20]*[.E131]" office:value-type="float" office:value="2.97" calcext:value-type="float">
            <text:p>2.97</text:p>
          </table:table-cell>
          <table:table-cell table:formula="of:=[.C130]*[.C$125]+[.D130]*[.D$125]+[.E130]*[.E$125]+[.F129]*[.F$124]+[.G129]*[.G$124]" office:value-type="currency" office:currency="USD" office:value="21.1991301877752" calcext:value-type="currency">
            <text:p>$21.19913</text:p>
          </table:table-cell>
          <table:table-cell table:formula="of:=[.H130]/[.A130]" office:value-type="currency" office:currency="USD" office:value="0.211991301877752" calcext:value-type="currency">
            <text:p>$0.21199</text:p>
          </table:table-cell>
          <table:table-cell table:number-columns-repeated="1013"/>
        </table:table-row>
        <table:table-row table:style-name="ro1">
          <table:table-cell table:style-name="ce14" office:value-type="float" office:value="1000" calcext:value-type="float">
            <text:p>1,000</text:p>
          </table:table-cell>
          <table:table-cell table:style-name="ce18" table:formula="of:=[.B114]/2" office:value-type="float" office:value="50" calcext:value-type="float">
            <text:p>50</text:p>
          </table:table-cell>
          <table:table-cell table:style-name="ce18" table:formula="of:=CEILING([.B131]/6;1)" office:value-type="float" office:value="9" calcext:value-type="float">
            <text:p>9</text:p>
          </table:table-cell>
          <table:table-cell table:style-name="ce18" table:formula="of:=CEILING([.$C131]/1000;1)" office:value-type="float" office:value="1" calcext:value-type="float">
            <text:p>1</text:p>
          </table:table-cell>
          <table:table-cell table:style-name="ce18" table:formula="of:=CEILING([.$C131]/24;1)" office:value-type="float" office:value="1" calcext:value-type="float">
            <text:p>1</text:p>
          </table:table-cell>
          <table:table-cell table:style-name="ce18" table:formula="of:=CEILING([.$C132]/10;1)" office:value-type="float" office:value="9" calcext:value-type="float">
            <text:p>9</text:p>
          </table:table-cell>
          <table:table-cell table:style-name="ce18" table:formula="of:=[.C132]*[.C$42]+[.C$20]*[.E132]" office:value-type="float" office:value="22.92" calcext:value-type="float">
            <text:p>22.92</text:p>
          </table:table-cell>
          <table:table-cell table:formula="of:=[.C131]*[.C$125]+[.D131]*[.D$125]+[.E131]*[.E$125]+[.F130]*[.F$124]+[.G130]*[.G$124]" office:value-type="currency" office:currency="USD" office:value="21.9537113098633" calcext:value-type="currency">
            <text:p>$21.95371</text:p>
          </table:table-cell>
          <table:table-cell table:formula="of:=[.H131]/[.A131]" office:value-type="currency" office:currency="USD" office:value="0.0219537113098633" calcext:value-type="currency">
            <text:p>$0.02195</text:p>
          </table:table-cell>
          <table:table-cell table:number-columns-repeated="1013"/>
        </table:table-row>
        <table:table-row table:style-name="ro1">
          <table:table-cell table:style-name="ce14" office:value-type="float" office:value="10000" calcext:value-type="float">
            <text:p>10,000</text:p>
          </table:table-cell>
          <table:table-cell table:style-name="ce18" table:formula="of:=[.B115]/2" office:value-type="float" office:value="500" calcext:value-type="float">
            <text:p>500</text:p>
          </table:table-cell>
          <table:table-cell table:style-name="ce18" table:formula="of:=CEILING([.B132]/6;1)" office:value-type="float" office:value="84" calcext:value-type="float">
            <text:p>84</text:p>
          </table:table-cell>
          <table:table-cell table:style-name="ce18" table:formula="of:=CEILING([.$C132]/1000;1)" office:value-type="float" office:value="1" calcext:value-type="float">
            <text:p>1</text:p>
          </table:table-cell>
          <table:table-cell table:style-name="ce18" table:formula="of:=CEILING([.$C132]/24;1)" office:value-type="float" office:value="4" calcext:value-type="float">
            <text:p>4</text:p>
          </table:table-cell>
          <table:table-cell table:style-name="ce18" table:formula="of:=CEILING([.$C133]/10;1)" office:value-type="float" office:value="84" calcext:value-type="float">
            <text:p>84</text:p>
          </table:table-cell>
          <table:table-cell table:style-name="ce18" table:formula="of:=[.C133]*[.C$42]+[.C$20]*[.E133]" office:value-type="float" office:value="223.32" calcext:value-type="float">
            <text:p>223.32</text:p>
          </table:table-cell>
          <table:table-cell table:formula="of:=[.C132]*[.C$125]+[.D132]*[.D$125]+[.E132]*[.E$125]+[.F131]*[.F$124]+[.G131]*[.G$124]" office:value-type="currency" office:currency="USD" office:value="29.3537399438728" calcext:value-type="currency">
            <text:p>$29.35374</text:p>
          </table:table-cell>
          <table:table-cell table:formula="of:=[.H132]/[.A132]" office:value-type="currency" office:currency="USD" office:value="0.00293537399438728" calcext:value-type="currency">
            <text:p>$0.00294</text:p>
          </table:table-cell>
          <table:table-cell table:number-columns-repeated="1013"/>
        </table:table-row>
        <table:table-row table:style-name="ro1">
          <table:table-cell table:style-name="ce14" office:value-type="float" office:value="100000" calcext:value-type="float">
            <text:p>100,000</text:p>
          </table:table-cell>
          <table:table-cell table:style-name="ce18" table:formula="of:=[.B116]/2" office:value-type="float" office:value="5000" calcext:value-type="float">
            <text:p>5000</text:p>
          </table:table-cell>
          <table:table-cell table:style-name="ce18" table:formula="of:=CEILING([.B133]/6;1)" office:value-type="float" office:value="834" calcext:value-type="float">
            <text:p>834</text:p>
          </table:table-cell>
          <table:table-cell table:style-name="ce18" table:formula="of:=CEILING([.$C133]/1000;1)" office:value-type="float" office:value="1" calcext:value-type="float">
            <text:p>1</text:p>
          </table:table-cell>
          <table:table-cell table:style-name="ce18" table:formula="of:=CEILING([.$C133]/24;1)" office:value-type="float" office:value="35" calcext:value-type="float">
            <text:p>35</text:p>
          </table:table-cell>
          <table:table-cell table:style-name="ce18" table:formula="of:=CEILING([.$C134]/10;1)" office:value-type="float" office:value="834" calcext:value-type="float">
            <text:p>834</text:p>
          </table:table-cell>
          <table:table-cell table:style-name="ce18" table:formula="of:=[.C134]*[.C$42]+[.C$20]*[.E134]" office:value-type="float" office:value="2230.02" calcext:value-type="float">
            <text:p>2230.02</text:p>
          </table:table-cell>
          <table:table-cell table:formula="of:=[.C133]*[.C$125]+[.D133]*[.D$125]+[.E133]*[.E$125]+[.F132]*[.F$124]+[.G132]*[.G$124]" office:value-type="currency" office:currency="USD" office:value="103.445144265213" calcext:value-type="currency">
            <text:p>$103.44514</text:p>
          </table:table-cell>
          <table:table-cell table:formula="of:=[.H133]/[.A133]" office:value-type="currency" office:currency="USD" office:value="0.00103445144265213" calcext:value-type="currency">
            <text:p>$0.00103</text:p>
          </table:table-cell>
          <table:table-cell table:number-columns-repeated="1013"/>
        </table:table-row>
        <table:table-row table:style-name="ro1">
          <table:table-cell table:style-name="ce15" office:value-type="float" office:value="1000000" calcext:value-type="float">
            <text:p>1,000,000</text:p>
          </table:table-cell>
          <table:table-cell table:style-name="ce18" table:formula="of:=[.B117]/2" office:value-type="float" office:value="50000" calcext:value-type="float">
            <text:p>50000</text:p>
          </table:table-cell>
          <table:table-cell table:style-name="ce18" table:formula="of:=CEILING([.B134]/6;1)" office:value-type="float" office:value="8334" calcext:value-type="float">
            <text:p>8334</text:p>
          </table:table-cell>
          <table:table-cell table:style-name="ce18" table:formula="of:=CEILING([.$C134]/1000;1)" office:value-type="float" office:value="9" calcext:value-type="float">
            <text:p>9</text:p>
          </table:table-cell>
          <table:table-cell table:style-name="ce18" table:formula="of:=CEILING([.$C134]/24;1)" office:value-type="float" office:value="348" calcext:value-type="float">
            <text:p>348</text:p>
          </table:table-cell>
          <table:table-cell table:number-columns-repeated="2"/>
          <table:table-cell table:formula="of:=[.C134]*[.C$125]+[.D134]*[.D$125]+[.E134]*[.E$125]+[.F133]*[.F$124]+[.G133]*[.G$124]" office:value-type="currency" office:currency="USD" office:value="1012.66676533802" calcext:value-type="currency">
            <text:p>$1,012.66677</text:p>
          </table:table-cell>
          <table:table-cell table:formula="of:=[.H134]/[.A134]" office:value-type="currency" office:currency="USD" office:value="0.00101266676533802" calcext:value-type="currency">
            <text:p>$0.00101</text:p>
          </table:table-cell>
          <table:table-cell table:number-columns-repeated="1013"/>
        </table:table-row>
        <table:table-row table:style-name="ro1" table:number-rows-repeated="20"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9"/>
        </table:table-row>
        <table:table-row table:style-name="ro1" table:number-rows-repeated="5">
          <table:table-cell table:style-name="Default" table:number-columns-repeated="5"/>
          <table:table-cell table:number-columns-repeated="1017"/>
        </table:table-row>
        <table:table-row table:style-name="ro1" table:number-rows-repeated="104841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ata" table:style-name="ta1">
        <table:shapes>
          <draw:frame draw:z-index="0" draw:style-name="gr2" draw:text-style-name="P1" svg:width="7.6055in" svg:height="4.4217in" svg:x="16.622in" svg:y="0.011in">
            <draw:object draw:notify-on-update-of-ranges="data.A1:data.A1 data.A2:data.A8 data.B1:data.B1 data.B2:data.B8 data.C1:data.C1 data.C2:data.C8 data.D1:data.D1 data.D2:data.D8 data.E1:data.E1 data.E2:data.E8 data.F1:data.F1 data.F2:data.F8 data.G1:data.G1 data.G2:data.G8 data.H1:data.H1 data.H2:data.H8 data.I1:data.I1 data.I2:data.I8 data.J1:data.J1 data.J2:data.J8 data.K1:data.K1 data.K2:data.K8 data.L1:data.L1 data.L2:data.L8 data.M1:data.M1 data.M2:data.M8 data.N1:data.N1 data.N2:data.N8 data.O1:data.O1 data.O2:data.O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10.9933in" svg:y="10.0508in">
            <draw:object draw:notify-on-update-of-ranges="data.A49:data.A51 data.A52:data.A56 data.B49:data.B51 data.B52:data.B56 data.C49:data.C51 data.C52:data.C56 data.D49:data.D51 data.D52:data.D56 data.E49:data.E51 data.E52:data.E56 data.F49:data.F51 data.F52:data.F56 data.G49:data.G51 data.G52:data.G56 data.H49:data.H51 data.H52:data.H5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2" draw:text-style-name="P1" svg:width="7.602in" svg:height="4.415in" svg:x="17.7327in" svg:y="4.9996in">
            <draw:object draw:notify-on-update-of-ranges="data.A34:data.A34 data.A35:data.A38 data.B34:data.B34 data.B35:data.B38 data.C34:data.C34 data.C35:data.C38 data.D34:data.D34 data.D35:data.D38 data.E34:data.E34 data.E35:data.E38 data.F34:data.F34 data.F35:data.F38 data.G34:data.G34 data.G35:data.G38 data.H34:data.H34 data.H35:data.H38 data.I34:data.I34 data.I35:data.I38 data.J34:data.J34 data.J35:data.J38 data.K34:data.K34 data.K35:data.K38 data.L34:data.L34 data.L35:data.L38 data.M34:data.M34 data.M35:data.M38 data.N34:data.N34 data.N35:data.N38 data.O34:data.O34 data.O35:data.O3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7" table:default-cell-style-name="Default"/>
        <table:table-row table:style-name="ro1">
          <table:table-cell table:style-name="ce34" office:value-type="string" calcext:value-type="string">
            <text:p>NB FLOP (GFLOPS)</text:p>
          </table:table-cell>
          <table:table-cell table:style-name="ce38" office:value-type="string" calcext:value-type="string">
            <text:p>t1.small.private</text:p>
          </table:table-cell>
          <table:table-cell table:style-name="ce38" office:value-type="string" calcext:value-type="string">
            <text:p>m3.large.private</text:p>
          </table:table-cell>
          <table:table-cell table:style-name="ce37" office:value-type="string" calcext:value-type="string">
            <text:p>c3.8xlarge.private</text:p>
          </table:table-cell>
          <table:table-cell table:style-name="ce37" office:value-type="string" calcext:value-type="string">
            <text:p>g2.2xlarge.private</text:p>
          </table:table-cell>
          <table:table-cell table:style-name="ce37" office:value-type="string" calcext:value-type="string">
            <text:p>r3.4xlarge.private</text:p>
          </table:table-cell>
          <table:table-cell table:style-name="ce37" office:value-type="string" calcext:value-type="string">
            <text:p>i2.8xlarge.private</text:p>
          </table:table-cell>
          <table:table-cell table:style-name="ce37" office:value-type="string" calcext:value-type="string">
            <text:p>hs1.8xlarge.private</text:p>
          </table:table-cell>
          <table:table-cell table:style-name="ce38" office:value-type="string" calcext:value-type="string">
            <text:p>t1.small</text:p>
          </table:table-cell>
          <table:table-cell table:style-name="ce38" office:value-type="string" calcext:value-type="string">
            <text:p>m3.large</text:p>
          </table:table-cell>
          <table:table-cell table:style-name="ce37" office:value-type="string" calcext:value-type="string">
            <text:p>c3.8xlarge</text:p>
          </table:table-cell>
          <table:table-cell table:style-name="ce37" office:value-type="string" calcext:value-type="string">
            <text:p>g2.2xlarge</text:p>
          </table:table-cell>
          <table:table-cell table:style-name="ce37" office:value-type="string" calcext:value-type="string">
            <text:p>r3.4xlarge</text:p>
          </table:table-cell>
          <table:table-cell table:style-name="ce37" office:value-type="string" calcext:value-type="string">
            <text:p>i2.8xlarge</text:p>
          </table:table-cell>
          <table:table-cell table:style-name="ce37" office:value-type="string" calcext:value-type="string">
            <text:p>hs1.8xlarge</text:p>
          </table:table-cell>
        </table:table-row>
        <table:table-row table:style-name="ro8">
          <table:table-cell table:style-name="ce35" office:value-type="float" office:value="1" calcext:value-type="float">
            <text:p>1</text:p>
          </table:table-cell>
          <table:table-cell table:style-name="ce39" office:value-type="currency" office:currency="USD" office:value="21.1888916813069" calcext:value-type="currency">
            <text:p>$21.18889</text:p>
          </table:table-cell>
          <table:table-cell table:style-name="ce39" office:value-type="currency" office:currency="USD" office:value="21.1991301877752" calcext:value-type="currency">
            <text:p>$21.19913</text:p>
          </table:table-cell>
          <table:table-cell table:style-name="ce39" office:value-type="currency" office:currency="USD" office:value="21.3078075475142" calcext:value-type="currency">
            <text:p>$21.30781</text:p>
          </table:table-cell>
          <table:table-cell table:style-name="ce39" office:value-type="currency" office:currency="USD" office:value="21.2060075475142" calcext:value-type="currency">
            <text:p>$21.20601</text:p>
          </table:table-cell>
          <table:table-cell table:style-name="ce39" office:value-type="currency" office:currency="USD" office:value="21.1855075475142" calcext:value-type="currency">
            <text:p>$21.18551</text:p>
          </table:table-cell>
          <table:table-cell table:style-name="ce38" office:value-type="currency" office:currency="USD" office:value="21.2856075475142" calcext:value-type="currency">
            <text:p>$21.28561</text:p>
          </table:table-cell>
          <table:table-cell table:style-name="ce39" office:value-type="currency" office:currency="USD" office:value="21.2448075475142" calcext:value-type="currency">
            <text:p>$21.24481</text:p>
          </table:table-cell>
          <table:table-cell table:style-name="ce40" office:value-type="currency" office:currency="USD" office:value="0.0059" calcext:value-type="currency">
            <text:p>$0.00590</text:p>
          </table:table-cell>
          <table:table-cell table:style-name="ce42" office:value-type="currency" office:currency="USD" office:value="0.0049" calcext:value-type="currency">
            <text:p>$0.00490</text:p>
          </table:table-cell>
          <table:table-cell table:style-name="ce42" office:value-type="currency" office:currency="USD" office:value="0.0035" calcext:value-type="currency">
            <text:p>$0.00350</text:p>
          </table:table-cell>
          <table:table-cell table:style-name="ce42" office:value-type="currency" office:currency="USD" office:value="0.0056" calcext:value-type="currency">
            <text:p>$0.00560</text:p>
          </table:table-cell>
          <table:table-cell table:style-name="ce42" office:value-type="currency" office:currency="USD" office:value="0.0061" calcext:value-type="currency">
            <text:p>$0.00610</text:p>
          </table:table-cell>
          <table:table-cell table:style-name="ce42" office:value-type="currency" office:currency="USD" office:value="0.014" calcext:value-type="currency">
            <text:p>$0.01400</text:p>
          </table:table-cell>
          <table:table-cell table:style-name="ce42" office:value-type="currency" office:currency="USD" office:value="0.029" calcext:value-type="currency">
            <text:p>$0.02900</text:p>
          </table:table-cell>
        </table:table-row>
        <table:table-row table:style-name="ro8">
          <table:table-cell table:style-name="ce35" office:value-type="float" office:value="10" calcext:value-type="float">
            <text:p>10</text:p>
          </table:table-cell>
          <table:table-cell table:style-name="ce39" office:value-type="currency" office:currency="USD" office:value="2.11888916813069" calcext:value-type="currency">
            <text:p>$2.11889</text:p>
          </table:table-cell>
          <table:table-cell table:style-name="ce39" office:value-type="currency" office:currency="USD" office:value="2.11991301877752" calcext:value-type="currency">
            <text:p>$2.11991</text:p>
          </table:table-cell>
          <table:table-cell table:style-name="ce39" office:value-type="currency" office:currency="USD" office:value="2.13078075475142" calcext:value-type="currency">
            <text:p>$2.13078</text:p>
          </table:table-cell>
          <table:table-cell table:style-name="ce39" office:value-type="currency" office:currency="USD" office:value="2.12060075475142" calcext:value-type="currency">
            <text:p>$2.12060</text:p>
          </table:table-cell>
          <table:table-cell table:style-name="ce39" office:value-type="currency" office:currency="USD" office:value="2.11855075475142" calcext:value-type="currency">
            <text:p>$2.11855</text:p>
          </table:table-cell>
          <table:table-cell table:style-name="ce38" office:value-type="currency" office:currency="USD" office:value="2.12856075475142" calcext:value-type="currency">
            <text:p>$2.12856</text:p>
          </table:table-cell>
          <table:table-cell table:style-name="ce39" office:value-type="currency" office:currency="USD" office:value="2.12448075475142" calcext:value-type="currency">
            <text:p>$2.12448</text:p>
          </table:table-cell>
          <table:table-cell table:style-name="ce40" office:value-type="currency" office:currency="USD" office:value="0.0059" calcext:value-type="currency">
            <text:p>$0.00590</text:p>
          </table:table-cell>
          <table:table-cell table:style-name="ce42" office:value-type="currency" office:currency="USD" office:value="0.0049" calcext:value-type="currency">
            <text:p>$0.00490</text:p>
          </table:table-cell>
          <table:table-cell table:style-name="ce42" office:value-type="currency" office:currency="USD" office:value="0.0035" calcext:value-type="currency">
            <text:p>$0.00350</text:p>
          </table:table-cell>
          <table:table-cell table:style-name="ce42" office:value-type="currency" office:currency="USD" office:value="0.0056" calcext:value-type="currency">
            <text:p>$0.00560</text:p>
          </table:table-cell>
          <table:table-cell table:style-name="ce42" office:value-type="currency" office:currency="USD" office:value="0.0061" calcext:value-type="currency">
            <text:p>$0.00610</text:p>
          </table:table-cell>
          <table:table-cell table:style-name="ce42" office:value-type="currency" office:currency="USD" office:value="0.014" calcext:value-type="currency">
            <text:p>$0.01400</text:p>
          </table:table-cell>
          <table:table-cell table:style-name="ce42" office:value-type="currency" office:currency="USD" office:value="0.029" calcext:value-type="currency">
            <text:p>$0.02900</text:p>
          </table:table-cell>
        </table:table-row>
        <table:table-row table:style-name="ro8">
          <table:table-cell table:style-name="ce35" office:value-type="float" office:value="100" calcext:value-type="float">
            <text:p>100</text:p>
          </table:table-cell>
          <table:table-cell table:style-name="ce39" office:value-type="currency" office:currency="USD" office:value="0.211888916813069" calcext:value-type="currency">
            <text:p>$0.21189</text:p>
          </table:table-cell>
          <table:table-cell table:style-name="ce39" office:value-type="currency" office:currency="USD" office:value="0.211991301877752" calcext:value-type="currency">
            <text:p>$0.21199</text:p>
          </table:table-cell>
          <table:table-cell table:style-name="ce39" office:value-type="currency" office:currency="USD" office:value="0.213078075475142" calcext:value-type="currency">
            <text:p>$0.21308</text:p>
          </table:table-cell>
          <table:table-cell table:style-name="ce39" office:value-type="currency" office:currency="USD" office:value="0.213072075475142" calcext:value-type="currency">
            <text:p>$0.21307</text:p>
          </table:table-cell>
          <table:table-cell table:style-name="ce39" office:value-type="currency" office:currency="USD" office:value="0.212662075475142" calcext:value-type="currency">
            <text:p>$0.21266</text:p>
          </table:table-cell>
          <table:table-cell table:style-name="ce38" office:value-type="currency" office:currency="USD" office:value="0.212856075475142" calcext:value-type="currency">
            <text:p>$0.21286</text:p>
          </table:table-cell>
          <table:table-cell table:style-name="ce39" office:value-type="currency" office:currency="USD" office:value="0.213848075475142" calcext:value-type="currency">
            <text:p>$0.21385</text:p>
          </table:table-cell>
          <table:table-cell table:style-name="ce40" office:value-type="currency" office:currency="USD" office:value="0.0059" calcext:value-type="currency">
            <text:p>$0.00590</text:p>
          </table:table-cell>
          <table:table-cell table:style-name="ce42" office:value-type="currency" office:currency="USD" office:value="0.0049" calcext:value-type="currency">
            <text:p>$0.00490</text:p>
          </table:table-cell>
          <table:table-cell table:style-name="ce42" office:value-type="currency" office:currency="USD" office:value="0.0035" calcext:value-type="currency">
            <text:p>$0.00350</text:p>
          </table:table-cell>
          <table:table-cell table:style-name="ce42" office:value-type="currency" office:currency="USD" office:value="0.0056" calcext:value-type="currency">
            <text:p>$0.00560</text:p>
          </table:table-cell>
          <table:table-cell table:style-name="ce42" office:value-type="currency" office:currency="USD" office:value="0.0061" calcext:value-type="currency">
            <text:p>$0.00610</text:p>
          </table:table-cell>
          <table:table-cell table:style-name="ce42" office:value-type="currency" office:currency="USD" office:value="0.014" calcext:value-type="currency">
            <text:p>$0.01400</text:p>
          </table:table-cell>
          <table:table-cell table:style-name="ce42" office:value-type="currency" office:currency="USD" office:value="0.029" calcext:value-type="currency">
            <text:p>$0.02900</text:p>
          </table:table-cell>
        </table:table-row>
        <table:table-row table:style-name="ro8">
          <table:table-cell table:style-name="ce35" office:value-type="float" office:value="1000" calcext:value-type="float">
            <text:p>1,000</text:p>
          </table:table-cell>
          <table:table-cell table:style-name="ce39" office:value-type="currency" office:currency="USD" office:value="0.0218615647516485" calcext:value-type="currency">
            <text:p>$0.02186</text:p>
          </table:table-cell>
          <table:table-cell table:style-name="ce39" office:value-type="currency" office:currency="USD" office:value="0.0219537113098633" calcext:value-type="currency">
            <text:p>$0.02195</text:p>
          </table:table-cell>
          <table:table-cell table:style-name="ce39" office:value-type="currency" office:currency="USD" office:value="0.0219168075475142" calcext:value-type="currency">
            <text:p>$0.02192</text:p>
          </table:table-cell>
          <table:table-cell table:style-name="ce39" office:value-type="currency" office:currency="USD" office:value="0.0224226891418924" calcext:value-type="currency">
            <text:p>$0.02242</text:p>
          </table:table-cell>
          <table:table-cell table:style-name="ce39" office:value-type="currency" office:currency="USD" office:value="0.0221561891418924" calcext:value-type="currency">
            <text:p>$0.02216</text:p>
          </table:table-cell>
          <table:table-cell table:style-name="ce38" office:value-type="currency" office:currency="USD" office:value="0.0225512075475142" calcext:value-type="currency">
            <text:p>$0.02255</text:p>
          </table:table-cell>
          <table:table-cell table:style-name="ce39" office:value-type="currency" office:currency="USD" office:value="0.0229270891418924" calcext:value-type="currency">
            <text:p>$0.02293</text:p>
          </table:table-cell>
          <table:table-cell table:style-name="ce40" office:value-type="currency" office:currency="USD" office:value="0.0059" calcext:value-type="currency">
            <text:p>$0.00590</text:p>
          </table:table-cell>
          <table:table-cell table:style-name="ce42" office:value-type="currency" office:currency="USD" office:value="0.0049" calcext:value-type="currency">
            <text:p>$0.00490</text:p>
          </table:table-cell>
          <table:table-cell table:style-name="ce42" office:value-type="currency" office:currency="USD" office:value="0.0035" calcext:value-type="currency">
            <text:p>$0.00350</text:p>
          </table:table-cell>
          <table:table-cell table:style-name="ce42" office:value-type="currency" office:currency="USD" office:value="0.0056" calcext:value-type="currency">
            <text:p>$0.00560</text:p>
          </table:table-cell>
          <table:table-cell table:style-name="ce42" office:value-type="currency" office:currency="USD" office:value="0.0061" calcext:value-type="currency">
            <text:p>$0.00610</text:p>
          </table:table-cell>
          <table:table-cell table:style-name="ce42" office:value-type="currency" office:currency="USD" office:value="0.014" calcext:value-type="currency">
            <text:p>$0.01400</text:p>
          </table:table-cell>
          <table:table-cell table:style-name="ce42" office:value-type="currency" office:currency="USD" office:value="0.029" calcext:value-type="currency">
            <text:p>$0.02900</text:p>
          </table:table-cell>
        </table:table-row>
        <table:table-row table:style-name="ro8">
          <table:table-cell table:style-name="ce35" office:value-type="float" office:value="10000" calcext:value-type="float">
            <text:p>10,000</text:p>
          </table:table-cell>
          <table:table-cell table:style-name="ce39" office:value-type="currency" office:currency="USD" office:value="0.00284937054005339" calcext:value-type="currency">
            <text:p>$0.00285</text:p>
          </table:table-cell>
          <table:table-cell table:style-name="ce39" office:value-type="currency" office:currency="USD" office:value="0.00293537399438728" calcext:value-type="currency">
            <text:p>$0.00294</text:p>
          </table:table-cell>
          <table:table-cell table:style-name="ce39" office:value-type="currency" office:currency="USD" office:value="0.00277101782837847" calcext:value-type="currency">
            <text:p>$0.00277</text:p>
          </table:table-cell>
          <table:table-cell table:style-name="ce39" office:value-type="currency" office:currency="USD" office:value="0.00342948164457323" calcext:value-type="currency">
            <text:p>$0.00343</text:p>
          </table:table-cell>
          <table:table-cell table:style-name="ce39" office:value-type="currency" office:currency="USD" office:value="0.00317323164457323" calcext:value-type="currency">
            <text:p>$0.00317</text:p>
          </table:table-cell>
          <table:table-cell table:style-name="ce38" office:value-type="currency" office:currency="USD" office:value="0.00343434306144334" calcext:value-type="currency">
            <text:p>$0.00343</text:p>
          </table:table-cell>
          <table:table-cell table:style-name="ce39" office:value-type="currency" office:currency="USD" office:value="0.00391448164457323" calcext:value-type="currency">
            <text:p>$0.00391</text:p>
          </table:table-cell>
          <table:table-cell table:style-name="ce40" office:value-type="currency" office:currency="USD" office:value="0.0059" calcext:value-type="currency">
            <text:p>$0.00590</text:p>
          </table:table-cell>
          <table:table-cell table:style-name="ce42" office:value-type="currency" office:currency="USD" office:value="0.0049" calcext:value-type="currency">
            <text:p>$0.00490</text:p>
          </table:table-cell>
          <table:table-cell table:style-name="ce42" office:value-type="currency" office:currency="USD" office:value="0.0035" calcext:value-type="currency">
            <text:p>$0.00350</text:p>
          </table:table-cell>
          <table:table-cell table:style-name="ce42" office:value-type="currency" office:currency="USD" office:value="0.0056" calcext:value-type="currency">
            <text:p>$0.00560</text:p>
          </table:table-cell>
          <table:table-cell table:style-name="ce42" office:value-type="currency" office:currency="USD" office:value="0.0061" calcext:value-type="currency">
            <text:p>$0.00610</text:p>
          </table:table-cell>
          <table:table-cell table:style-name="ce42" office:value-type="currency" office:currency="USD" office:value="0.014" calcext:value-type="currency">
            <text:p>$0.01400</text:p>
          </table:table-cell>
          <table:table-cell table:style-name="ce42" office:value-type="currency" office:currency="USD" office:value="0.029" calcext:value-type="currency">
            <text:p>$0.02900</text:p>
          </table:table-cell>
        </table:table-row>
        <table:table-row table:style-name="ro8">
          <table:table-cell table:style-name="ce35" office:value-type="float" office:value="100000" calcext:value-type="float">
            <text:p>100,000</text:p>
          </table:table-cell>
          <table:table-cell table:style-name="ce39" office:value-type="currency" office:currency="USD" office:value="0.000949062298706336" calcext:value-type="currency">
            <text:p>$0.00095</text:p>
          </table:table-cell>
          <table:table-cell table:style-name="ce39" office:value-type="currency" office:currency="USD" office:value="0.00103445144265213" calcext:value-type="currency">
            <text:p>$0.00103</text:p>
          </table:table-cell>
          <table:table-cell table:style-name="ce39" office:value-type="currency" office:currency="USD" office:value="0.000860473743640056" calcext:value-type="currency">
            <text:p>$0.00086</text:p>
          </table:table-cell>
          <table:table-cell table:style-name="ce39" office:value-type="currency" office:currency="USD" office:value="0.0017421907481348" calcext:value-type="currency">
            <text:p>$0.00174</text:p>
          </table:table-cell>
          <table:table-cell table:style-name="ce39" office:value-type="currency" office:currency="USD" office:value="0.0014859407481348" calcext:value-type="currency">
            <text:p>$0.00149</text:p>
          </table:table-cell>
          <table:table-cell table:style-name="ce38" office:value-type="currency" office:currency="USD" office:value="0.00153512053389308" calcext:value-type="currency">
            <text:p>$0.00154</text:p>
          </table:table-cell>
          <table:table-cell table:style-name="ce39" office:value-type="currency" office:currency="USD" office:value="0.0022271907481348" calcext:value-type="currency">
            <text:p>$0.00223</text:p>
          </table:table-cell>
          <table:table-cell table:style-name="ce40" office:value-type="currency" office:currency="USD" office:value="0.0059" calcext:value-type="currency">
            <text:p>$0.00590</text:p>
          </table:table-cell>
          <table:table-cell table:style-name="ce42" office:value-type="currency" office:currency="USD" office:value="0.0049" calcext:value-type="currency">
            <text:p>$0.00490</text:p>
          </table:table-cell>
          <table:table-cell table:style-name="ce42" office:value-type="currency" office:currency="USD" office:value="0.0035" calcext:value-type="currency">
            <text:p>$0.00350</text:p>
          </table:table-cell>
          <table:table-cell table:style-name="ce42" office:value-type="currency" office:currency="USD" office:value="0.0056" calcext:value-type="currency">
            <text:p>$0.00560</text:p>
          </table:table-cell>
          <table:table-cell table:style-name="ce42" office:value-type="currency" office:currency="USD" office:value="0.0061" calcext:value-type="currency">
            <text:p>$0.00610</text:p>
          </table:table-cell>
          <table:table-cell table:style-name="ce42" office:value-type="currency" office:currency="USD" office:value="0.014" calcext:value-type="currency">
            <text:p>$0.01400</text:p>
          </table:table-cell>
          <table:table-cell table:style-name="ce42" office:value-type="currency" office:currency="USD" office:value="0.029" calcext:value-type="currency">
            <text:p>$0.02900</text:p>
          </table:table-cell>
        </table:table-row>
        <table:table-row table:style-name="ro8">
          <table:table-cell table:style-name="ce36" office:value-type="float" office:value="1000000" calcext:value-type="float">
            <text:p>1,000,000</text:p>
          </table:table-cell>
          <table:table-cell table:style-name="ce39" office:value-type="currency" office:currency="USD" office:value="0.000927339052431039" calcext:value-type="currency">
            <text:p>$0.00093</text:p>
          </table:table-cell>
          <table:table-cell table:style-name="ce39" office:value-type="currency" office:currency="USD" office:value="0.00101266676533802" calcext:value-type="currency">
            <text:p>$0.00101</text:p>
          </table:table-cell>
          <table:table-cell table:style-name="ce39" office:value-type="currency" office:currency="USD" office:value="0.000732520038901184" calcext:value-type="currency">
            <text:p>$0.00073</text:p>
          </table:table-cell>
          <table:table-cell table:style-name="ce39" office:value-type="currency" office:currency="USD" office:value="0.00159426801455657" calcext:value-type="currency">
            <text:p>$0.00159</text:p>
          </table:table-cell>
          <table:table-cell table:style-name="ce39" office:value-type="currency" office:currency="USD" office:value="0.00133801801455657" calcext:value-type="currency">
            <text:p>$0.00134</text:p>
          </table:table-cell>
          <table:table-cell table:style-name="ce38" office:value-type="currency" office:currency="USD" office:value="0.00149163847401492" calcext:value-type="currency">
            <text:p>$0.00149</text:p>
          </table:table-cell>
          <table:table-cell table:style-name="ce39" office:value-type="currency" office:currency="USD" office:value="0.00207926801455657" calcext:value-type="currency">
            <text:p>$0.00208</text:p>
          </table:table-cell>
          <table:table-cell table:style-name="ce40" office:value-type="currency" office:currency="USD" office:value="0.0059" calcext:value-type="currency">
            <text:p>$0.00590</text:p>
          </table:table-cell>
          <table:table-cell table:style-name="ce42" office:value-type="currency" office:currency="USD" office:value="0.0049" calcext:value-type="currency">
            <text:p>$0.00490</text:p>
          </table:table-cell>
          <table:table-cell table:style-name="ce42" office:value-type="currency" office:currency="USD" office:value="0.0035" calcext:value-type="currency">
            <text:p>$0.00350</text:p>
          </table:table-cell>
          <table:table-cell table:style-name="ce42" office:value-type="currency" office:currency="USD" office:value="0.0056" calcext:value-type="currency">
            <text:p>$0.00560</text:p>
          </table:table-cell>
          <table:table-cell table:style-name="ce42" office:value-type="currency" office:currency="USD" office:value="0.0061" calcext:value-type="currency">
            <text:p>$0.00610</text:p>
          </table:table-cell>
          <table:table-cell table:style-name="ce42" office:value-type="currency" office:currency="USD" office:value="0.014" calcext:value-type="currency">
            <text:p>$0.01400</text:p>
          </table:table-cell>
          <table:table-cell table:style-name="ce42" office:value-type="currency" office:currency="USD" office:value="0.029" calcext:value-type="currency">
            <text:p>$0.0290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8" office:value-type="string" calcext:value-type="string">
            <text:p>t1.small</text:p>
          </table:table-cell>
          <table:table-cell table:style-name="ce38" office:value-type="string" calcext:value-type="string">
            <text:p>m3.large</text:p>
          </table:table-cell>
          <table:table-cell table:style-name="ce37" office:value-type="string" calcext:value-type="string">
            <text:p>c3.8xlarge</text:p>
          </table:table-cell>
          <table:table-cell table:style-name="ce37" office:value-type="string" calcext:value-type="string">
            <text:p>g2.2xlarge</text:p>
          </table:table-cell>
          <table:table-cell table:style-name="ce37" office:value-type="string" calcext:value-type="string">
            <text:p>r3.4xlarge</text:p>
          </table:table-cell>
          <table:table-cell table:style-name="ce37" office:value-type="string" calcext:value-type="string">
            <text:p>i2.8xlarge</text:p>
          </table:table-cell>
          <table:table-cell table:style-name="ce37" office:value-type="string" calcext:value-type="string">
            <text:p>hs1.8xlarge</text:p>
          </table:table-cell>
          <table:table-cell table:number-columns-repeated="7"/>
        </table:table-row>
        <table:table-row table:style-name="ro8">
          <table:table-cell table:style-name="ce37" office:value-type="string" calcext:value-type="string">
            <text:p>amazon pricing</text:p>
          </table:table-cell>
          <table:table-cell table:style-name="ce40" office:value-type="currency" office:currency="USD" office:value="0.0059" calcext:value-type="currency">
            <text:p>$0.00590</text:p>
          </table:table-cell>
          <table:table-cell table:style-name="ce42" office:value-type="currency" office:currency="USD" office:value="0.0049" calcext:value-type="currency">
            <text:p>$0.00490</text:p>
          </table:table-cell>
          <table:table-cell table:style-name="ce42" office:value-type="currency" office:currency="USD" office:value="0.0035" calcext:value-type="currency">
            <text:p>$0.00350</text:p>
          </table:table-cell>
          <table:table-cell table:style-name="ce42" office:value-type="currency" office:currency="USD" office:value="0.0056" calcext:value-type="currency">
            <text:p>$0.00560</text:p>
          </table:table-cell>
          <table:table-cell table:style-name="ce42" office:value-type="currency" office:currency="USD" office:value="0.0061" calcext:value-type="currency">
            <text:p>$0.00610</text:p>
          </table:table-cell>
          <table:table-cell table:style-name="ce42" office:value-type="currency" office:currency="USD" office:value="0.014" calcext:value-type="currency">
            <text:p>$0.01400</text:p>
          </table:table-cell>
          <table:table-cell table:style-name="ce42" office:value-type="currency" office:currency="USD" office:value="0.029" calcext:value-type="currency">
            <text:p>$0.02900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% utiliz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4" office:value-type="string" calcext:value-type="string">
            <text:p>NB FLOP (GFLOPS)</text:p>
          </table:table-cell>
          <table:table-cell table:style-name="ce38" office:value-type="string" calcext:value-type="string">
            <text:p>t1.small.private</text:p>
          </table:table-cell>
          <table:table-cell table:style-name="ce38" office:value-type="string" calcext:value-type="string">
            <text:p>m3.large.private</text:p>
          </table:table-cell>
          <table:table-cell table:style-name="ce37" office:value-type="string" calcext:value-type="string">
            <text:p>c3.8xlarge.private</text:p>
          </table:table-cell>
          <table:table-cell table:style-name="ce37" office:value-type="string" calcext:value-type="string">
            <text:p>g2.2xlarge.private</text:p>
          </table:table-cell>
          <table:table-cell table:style-name="ce37" office:value-type="string" calcext:value-type="string">
            <text:p>r3.4xlarge.private</text:p>
          </table:table-cell>
          <table:table-cell table:style-name="ce37" office:value-type="string" calcext:value-type="string">
            <text:p>i2.8xlarge.private</text:p>
          </table:table-cell>
          <table:table-cell table:style-name="ce37" office:value-type="string" calcext:value-type="string">
            <text:p>hs1.8xlarge.private</text:p>
          </table:table-cell>
          <table:table-cell table:number-columns-repeated="7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41" table:formula="of:=[.B2]/[.B$11]" office:value-type="percentage" office:value="3591.33757310286" calcext:value-type="percentage">
            <text:p>359133.76%</text:p>
          </table:table-cell>
          <table:table-cell table:style-name="ce41" table:formula="of:=[.C2]/[.C$11]" office:value-type="percentage" office:value="4326.35309954596" calcext:value-type="percentage">
            <text:p>432635.31%</text:p>
          </table:table-cell>
          <table:table-cell table:style-name="ce41" table:formula="of:=[.D2]/[.D$11]" office:value-type="percentage" office:value="6087.94501357549" calcext:value-type="percentage">
            <text:p>608794.50%</text:p>
          </table:table-cell>
          <table:table-cell table:style-name="ce41" table:formula="of:=[.E2]/[.E$11]" office:value-type="percentage" office:value="3786.78706205611" calcext:value-type="percentage">
            <text:p>378678.71%</text:p>
          </table:table-cell>
          <table:table-cell table:style-name="ce41" table:formula="of:=[.F2]/[.F$11]" office:value-type="percentage" office:value="3473.03402418266" calcext:value-type="percentage">
            <text:p>347303.40%</text:p>
          </table:table-cell>
          <table:table-cell table:style-name="ce41" table:formula="of:=[.G2]/[.G$11]" office:value-type="percentage" office:value="1520.40053910816" calcext:value-type="percentage">
            <text:p>152040.05%</text:p>
          </table:table-cell>
          <table:table-cell table:style-name="ce41" table:formula="of:=[.H2]/[.H$11]" office:value-type="percentage" office:value="732.579570603938" calcext:value-type="percentage">
            <text:p>73257.96%</text:p>
          </table:table-cell>
          <table:table-cell table:number-columns-repeated="7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41" table:formula="of:=[.B3]/[.B$11]" office:value-type="percentage" office:value="359.133757310286" calcext:value-type="percentage">
            <text:p>35913.38%</text:p>
          </table:table-cell>
          <table:table-cell table:style-name="ce41" table:formula="of:=[.C3]/[.C$11]" office:value-type="percentage" office:value="432.635309954596" calcext:value-type="percentage">
            <text:p>43263.53%</text:p>
          </table:table-cell>
          <table:table-cell table:style-name="ce41" table:formula="of:=[.D3]/[.D$11]" office:value-type="percentage" office:value="608.794501357549" calcext:value-type="percentage">
            <text:p>60879.45%</text:p>
          </table:table-cell>
          <table:table-cell table:style-name="ce41" table:formula="of:=[.E3]/[.E$11]" office:value-type="percentage" office:value="378.678706205611" calcext:value-type="percentage">
            <text:p>37867.87%</text:p>
          </table:table-cell>
          <table:table-cell table:style-name="ce41" table:formula="of:=[.F3]/[.F$11]" office:value-type="percentage" office:value="347.303402418266" calcext:value-type="percentage">
            <text:p>34730.34%</text:p>
          </table:table-cell>
          <table:table-cell table:style-name="ce41" table:formula="of:=[.G3]/[.G$11]" office:value-type="percentage" office:value="152.040053910816" calcext:value-type="percentage">
            <text:p>15204.01%</text:p>
          </table:table-cell>
          <table:table-cell table:style-name="ce41" table:formula="of:=[.H3]/[.H$11]" office:value-type="percentage" office:value="73.2579570603938" calcext:value-type="percentage">
            <text:p>7325.80%</text:p>
          </table:table-cell>
          <table:table-cell table:number-columns-repeated="7"/>
        </table:table-row>
        <table:table-row table:style-name="ro1">
          <table:table-cell table:style-name="ce35" office:value-type="float" office:value="100" calcext:value-type="float">
            <text:p>100</text:p>
          </table:table-cell>
          <table:table-cell table:style-name="ce41" table:formula="of:=[.B4]/[.B$11]" office:value-type="percentage" office:value="35.9133757310286" calcext:value-type="percentage">
            <text:p>3591.34%</text:p>
          </table:table-cell>
          <table:table-cell table:style-name="ce41" table:formula="of:=[.C4]/[.C$11]" office:value-type="percentage" office:value="43.2635309954596" calcext:value-type="percentage">
            <text:p>4326.35%</text:p>
          </table:table-cell>
          <table:table-cell table:style-name="ce41" table:formula="of:=[.D4]/[.D$11]" office:value-type="percentage" office:value="60.8794501357549" calcext:value-type="percentage">
            <text:p>6087.95%</text:p>
          </table:table-cell>
          <table:table-cell table:style-name="ce41" table:formula="of:=[.E4]/[.E$11]" office:value-type="percentage" office:value="38.0485849062754" calcext:value-type="percentage">
            <text:p>3804.86%</text:p>
          </table:table-cell>
          <table:table-cell table:style-name="ce41" table:formula="of:=[.F4]/[.F$11]" office:value-type="percentage" office:value="34.8626353237938" calcext:value-type="percentage">
            <text:p>3486.26%</text:p>
          </table:table-cell>
          <table:table-cell table:style-name="ce41" table:formula="of:=[.G4]/[.G$11]" office:value-type="percentage" office:value="15.2040053910816" calcext:value-type="percentage">
            <text:p>1520.40%</text:p>
          </table:table-cell>
          <table:table-cell table:style-name="ce41" table:formula="of:=[.H4]/[.H$11]" office:value-type="percentage" office:value="7.37407156810835" calcext:value-type="percentage">
            <text:p>737.41%</text:p>
          </table:table-cell>
          <table:table-cell table:number-columns-repeated="7"/>
        </table:table-row>
        <table:table-row table:style-name="ro1">
          <table:table-cell table:style-name="ce35" office:value-type="float" office:value="1000" calcext:value-type="float">
            <text:p>1,000</text:p>
          </table:table-cell>
          <table:table-cell table:style-name="ce41" table:formula="of:=[.B5]/[.B$11]" office:value-type="percentage" office:value="3.70534995790653" calcext:value-type="percentage">
            <text:p>370.53%</text:p>
          </table:table-cell>
          <table:table-cell table:style-name="ce41" table:formula="of:=[.C5]/[.C$11]" office:value-type="percentage" office:value="4.48034924691088" calcext:value-type="percentage">
            <text:p>448.03%</text:p>
          </table:table-cell>
          <table:table-cell table:style-name="ce41" table:formula="of:=[.D5]/[.D$11]" office:value-type="percentage" office:value="6.26194501357549" calcext:value-type="percentage">
            <text:p>626.19%</text:p>
          </table:table-cell>
          <table:table-cell table:style-name="ce41" table:formula="of:=[.E5]/[.E$11]" office:value-type="percentage" office:value="4.00405163248078" calcext:value-type="percentage">
            <text:p>400.41%</text:p>
          </table:table-cell>
          <table:table-cell table:style-name="ce41" table:formula="of:=[.F5]/[.F$11]" office:value-type="percentage" office:value="3.63216215440858" calcext:value-type="percentage">
            <text:p>363.22%</text:p>
          </table:table-cell>
          <table:table-cell table:style-name="ce41" table:formula="of:=[.G5]/[.G$11]" office:value-type="percentage" office:value="1.61080053910816" calcext:value-type="percentage">
            <text:p>161.08%</text:p>
          </table:table-cell>
          <table:table-cell table:style-name="ce41" table:formula="of:=[.H5]/[.H$11]" office:value-type="percentage" office:value="0.790589280754909" calcext:value-type="percentage">
            <text:p>79.06%</text:p>
          </table:table-cell>
          <table:table-cell table:number-columns-repeated="7"/>
        </table:table-row>
        <table:table-row table:style-name="ro1">
          <table:table-cell table:style-name="ce35" office:value-type="float" office:value="10000" calcext:value-type="float">
            <text:p>10,000</text:p>
          </table:table-cell>
          <table:table-cell table:style-name="ce41" table:formula="of:=[.B6]/[.B$11]" office:value-type="percentage" office:value="0.482944159331083" calcext:value-type="percentage">
            <text:p>48.29%</text:p>
          </table:table-cell>
          <table:table-cell table:style-name="ce41" table:formula="of:=[.C6]/[.C$11]" office:value-type="percentage" office:value="0.599055917221894" calcext:value-type="percentage">
            <text:p>59.91%</text:p>
          </table:table-cell>
          <table:table-cell table:style-name="ce41" table:formula="of:=[.D6]/[.D$11]" office:value-type="percentage" office:value="0.791719379536706" calcext:value-type="percentage">
            <text:p>79.17%</text:p>
          </table:table-cell>
          <table:table-cell table:style-name="ce41" table:formula="of:=[.E6]/[.E$11]" office:value-type="percentage" office:value="0.612407436530934" calcext:value-type="percentage">
            <text:p>61.24%</text:p>
          </table:table-cell>
          <table:table-cell table:style-name="ce41" table:formula="of:=[.F6]/[.F$11]" office:value-type="percentage" office:value="0.520201908946431" calcext:value-type="percentage">
            <text:p>52.02%</text:p>
          </table:table-cell>
          <table:table-cell table:style-name="ce41" table:formula="of:=[.G6]/[.G$11]" office:value-type="percentage" office:value="0.245310218674524" calcext:value-type="percentage">
            <text:p>24.53%</text:p>
          </table:table-cell>
          <table:table-cell table:style-name="ce41" table:formula="of:=[.H6]/[.H$11]" office:value-type="percentage" office:value="0.134982125674939" calcext:value-type="percentage">
            <text:p>13.50%</text:p>
          </table:table-cell>
          <table:table-cell table:number-columns-repeated="7"/>
        </table:table-row>
        <table:table-row table:style-name="ro1">
          <table:table-cell table:style-name="ce35" office:value-type="float" office:value="100000" calcext:value-type="float">
            <text:p>100,000</text:p>
          </table:table-cell>
          <table:table-cell table:style-name="ce41" table:formula="of:=[.B7]/[.B$11]" office:value-type="percentage" office:value="0.160858016729887" calcext:value-type="percentage">
            <text:p>16.09%</text:p>
          </table:table-cell>
          <table:table-cell table:style-name="ce41" table:formula="of:=[.C7]/[.C$11]" office:value-type="percentage" office:value="0.211112539316761" calcext:value-type="percentage">
            <text:p>21.11%</text:p>
          </table:table-cell>
          <table:table-cell table:style-name="ce41" table:formula="of:=[.D7]/[.D$11]" office:value-type="percentage" office:value="0.245849641040016" calcext:value-type="percentage">
            <text:p>24.58%</text:p>
          </table:table-cell>
          <table:table-cell table:style-name="ce41" table:formula="of:=[.E7]/[.E$11]" office:value-type="percentage" office:value="0.311105490738357" calcext:value-type="percentage">
            <text:p>31.11%</text:p>
          </table:table-cell>
          <table:table-cell table:style-name="ce41" table:formula="of:=[.F7]/[.F$11]" office:value-type="percentage" office:value="0.243596843956524" calcext:value-type="percentage">
            <text:p>24.36%</text:p>
          </table:table-cell>
          <table:table-cell table:style-name="ce41" table:formula="of:=[.G7]/[.G$11]" office:value-type="percentage" office:value="0.109651466706649" calcext:value-type="percentage">
            <text:p>10.97%</text:p>
          </table:table-cell>
          <table:table-cell table:style-name="ce41" table:formula="of:=[.H7]/[.H$11]" office:value-type="percentage" office:value="0.0767996809701654" calcext:value-type="percentage">
            <text:p>7.68%</text:p>
          </table:table-cell>
          <table:table-cell table:number-columns-repeated="7"/>
        </table:table-row>
        <table:table-row table:style-name="ro1">
          <table:table-cell table:style-name="ce36" office:value-type="float" office:value="1000000" calcext:value-type="float">
            <text:p>1,000,000</text:p>
          </table:table-cell>
          <table:table-cell table:style-name="ce41" table:formula="of:=[.B8]/[.B$11]" office:value-type="percentage" office:value="0.157176110581532" calcext:value-type="percentage">
            <text:p>15.72%</text:p>
          </table:table-cell>
          <table:table-cell table:style-name="ce41" table:formula="of:=[.C8]/[.C$11]" office:value-type="percentage" office:value="0.206666686803678" calcext:value-type="percentage">
            <text:p>20.67%</text:p>
          </table:table-cell>
          <table:table-cell table:style-name="ce41" table:formula="of:=[.D8]/[.D$11]" office:value-type="percentage" office:value="0.209291439686053" calcext:value-type="percentage">
            <text:p>20.93%</text:p>
          </table:table-cell>
          <table:table-cell table:style-name="ce41" table:formula="of:=[.E8]/[.E$11]" office:value-type="percentage" office:value="0.284690716885102" calcext:value-type="percentage">
            <text:p>28.47%</text:p>
          </table:table-cell>
          <table:table-cell table:style-name="ce41" table:formula="of:=[.F8]/[.F$11]" office:value-type="percentage" office:value="0.219347215501077" calcext:value-type="percentage">
            <text:p>21.93%</text:p>
          </table:table-cell>
          <table:table-cell table:style-name="ce41" table:formula="of:=[.G8]/[.G$11]" office:value-type="percentage" office:value="0.10654560528678" calcext:value-type="percentage">
            <text:p>10.65%</text:p>
          </table:table-cell>
          <table:table-cell table:style-name="ce41" table:formula="of:=[.H8]/[.H$11]" office:value-type="percentage" office:value="0.0716988970536749" calcext:value-type="percentage">
            <text:p>7.17%</text:p>
          </table:table-cell>
          <table:table-cell table:number-columns-repeated="7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style-name="ce34" office:value-type="string" calcext:value-type="string">
            <text:p>NB FLOP (GFLOPS)</text:p>
          </table:table-cell>
          <table:table-cell table:style-name="ce38" office:value-type="string" calcext:value-type="string">
            <text:p>t1.small.private</text:p>
          </table:table-cell>
          <table:table-cell table:style-name="ce38" office:value-type="string" calcext:value-type="string">
            <text:p>m3.large.private</text:p>
          </table:table-cell>
          <table:table-cell table:style-name="ce37" office:value-type="string" calcext:value-type="string">
            <text:p>c3.8xlarge.private</text:p>
          </table:table-cell>
          <table:table-cell table:style-name="ce37" office:value-type="string" calcext:value-type="string">
            <text:p>g2.2xlarge.private</text:p>
          </table:table-cell>
          <table:table-cell table:style-name="ce37" office:value-type="string" calcext:value-type="string">
            <text:p>r3.4xlarge.private</text:p>
          </table:table-cell>
          <table:table-cell table:style-name="ce37" office:value-type="string" calcext:value-type="string">
            <text:p>i2.8xlarge.private</text:p>
          </table:table-cell>
          <table:table-cell table:style-name="ce37" office:value-type="string" calcext:value-type="string">
            <text:p>hs1.8xlarge.private</text:p>
          </table:table-cell>
          <table:table-cell table:style-name="ce38" office:value-type="string" calcext:value-type="string">
            <text:p>t1.small</text:p>
          </table:table-cell>
          <table:table-cell table:style-name="ce38" office:value-type="string" calcext:value-type="string">
            <text:p>m3.large</text:p>
          </table:table-cell>
          <table:table-cell table:style-name="ce37" office:value-type="string" calcext:value-type="string">
            <text:p>c3.8xlarge</text:p>
          </table:table-cell>
          <table:table-cell table:style-name="ce37" office:value-type="string" calcext:value-type="string">
            <text:p>g2.2xlarge</text:p>
          </table:table-cell>
          <table:table-cell table:style-name="ce37" office:value-type="string" calcext:value-type="string">
            <text:p>r3.4xlarge</text:p>
          </table:table-cell>
          <table:table-cell table:style-name="ce37" office:value-type="string" calcext:value-type="string">
            <text:p>i2.8xlarge</text:p>
          </table:table-cell>
          <table:table-cell table:style-name="ce37" office:value-type="string" calcext:value-type="string">
            <text:p>hs1.8xlarge</text:p>
          </table:table-cell>
        </table:table-row>
        <table:table-row table:style-name="ro8">
          <table:table-cell table:style-name="ce35" office:value-type="float" office:value="1000" calcext:value-type="float">
            <text:p>1,000</text:p>
          </table:table-cell>
          <table:table-cell table:style-name="ce39" office:value-type="currency" office:currency="USD" office:value="0.0218615647516485" calcext:value-type="currency">
            <text:p>$0.02186</text:p>
          </table:table-cell>
          <table:table-cell table:style-name="ce39" office:value-type="currency" office:currency="USD" office:value="0.0219537113098633" calcext:value-type="currency">
            <text:p>$0.02195</text:p>
          </table:table-cell>
          <table:table-cell table:style-name="ce39" office:value-type="currency" office:currency="USD" office:value="0.0219168075475142" calcext:value-type="currency">
            <text:p>$0.02192</text:p>
          </table:table-cell>
          <table:table-cell table:style-name="ce39" office:value-type="currency" office:currency="USD" office:value="0.0232221891418924" calcext:value-type="currency">
            <text:p>$0.02322</text:p>
          </table:table-cell>
          <table:table-cell table:style-name="ce39" office:value-type="currency" office:currency="USD" office:value="0.0221561891418924" calcext:value-type="currency">
            <text:p>$0.02216</text:p>
          </table:table-cell>
          <table:table-cell table:style-name="ce39" office:value-type="currency" office:currency="USD" office:value="0.0225512075475142" calcext:value-type="currency">
            <text:p>$0.02255</text:p>
          </table:table-cell>
          <table:table-cell table:style-name="ce39" office:value-type="currency" office:currency="USD" office:value="0.0229270891418924" calcext:value-type="currency">
            <text:p>$0.02293</text:p>
          </table:table-cell>
          <table:table-cell table:style-name="ce40" office:value-type="currency" office:currency="USD" office:value="0.0059" calcext:value-type="currency">
            <text:p>$0.00590</text:p>
          </table:table-cell>
          <table:table-cell table:style-name="ce42" office:value-type="currency" office:currency="USD" office:value="0.0049" calcext:value-type="currency">
            <text:p>$0.00490</text:p>
          </table:table-cell>
          <table:table-cell table:style-name="ce42" office:value-type="currency" office:currency="USD" office:value="0.0035" calcext:value-type="currency">
            <text:p>$0.00350</text:p>
          </table:table-cell>
          <table:table-cell table:style-name="ce42" office:value-type="currency" office:currency="USD" office:value="0.0056" calcext:value-type="currency">
            <text:p>$0.00560</text:p>
          </table:table-cell>
          <table:table-cell table:style-name="ce42" office:value-type="currency" office:currency="USD" office:value="0.0061" calcext:value-type="currency">
            <text:p>$0.00610</text:p>
          </table:table-cell>
          <table:table-cell table:style-name="ce42" office:value-type="currency" office:currency="USD" office:value="0.014" calcext:value-type="currency">
            <text:p>$0.01400</text:p>
          </table:table-cell>
          <table:table-cell table:style-name="ce42" office:value-type="currency" office:currency="USD" office:value="0.029" calcext:value-type="currency">
            <text:p>$0.02900</text:p>
          </table:table-cell>
        </table:table-row>
        <table:table-row table:style-name="ro8">
          <table:table-cell table:style-name="ce35" office:value-type="float" office:value="10000" calcext:value-type="float">
            <text:p>10,000</text:p>
          </table:table-cell>
          <table:table-cell table:style-name="ce39" office:value-type="currency" office:currency="USD" office:value="0.00284937054005339" calcext:value-type="currency">
            <text:p>$0.00285</text:p>
          </table:table-cell>
          <table:table-cell table:style-name="ce39" office:value-type="currency" office:currency="USD" office:value="0.00293537399438728" calcext:value-type="currency">
            <text:p>$0.00294</text:p>
          </table:table-cell>
          <table:table-cell table:style-name="ce39" office:value-type="currency" office:currency="USD" office:value="0.00277101782837847" calcext:value-type="currency">
            <text:p>$0.00277</text:p>
          </table:table-cell>
          <table:table-cell table:style-name="ce39" office:value-type="currency" office:currency="USD" office:value="0.00419823164457323" calcext:value-type="currency">
            <text:p>$0.00420</text:p>
          </table:table-cell>
          <table:table-cell table:style-name="ce39" office:value-type="currency" office:currency="USD" office:value="0.00317323164457323" calcext:value-type="currency">
            <text:p>$0.00317</text:p>
          </table:table-cell>
          <table:table-cell table:style-name="ce39" office:value-type="currency" office:currency="USD" office:value="0.00343434306144334" calcext:value-type="currency">
            <text:p>$0.00343</text:p>
          </table:table-cell>
          <table:table-cell table:style-name="ce39" office:value-type="currency" office:currency="USD" office:value="0.00391448164457323" calcext:value-type="currency">
            <text:p>$0.00391</text:p>
          </table:table-cell>
          <table:table-cell table:style-name="ce40" office:value-type="currency" office:currency="USD" office:value="0.0059" calcext:value-type="currency">
            <text:p>$0.00590</text:p>
          </table:table-cell>
          <table:table-cell table:style-name="ce42" office:value-type="currency" office:currency="USD" office:value="0.0049" calcext:value-type="currency">
            <text:p>$0.00490</text:p>
          </table:table-cell>
          <table:table-cell table:style-name="ce42" office:value-type="currency" office:currency="USD" office:value="0.0035" calcext:value-type="currency">
            <text:p>$0.00350</text:p>
          </table:table-cell>
          <table:table-cell table:style-name="ce42" office:value-type="currency" office:currency="USD" office:value="0.0056" calcext:value-type="currency">
            <text:p>$0.00560</text:p>
          </table:table-cell>
          <table:table-cell table:style-name="ce42" office:value-type="currency" office:currency="USD" office:value="0.0061" calcext:value-type="currency">
            <text:p>$0.00610</text:p>
          </table:table-cell>
          <table:table-cell table:style-name="ce42" office:value-type="currency" office:currency="USD" office:value="0.014" calcext:value-type="currency">
            <text:p>$0.01400</text:p>
          </table:table-cell>
          <table:table-cell table:style-name="ce42" office:value-type="currency" office:currency="USD" office:value="0.029" calcext:value-type="currency">
            <text:p>$0.02900</text:p>
          </table:table-cell>
        </table:table-row>
        <table:table-row table:style-name="ro8">
          <table:table-cell table:style-name="ce35" office:value-type="float" office:value="100000" calcext:value-type="float">
            <text:p>100,000</text:p>
          </table:table-cell>
          <table:table-cell table:style-name="ce39" office:value-type="currency" office:currency="USD" office:value="0.000949062298706336" calcext:value-type="currency">
            <text:p>$0.00095</text:p>
          </table:table-cell>
          <table:table-cell table:style-name="ce39" office:value-type="currency" office:currency="USD" office:value="0.00103445144265213" calcext:value-type="currency">
            <text:p>$0.00103</text:p>
          </table:table-cell>
          <table:table-cell table:style-name="ce39" office:value-type="currency" office:currency="USD" office:value="0.000860473743640056" calcext:value-type="currency">
            <text:p>$0.00086</text:p>
          </table:table-cell>
          <table:table-cell table:style-name="ce39" office:value-type="currency" office:currency="USD" office:value="0.0025109407481348" calcext:value-type="currency">
            <text:p>$0.00251</text:p>
          </table:table-cell>
          <table:table-cell table:style-name="ce39" office:value-type="currency" office:currency="USD" office:value="0.0014859407481348" calcext:value-type="currency">
            <text:p>$0.00149</text:p>
          </table:table-cell>
          <table:table-cell table:style-name="ce39" office:value-type="currency" office:currency="USD" office:value="0.00153512053389308" calcext:value-type="currency">
            <text:p>$0.00154</text:p>
          </table:table-cell>
          <table:table-cell table:style-name="ce39" office:value-type="currency" office:currency="USD" office:value="0.0022271907481348" calcext:value-type="currency">
            <text:p>$0.00223</text:p>
          </table:table-cell>
          <table:table-cell table:style-name="ce40" office:value-type="currency" office:currency="USD" office:value="0.0059" calcext:value-type="currency">
            <text:p>$0.00590</text:p>
          </table:table-cell>
          <table:table-cell table:style-name="ce42" office:value-type="currency" office:currency="USD" office:value="0.0049" calcext:value-type="currency">
            <text:p>$0.00490</text:p>
          </table:table-cell>
          <table:table-cell table:style-name="ce42" office:value-type="currency" office:currency="USD" office:value="0.0035" calcext:value-type="currency">
            <text:p>$0.00350</text:p>
          </table:table-cell>
          <table:table-cell table:style-name="ce42" office:value-type="currency" office:currency="USD" office:value="0.0056" calcext:value-type="currency">
            <text:p>$0.00560</text:p>
          </table:table-cell>
          <table:table-cell table:style-name="ce42" office:value-type="currency" office:currency="USD" office:value="0.0061" calcext:value-type="currency">
            <text:p>$0.00610</text:p>
          </table:table-cell>
          <table:table-cell table:style-name="ce42" office:value-type="currency" office:currency="USD" office:value="0.014" calcext:value-type="currency">
            <text:p>$0.01400</text:p>
          </table:table-cell>
          <table:table-cell table:style-name="ce42" office:value-type="currency" office:currency="USD" office:value="0.029" calcext:value-type="currency">
            <text:p>$0.02900</text:p>
          </table:table-cell>
        </table:table-row>
        <table:table-row table:style-name="ro8">
          <table:table-cell table:style-name="ce36" office:value-type="float" office:value="1000000" calcext:value-type="float">
            <text:p>1,000,000</text:p>
          </table:table-cell>
          <table:table-cell table:style-name="ce39" office:value-type="currency" office:currency="USD" office:value="0.000927339052431039" calcext:value-type="currency">
            <text:p>$0.00093</text:p>
          </table:table-cell>
          <table:table-cell table:style-name="ce39" office:value-type="currency" office:currency="USD" office:value="0.00101266676533802" calcext:value-type="currency">
            <text:p>$0.00101</text:p>
          </table:table-cell>
          <table:table-cell table:style-name="ce39" office:value-type="currency" office:currency="USD" office:value="0.000732520038901184" calcext:value-type="currency">
            <text:p>$0.00073</text:p>
          </table:table-cell>
          <table:table-cell table:style-name="ce39" office:value-type="currency" office:currency="USD" office:value="0.00236301801455657" calcext:value-type="currency">
            <text:p>$0.00236</text:p>
          </table:table-cell>
          <table:table-cell table:style-name="ce39" office:value-type="currency" office:currency="USD" office:value="0.00133801801455657" calcext:value-type="currency">
            <text:p>$0.00134</text:p>
          </table:table-cell>
          <table:table-cell table:style-name="ce39" office:value-type="currency" office:currency="USD" office:value="0.00149163847401492" calcext:value-type="currency">
            <text:p>$0.00149</text:p>
          </table:table-cell>
          <table:table-cell table:style-name="ce39" office:value-type="currency" office:currency="USD" office:value="0.00207926801455657" calcext:value-type="currency">
            <text:p>$0.00208</text:p>
          </table:table-cell>
          <table:table-cell table:style-name="ce40" office:value-type="currency" office:currency="USD" office:value="0.0059" calcext:value-type="currency">
            <text:p>$0.00590</text:p>
          </table:table-cell>
          <table:table-cell table:style-name="ce42" office:value-type="currency" office:currency="USD" office:value="0.0049" calcext:value-type="currency">
            <text:p>$0.00490</text:p>
          </table:table-cell>
          <table:table-cell table:style-name="ce42" office:value-type="currency" office:currency="USD" office:value="0.0035" calcext:value-type="currency">
            <text:p>$0.00350</text:p>
          </table:table-cell>
          <table:table-cell table:style-name="ce42" office:value-type="currency" office:currency="USD" office:value="0.0056" calcext:value-type="currency">
            <text:p>$0.00560</text:p>
          </table:table-cell>
          <table:table-cell table:style-name="ce42" office:value-type="currency" office:currency="USD" office:value="0.0061" calcext:value-type="currency">
            <text:p>$0.00610</text:p>
          </table:table-cell>
          <table:table-cell table:style-name="ce42" office:value-type="currency" office:currency="USD" office:value="0.014" calcext:value-type="currency">
            <text:p>$0.01400</text:p>
          </table:table-cell>
          <table:table-cell table:style-name="ce42" office:value-type="currency" office:currency="USD" office:value="0.029" calcext:value-type="currency">
            <text:p>$0.02900</text:p>
          </table:table-cell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style-name="ce34" office:value-type="string" calcext:value-type="string">
            <text:p>NB FLOP (GFLOPS)</text:p>
          </table:table-cell>
          <table:table-cell table:style-name="ce38" office:value-type="string" calcext:value-type="string">
            <text:p>t1.small.private</text:p>
          </table:table-cell>
          <table:table-cell table:style-name="ce38" office:value-type="string" calcext:value-type="string">
            <text:p>m3.large.private</text:p>
          </table:table-cell>
          <table:table-cell table:style-name="ce37" office:value-type="string" calcext:value-type="string">
            <text:p>c3.8xlarge.private</text:p>
          </table:table-cell>
          <table:table-cell table:style-name="ce37" office:value-type="string" calcext:value-type="string">
            <text:p>g2.2xlarge.private</text:p>
          </table:table-cell>
          <table:table-cell table:style-name="ce37" office:value-type="string" calcext:value-type="string">
            <text:p>r3.4xlarge.private</text:p>
          </table:table-cell>
          <table:table-cell table:style-name="ce37" office:value-type="string" calcext:value-type="string">
            <text:p>i2.8xlarge.private</text:p>
          </table:table-cell>
          <table:table-cell table:style-name="ce37" office:value-type="string" calcext:value-type="string">
            <text:p>hs1.8xlarge.private</text:p>
          </table:table-cell>
          <table:table-cell table:number-columns-repeated="7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41" table:number-columns-repeated="4"/>
          <table:table-cell table:style-name="ce35"/>
          <table:table-cell table:style-name="ce41"/>
          <table:table-cell table:style-name="ce37"/>
          <table:table-cell table:number-columns-repeated="7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41" table:number-columns-repeated="4"/>
          <table:table-cell table:style-name="ce35"/>
          <table:table-cell table:style-name="ce41"/>
          <table:table-cell table:style-name="ce37"/>
          <table:table-cell table:number-columns-repeated="7"/>
        </table:table-row>
        <table:table-row table:style-name="ro1">
          <table:table-cell table:style-name="ce35" office:value-type="float" office:value="100" calcext:value-type="float">
            <text:p>100</text:p>
          </table:table-cell>
          <table:table-cell table:style-name="ce41" table:number-columns-repeated="4"/>
          <table:table-cell table:style-name="ce35"/>
          <table:table-cell table:style-name="ce41"/>
          <table:table-cell table:style-name="ce37"/>
          <table:table-cell table:number-columns-repeated="7"/>
        </table:table-row>
        <table:table-row table:style-name="ro1">
          <table:table-cell table:style-name="ce35" office:value-type="float" office:value="1000" calcext:value-type="float">
            <text:p>1,000</text:p>
          </table:table-cell>
          <table:table-cell table:style-name="ce41" table:number-columns-repeated="4"/>
          <table:table-cell table:style-name="ce35"/>
          <table:table-cell table:style-name="ce41"/>
          <table:table-cell table:style-name="ce41" office:value-type="percentage" office:value="0.790589280754909" calcext:value-type="percentage">
            <text:p>79.06%</text:p>
          </table:table-cell>
          <table:table-cell table:number-columns-repeated="7"/>
        </table:table-row>
        <table:table-row table:style-name="ro1">
          <table:table-cell table:style-name="ce35" office:value-type="float" office:value="10000" calcext:value-type="float">
            <text:p>10,000</text:p>
          </table:table-cell>
          <table:table-cell table:style-name="ce41" office:value-type="percentage" office:value="0.482944159331083" calcext:value-type="percentage">
            <text:p>48.29%</text:p>
          </table:table-cell>
          <table:table-cell table:style-name="ce41" office:value-type="percentage" office:value="0.599055917221894" calcext:value-type="percentage">
            <text:p>59.91%</text:p>
          </table:table-cell>
          <table:table-cell table:style-name="ce41" office:value-type="percentage" office:value="0.791719379536706" calcext:value-type="percentage">
            <text:p>79.17%</text:p>
          </table:table-cell>
          <table:table-cell table:style-name="ce41" office:value-type="percentage" office:value="0.612407436530934" calcext:value-type="percentage">
            <text:p>61.24%</text:p>
          </table:table-cell>
          <table:table-cell table:style-name="ce41" office:value-type="percentage" office:value="0.520201908946431" calcext:value-type="percentage">
            <text:p>52.02%</text:p>
          </table:table-cell>
          <table:table-cell table:style-name="ce41" office:value-type="percentage" office:value="0.245310218674524" calcext:value-type="percentage">
            <text:p>24.53%</text:p>
          </table:table-cell>
          <table:table-cell table:style-name="ce41" office:value-type="percentage" office:value="0.134982125674939" calcext:value-type="percentage">
            <text:p>13.50%</text:p>
          </table:table-cell>
          <table:table-cell table:number-columns-repeated="7"/>
        </table:table-row>
        <table:table-row table:style-name="ro1">
          <table:table-cell table:style-name="ce35" office:value-type="float" office:value="100000" calcext:value-type="float">
            <text:p>100,000</text:p>
          </table:table-cell>
          <table:table-cell table:style-name="ce41" office:value-type="percentage" office:value="0.160858016729887" calcext:value-type="percentage">
            <text:p>16.09%</text:p>
          </table:table-cell>
          <table:table-cell table:style-name="ce41" office:value-type="percentage" office:value="0.211112539316761" calcext:value-type="percentage">
            <text:p>21.11%</text:p>
          </table:table-cell>
          <table:table-cell table:style-name="ce41" office:value-type="percentage" office:value="0.245849641040016" calcext:value-type="percentage">
            <text:p>24.58%</text:p>
          </table:table-cell>
          <table:table-cell table:style-name="ce41" office:value-type="percentage" office:value="0.311105490738357" calcext:value-type="percentage">
            <text:p>31.11%</text:p>
          </table:table-cell>
          <table:table-cell table:style-name="ce41" office:value-type="percentage" office:value="0.243596843956524" calcext:value-type="percentage">
            <text:p>24.36%</text:p>
          </table:table-cell>
          <table:table-cell table:style-name="ce41" office:value-type="percentage" office:value="0.109651466706649" calcext:value-type="percentage">
            <text:p>10.97%</text:p>
          </table:table-cell>
          <table:table-cell table:style-name="ce41" office:value-type="percentage" office:value="0.0767996809701654" calcext:value-type="percentage">
            <text:p>7.68%</text:p>
          </table:table-cell>
          <table:table-cell table:number-columns-repeated="7"/>
        </table:table-row>
        <table:table-row table:style-name="ro1">
          <table:table-cell table:style-name="ce36" office:value-type="float" office:value="1000000" calcext:value-type="float">
            <text:p>1,000,000</text:p>
          </table:table-cell>
          <table:table-cell table:style-name="ce41" office:value-type="percentage" office:value="0.157176110581532" calcext:value-type="percentage">
            <text:p>15.72%</text:p>
          </table:table-cell>
          <table:table-cell table:style-name="ce41" office:value-type="percentage" office:value="0.206666686803678" calcext:value-type="percentage">
            <text:p>20.67%</text:p>
          </table:table-cell>
          <table:table-cell table:style-name="ce41" office:value-type="percentage" office:value="0.209291439686053" calcext:value-type="percentage">
            <text:p>20.93%</text:p>
          </table:table-cell>
          <table:table-cell table:style-name="ce41" office:value-type="percentage" office:value="0.284690716885102" calcext:value-type="percentage">
            <text:p>28.47%</text:p>
          </table:table-cell>
          <table:table-cell table:style-name="ce41" office:value-type="percentage" office:value="0.219347215501077" calcext:value-type="percentage">
            <text:p>21.93%</text:p>
          </table:table-cell>
          <table:table-cell table:style-name="ce41" office:value-type="percentage" office:value="0.10654560528678" calcext:value-type="percentage">
            <text:p>10.65%</text:p>
          </table:table-cell>
          <table:table-cell table:style-name="ce41" office:value-type="percentage" office:value="0.0716988970536749" calcext:value-type="percentage">
            <text:p>7.17%</text:p>
          </table:table-cell>
          <table:table-cell table:number-columns-repeated="7"/>
        </table:table-row>
      </table:table>
      <table:table table:name="data calc" table:style-name="ta1"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table:style-name="ce12" office:value-type="string" calcext:value-type="string">
            <text:p>REMPLIR LES CASES</text:p>
          </table:table-cell>
          <table:table-cell table:style-name="ce44" office:value-type="string" calcext:value-type="string">
            <text:p>VERTES</text:p>
          </table:table-cell>
          <table:table-cell table:style-name="ce12"/>
          <table:table-cell table:style-name="ce28"/>
          <table:table-cell table:style-name="ce12" table:number-columns-repeated="5"/>
          <table:table-cell/>
          <table:table-cell table:style-name="ce18" office:value-type="float" office:value="43829" calcext:value-type="float">
            <text:p>43829</text:p>
          </table:table-cell>
          <table:table-cell office:value-type="string" calcext:value-type="string">
            <text:p>h/5years</text:p>
          </table:table-cell>
          <table:table-cell table:style-name="Default"/>
          <table:table-cell table:number-columns-repeated="4"/>
        </table:table-row>
        <table:table-row table:style-name="ro6">
          <table:table-cell table:style-name="ce12" table:number-columns-repeated="2"/>
          <table:table-cell table:style-name="ce12" office:value-type="string" calcext:value-type="string">
            <text:p>unit</text:p>
          </table:table-cell>
          <table:table-cell table:style-name="ce28" office:value-type="string" calcext:value-type="string">
            <text:p>tech</text:p>
          </table:table-cell>
          <table:table-cell table:style-name="ce12" office:value-type="string" calcext:value-type="string">
            <text:p>rack</text:p>
          </table:table-cell>
          <table:table-cell table:style-name="ce12" office:value-type="string" calcext:value-type="string">
            <text:p>network</text:p>
          </table:table-cell>
          <table:table-cell table:style-name="ce12" office:value-type="string" calcext:value-type="string">
            <text:p>power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Price/hour (on 5 years)</text:p>
          </table:table-cell>
          <table:table-cell table:style-name="ce44" office:value-type="currency" office:currency="USD" office:value="0.057" calcext:value-type="currency">
            <text:p>$0.05700</text:p>
          </table:table-cell>
          <table:table-cell table:style-name="ce12" office:value-type="currency" office:currency="USD" office:value="21" calcext:value-type="currency">
            <text:p>$21.00000</text:p>
          </table:table-cell>
          <table:table-cell table:style-name="ce12" office:value-type="currency" office:currency="USD" office:value="0.0125259531360515" calcext:value-type="currency">
            <text:p>$0.01253</text:p>
          </table:table-cell>
          <table:table-cell table:style-name="ce12" office:value-type="currency" office:currency="USD" office:value="0.00228159437815145" calcext:value-type="currency">
            <text:p>$0.00228</text:p>
          </table:table-cell>
          <table:table-cell table:style-name="ce47" office:value-type="currency" office:currency="USD" office:value="0.1" calcext:value-type="currency">
            <text:p>$0.10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2" table:number-columns-repeated="5"/>
          <table:table-cell table:style-name="ce47"/>
          <table:table-cell table:style-name="ce12" table:number-columns-repeated="2"/>
          <table:table-cell table:number-columns-repeated="2"/>
          <table:table-cell office:value-type="string" calcext:value-type="string">
            <text:p>C3</text:p>
          </table:table-cell>
          <table:table-cell table:style-name="Default"/>
          <table:table-cell table:number-columns-repeated="2"/>
          <table:table-cell office:value-type="string" calcext:value-type="string">
            <text:p>G2</text:p>
          </table:table-cell>
          <table:table-cell/>
        </table:table-row>
        <table:table-row table:style-name="ro9">
          <table:table-cell table:style-name="ce43" office:value-type="string" calcext:value-type="string">
            <text:p>Gflops/instances</text:p>
          </table:table-cell>
          <table:table-cell table:style-name="ce45" office:value-type="float" office:value="80" calcext:value-type="float">
            <text:p>80</text:p>
          </table:table-cell>
          <table:table-cell table:style-name="ce12" table:number-columns-repeated="4"/>
          <table:table-cell table:style-name="ce47"/>
          <table:table-cell table:style-name="ce12" table:number-columns-repeated="2"/>
          <table:table-cell table:number-columns-repeated="2"/>
          <table:table-cell table:style-name="ce48" office:value-type="currency" office:currency="USD" office:value="7940" calcext:value-type="currency">
            <text:p>$7,940.00</text:p>
          </table:table-cell>
          <table:table-cell table:style-name="ce49" office:value-type="string" calcext:value-type="string">
            <text:p>/unit (32 instances)</text:p>
          </table:table-cell>
          <table:table-cell table:number-columns-repeated="2"/>
          <table:table-cell table:style-name="ce50" office:value-type="currency" office:currency="USD" office:value="2502" calcext:value-type="currency">
            <text:p>$2,502.00</text:p>
          </table:table-cell>
          <table:table-cell table:style-name="ce51" office:value-type="string" calcext:value-type="string">
            <text:p>/unit (8 instances)</text:p>
          </table:table-cell>
        </table:table-row>
        <table:table-row table:style-name="ro1">
          <table:table-cell table:style-name="ce43" office:value-type="string" calcext:value-type="string">
            <text:p>instances/unit</text:p>
          </table:table-cell>
          <table:table-cell table:style-name="ce45" office:value-type="float" office:value="1" calcext:value-type="float">
            <text:p>1</text:p>
          </table:table-cell>
          <table:table-cell table:style-name="ce12" table:number-columns-repeated="4"/>
          <table:table-cell table:style-name="ce47"/>
          <table:table-cell table:style-name="ce12" table:number-columns-repeated="2"/>
          <table:table-cell table:number-columns-repeated="2"/>
          <table:table-cell office:value-type="float" office:value="0.23" calcext:value-type="float">
            <text:p>0.23</text:p>
          </table:table-cell>
          <table:table-cell table:style-name="Default" office:value-type="string" calcext:value-type="string">
            <text:p>power</text:p>
          </table:table-cell>
          <table:table-cell table:number-columns-repeated="2"/>
          <table:table-cell office:value-type="float" office:value="0.442" calcext:value-type="float">
            <text:p>0.442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style-name="ce43" office:value-type="string" calcext:value-type="string">
            <text:p>power/unit</text:p>
          </table:table-cell>
          <table:table-cell table:style-name="ce45" office:value-type="float" office:value="0.442" calcext:value-type="float">
            <text:p>0.442</text:p>
          </table:table-cell>
          <table:table-cell table:style-name="ce12" table:number-columns-repeated="4"/>
          <table:table-cell table:style-name="ce47"/>
          <table:table-cell table:style-name="ce12" table:number-columns-repeated="2"/>
          <table:table-cell table:number-columns-repeated="2"/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inst/uni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st/unit</text:p>
          </table:table-cell>
        </table:table-row>
        <table:table-row table:style-name="ro1">
          <table:table-cell table:style-name="ce37" office:value-type="string" calcext:value-type="string">
            <text:p>unit/technician</text:p>
          </table:table-cell>
          <table:table-cell table:style-name="ce37" office:value-type="float" office:value="1000" calcext:value-type="float">
            <text:p>1000</text:p>
          </table:table-cell>
          <table:table-cell table:style-name="ce12" table:number-columns-repeated="4"/>
          <table:table-cell table:style-name="ce47"/>
          <table:table-cell table:style-name="ce12" table:number-columns-repeated="2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flops/instance</text:p>
          </table:table-cell>
          <table:table-cell table:number-columns-repeated="2"/>
          <table:table-cell office:value-type="string" calcext:value-type="string">
            <text:p>80Gflops/instances</text:p>
          </table:table-cell>
          <table:table-cell/>
        </table:table-row>
        <table:table-row table:style-name="ro1">
          <table:table-cell table:style-name="ce37" office:value-type="string" calcext:value-type="string">
            <text:p>unit/rack</text:p>
          </table:table-cell>
          <table:table-cell table:style-name="ce37" office:value-type="float" office:value="24" calcext:value-type="float">
            <text:p>24</text:p>
          </table:table-cell>
          <table:table-cell table:style-name="ce12" table:number-columns-repeated="4"/>
          <table:table-cell table:style-name="ce47"/>
          <table:table-cell table:style-name="ce12" table:number-columns-repeated="2"/>
          <table:table-cell table:number-columns-repeated="2"/>
          <table:table-cell table:style-name="ce48" table:formula="of:=[.L5]/[.$K1]" office:value-type="currency" office:currency="USD" office:value="0.181158593625225" calcext:value-type="currency">
            <text:p>$0.18</text:p>
          </table:table-cell>
          <table:table-cell table:style-name="Default" office:value-type="string" calcext:value-type="string">
            <text:p>price/hour</text:p>
          </table:table-cell>
          <table:table-cell table:number-columns-repeated="2"/>
          <table:table-cell table:style-name="ce33" table:formula="of:=[.P5]/[.$K1]" office:value-type="currency" office:currency="USD" office:value="0.0570854913413493" calcext:value-type="currency">
            <text:p>$0.05709</text:p>
          </table:table-cell>
          <table:table-cell office:value-type="string" calcext:value-type="string">
            <text:p>price/hour</text:p>
          </table:table-cell>
        </table:table-row>
        <table:table-row table:style-name="ro1">
          <table:table-cell table:style-name="ce43" office:value-type="string" calcext:value-type="string">
            <text:p>power/rack</text:p>
          </table:table-cell>
          <table:table-cell table:style-name="ce46" office:value-type="float" office:value="0.9" calcext:value-type="float">
            <text:p>0.9</text:p>
          </table:table-cell>
          <table:table-cell table:style-name="ce12" table:number-columns-repeated="4"/>
          <table:table-cell table:style-name="ce47"/>
          <table:table-cell table:style-name="ce12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43" office:value-type="string" calcext:value-type="string">
            <text:p>units/switch</text:p>
          </table:table-cell>
          <table:table-cell table:style-name="ce46" office:value-type="float" office:value="10" calcext:value-type="float">
            <text:p>10</text:p>
          </table:table-cell>
          <table:table-cell table:style-name="ce12" table:number-columns-repeated="4"/>
          <table:table-cell table:style-name="ce47"/>
          <table:table-cell table:style-name="ce12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>
            <text:p>NB FLOP (GFLOPS)</text:p>
          </table:table-cell>
          <table:table-cell table:style-name="ce12" office:value-type="string" calcext:value-type="string">
            <text:p>Nb instances</text:p>
          </table:table-cell>
          <table:table-cell office:value-type="string" calcext:value-type="string">
            <text:p>nb units</text:p>
          </table:table-cell>
          <table:table-cell table:style-name="ce12" office:value-type="string" calcext:value-type="string">
            <text:p>nb technicians</text:p>
          </table:table-cell>
          <table:table-cell table:style-name="ce12" office:value-type="string" calcext:value-type="string">
            <text:p>nb racks</text:p>
          </table:table-cell>
          <table:table-cell table:style-name="ce12" office:value-type="string" calcext:value-type="string">
            <text:p>nb switches</text:p>
          </table:table-cell>
          <table:table-cell table:style-name="ce12" office:value-type="string" calcext:value-type="string">
            <text:p>power</text:p>
          </table:table-cell>
          <table:table-cell table:style-name="ce12" office:value-type="string" calcext:value-type="string">
            <text:p>price/hour</text:p>
          </table:table-cell>
          <table:table-cell table:style-name="ce12" office:value-type="string" calcext:value-type="string">
            <text:p>price/hour/GFLOPS</text:p>
          </table:table-cell>
          <table:table-cell table:number-columns-repeated="2"/>
          <table:table-cell table:style-name="ce6" office:value-type="string" calcext:value-type="string">
            <text:p>r3.4xlarge</text:p>
          </table:table-cell>
          <table:table-cell table:style-name="ce16"/>
          <table:table-cell table:style-name="ce19"/>
          <table:table-cell table:number-columns-repeated="3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8" table:formula="of:=[.A14]/[.B$5]" office:value-type="float" office:value="0.0125" calcext:value-type="float">
            <text:p>0.0125</text:p>
          </table:table-cell>
          <table:table-cell table:style-name="ce18" table:formula="of:=CEILING([.B14]/[.B$6];1)" office:value-type="float" office:value="1" calcext:value-type="float">
            <text:p>1</text:p>
          </table:table-cell>
          <table:table-cell table:style-name="ce18" table:formula="of:=CEILING([.$C14]/[.B$8];1)" office:value-type="float" office:value="1" calcext:value-type="float">
            <text:p>1</text:p>
          </table:table-cell>
          <table:table-cell table:style-name="ce18" table:formula="of:=CEILING([.$C14]/[.B$9];1)" office:value-type="float" office:value="1" calcext:value-type="float">
            <text:p>1</text:p>
          </table:table-cell>
          <table:table-cell table:style-name="ce18" table:formula="of:=CEILING([.$C14]/[.B$11];1)" office:value-type="float" office:value="1" calcext:value-type="float">
            <text:p>1</text:p>
          </table:table-cell>
          <table:table-cell table:style-name="ce18" table:formula="of:=[.C14]*[.B$7]+[.B$10]*[.E14]" office:value-type="float" office:value="1.342" calcext:value-type="float">
            <text:p>1.342</text:p>
          </table:table-cell>
          <table:table-cell table:style-name="ce12" table:formula="of:=[.C14]*[.C$3]+[.D14]*[.D$3]+[.E14]*[.E$3]+[.F14]*[.F$3]+[.G14]*[.G$3]" office:value-type="currency" office:currency="USD" office:value="21.2060075475142" calcext:value-type="currency">
            <text:p>$21.20601</text:p>
          </table:table-cell>
          <table:table-cell table:style-name="ce12" table:formula="of:=[.H14]/[.A14]" office:value-type="currency" office:currency="USD" office:value="21.2060075475142" calcext:value-type="currency">
            <text:p>$21.20601</text:p>
          </table:table-cell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table:style-name="ce25" office:value-type="string" calcext:value-type="string">
            <text:p>cpu</text:p>
          </table:table-cell>
          <table:table-cell table:number-columns-repeated="3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8" table:formula="of:=[.A15]/[.B$5]" office:value-type="float" office:value="0.125" calcext:value-type="float">
            <text:p>0.125</text:p>
          </table:table-cell>
          <table:table-cell table:style-name="ce18" table:formula="of:=CEILING([.B15]/[.B$6];1)" office:value-type="float" office:value="1" calcext:value-type="float">
            <text:p>1</text:p>
          </table:table-cell>
          <table:table-cell table:style-name="ce18" table:formula="of:=CEILING([.$C15]/[.B$8];1)" office:value-type="float" office:value="1" calcext:value-type="float">
            <text:p>1</text:p>
          </table:table-cell>
          <table:table-cell table:style-name="ce18" table:formula="of:=CEILING([.$C15]/[.B$9];1)" office:value-type="float" office:value="1" calcext:value-type="float">
            <text:p>1</text:p>
          </table:table-cell>
          <table:table-cell table:style-name="ce18" table:formula="of:=CEILING([.$C15]/[.B$11];1)" office:value-type="float" office:value="1" calcext:value-type="float">
            <text:p>1</text:p>
          </table:table-cell>
          <table:table-cell table:style-name="ce18" table:formula="of:=[.C15]*[.B$7]+[.B$10]*[.E15]" office:value-type="float" office:value="1.342" calcext:value-type="float">
            <text:p>1.342</text:p>
          </table:table-cell>
          <table:table-cell table:style-name="ce12" table:formula="of:=[.C15]*[.C$3]+[.D15]*[.D$3]+[.E15]*[.E$3]+[.F15]*[.F$3]+[.G15]*[.G$3]" office:value-type="currency" office:currency="USD" office:value="21.2060075475142" calcext:value-type="currency">
            <text:p>$21.20601</text:p>
          </table:table-cell>
          <table:table-cell table:style-name="ce12" table:formula="of:=[.H15]/[.A15]" office:value-type="currency" office:currency="USD" office:value="2.12060075475142" calcext:value-type="currency">
            <text:p>$2.12060</text:p>
          </table:table-cell>
          <table:table-cell table:number-columns-repeated="2"/>
          <table:table-cell table:style-name="ce10"/>
          <table:table-cell/>
          <table:table-cell table:style-name="ce20"/>
          <table:table-cell table:number-columns-repeated="3"/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table:style-name="ce18" table:formula="of:=[.A16]/[.B$5]" office:value-type="float" office:value="1.25" calcext:value-type="float">
            <text:p>1.25</text:p>
          </table:table-cell>
          <table:table-cell table:style-name="ce18" table:formula="of:=CEILING([.B16]/[.B$6];1)" office:value-type="float" office:value="2" calcext:value-type="float">
            <text:p>2</text:p>
          </table:table-cell>
          <table:table-cell table:style-name="ce18" table:formula="of:=CEILING([.$C16]/[.B$8];1)" office:value-type="float" office:value="1" calcext:value-type="float">
            <text:p>1</text:p>
          </table:table-cell>
          <table:table-cell table:style-name="ce18" table:formula="of:=CEILING([.$C16]/[.B$9];1)" office:value-type="float" office:value="1" calcext:value-type="float">
            <text:p>1</text:p>
          </table:table-cell>
          <table:table-cell table:style-name="ce18" table:formula="of:=CEILING([.$C16]/[.B$11];1)" office:value-type="float" office:value="1" calcext:value-type="float">
            <text:p>1</text:p>
          </table:table-cell>
          <table:table-cell table:style-name="ce18" table:formula="of:=[.C16]*[.B$7]+[.B$10]*[.E16]" office:value-type="float" office:value="1.784" calcext:value-type="float">
            <text:p>1.784</text:p>
          </table:table-cell>
          <table:table-cell table:style-name="ce12" table:formula="of:=[.C16]*[.C$3]+[.D16]*[.D$3]+[.E16]*[.E$3]+[.F16]*[.F$3]+[.G16]*[.G$3]" office:value-type="currency" office:currency="USD" office:value="21.3072075475142" calcext:value-type="currency">
            <text:p>$21.30721</text:p>
          </table:table-cell>
          <table:table-cell table:style-name="ce12" table:formula="of:=[.H16]/[.A16]" office:value-type="currency" office:currency="USD" office:value="0.213072075475142" calcext:value-type="currency">
            <text:p>$0.21307</text:p>
          </table:table-cell>
          <table:table-cell table:number-columns-repeated="2"/>
          <table:table-cell table:style-name="ce7"/>
          <table:table-cell office:value-type="string" calcext:value-type="string">
            <text:p>Price/unit</text:p>
          </table:table-cell>
          <table:table-cell table:style-name="ce20" office:value-type="currency" office:currency="USD" office:value="2547.49" calcext:value-type="currency">
            <text:p>$2,547.49</text:p>
          </table:table-cell>
          <table:table-cell table:style-name="ce32" table:formula="of:=[.N16]/[.$K1]" office:value-type="currency" office:currency="USD" office:value="0.0581233886239704" calcext:value-type="currency">
            <text:p>$0.06</text:p>
          </table:table-cell>
          <table:table-cell table:number-columns-repeated="2"/>
        </table:table-row>
        <table:table-row table:style-name="ro1">
          <table:table-cell table:style-name="ce14" office:value-type="float" office:value="1000" calcext:value-type="float">
            <text:p>1,000</text:p>
          </table:table-cell>
          <table:table-cell table:style-name="ce18" table:formula="of:=[.A17]/[.B$5]" office:value-type="float" office:value="12.5" calcext:value-type="float">
            <text:p>12.5</text:p>
          </table:table-cell>
          <table:table-cell table:style-name="ce18" table:formula="of:=CEILING([.B17]/[.B$6];1)" office:value-type="float" office:value="13" calcext:value-type="float">
            <text:p>13</text:p>
          </table:table-cell>
          <table:table-cell table:style-name="ce18" table:formula="of:=CEILING([.$C17]/[.B$8];1)" office:value-type="float" office:value="1" calcext:value-type="float">
            <text:p>1</text:p>
          </table:table-cell>
          <table:table-cell table:style-name="ce18" table:formula="of:=CEILING([.$C17]/[.B$9];1)" office:value-type="float" office:value="1" calcext:value-type="float">
            <text:p>1</text:p>
          </table:table-cell>
          <table:table-cell table:style-name="ce18" table:formula="of:=CEILING([.$C17]/[.B$11];1)" office:value-type="float" office:value="2" calcext:value-type="float">
            <text:p>2</text:p>
          </table:table-cell>
          <table:table-cell table:style-name="ce18" table:formula="of:=[.C17]*[.B$7]+[.B$10]*[.E17]" office:value-type="float" office:value="6.646" calcext:value-type="float">
            <text:p>6.646</text:p>
          </table:table-cell>
          <table:table-cell table:style-name="ce12" table:formula="of:=[.C17]*[.C$3]+[.D17]*[.D$3]+[.E17]*[.E$3]+[.F17]*[.F$3]+[.G17]*[.G$3]" office:value-type="currency" office:currency="USD" office:value="22.4226891418924" calcext:value-type="currency">
            <text:p>$22.42269</text:p>
          </table:table-cell>
          <table:table-cell table:style-name="ce12" table:formula="of:=[.H17]/[.A17]" office:value-type="currency" office:currency="USD" office:value="0.0224226891418924" calcext:value-type="currency">
            <text:p>$0.02242</text:p>
          </table:table-cell>
          <table:table-cell table:number-columns-repeated="2"/>
          <table:table-cell table:style-name="ce10"/>
          <table:table-cell office:value-type="string" calcext:value-type="string">
            <text:p>Power/unit</text:p>
          </table:table-cell>
          <table:table-cell table:style-name="ce23" office:value-type="float" office:value="0.207" calcext:value-type="float">
            <text:p>0.207</text:p>
          </table:table-cell>
          <table:table-cell table:number-columns-repeated="3"/>
        </table:table-row>
        <table:table-row table:style-name="ro1">
          <table:table-cell table:style-name="ce14" office:value-type="float" office:value="10000" calcext:value-type="float">
            <text:p>10,000</text:p>
          </table:table-cell>
          <table:table-cell table:style-name="ce18" table:formula="of:=[.A18]/[.B$5]" office:value-type="float" office:value="125" calcext:value-type="float">
            <text:p>125</text:p>
          </table:table-cell>
          <table:table-cell table:style-name="ce18" table:formula="of:=CEILING([.B18]/[.B$6];1)" office:value-type="float" office:value="125" calcext:value-type="float">
            <text:p>125</text:p>
          </table:table-cell>
          <table:table-cell table:style-name="ce18" table:formula="of:=CEILING([.$C18]/[.B$8];1)" office:value-type="float" office:value="1" calcext:value-type="float">
            <text:p>1</text:p>
          </table:table-cell>
          <table:table-cell table:style-name="ce18" table:formula="of:=CEILING([.$C18]/[.B$9];1)" office:value-type="float" office:value="6" calcext:value-type="float">
            <text:p>6</text:p>
          </table:table-cell>
          <table:table-cell table:style-name="ce18" table:formula="of:=CEILING([.$C18]/[.B$11];1)" office:value-type="float" office:value="13" calcext:value-type="float">
            <text:p>13</text:p>
          </table:table-cell>
          <table:table-cell table:style-name="ce18" table:formula="of:=[.C18]*[.B$7]+[.B$10]*[.E18]" office:value-type="float" office:value="60.65" calcext:value-type="float">
            <text:p>60.65</text:p>
          </table:table-cell>
          <table:table-cell table:style-name="ce12" table:formula="of:=[.C18]*[.C$3]+[.D18]*[.D$3]+[.E18]*[.E$3]+[.F18]*[.F$3]+[.G18]*[.G$3]" office:value-type="currency" office:currency="USD" office:value="34.2948164457323" calcext:value-type="currency">
            <text:p>$34.29482</text:p>
          </table:table-cell>
          <table:table-cell table:style-name="ce12" table:formula="of:=[.H18]/[.A18]" office:value-type="currency" office:currency="USD" office:value="0.00342948164457323" calcext:value-type="currency">
            <text:p>$0.00343</text:p>
          </table:table-cell>
          <table:table-cell table:number-columns-repeated="2"/>
          <table:table-cell table:style-name="ce7"/>
          <table:table-cell office:value-type="string" calcext:value-type="string">
            <text:p>instances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office:value-type="float" office:value="100000" calcext:value-type="float">
            <text:p>100,000</text:p>
          </table:table-cell>
          <table:table-cell table:style-name="ce18" table:formula="of:=[.A19]/[.B$5]" office:value-type="float" office:value="1250" calcext:value-type="float">
            <text:p>1250</text:p>
          </table:table-cell>
          <table:table-cell table:style-name="ce18" table:formula="of:=CEILING([.B19]/[.B$6];1)" office:value-type="float" office:value="1250" calcext:value-type="float">
            <text:p>1250</text:p>
          </table:table-cell>
          <table:table-cell table:style-name="ce18" table:formula="of:=CEILING([.$C19]/[.B$8];1)" office:value-type="float" office:value="2" calcext:value-type="float">
            <text:p>2</text:p>
          </table:table-cell>
          <table:table-cell table:style-name="ce18" table:formula="of:=CEILING([.$C19]/[.B$9];1)" office:value-type="float" office:value="53" calcext:value-type="float">
            <text:p>53</text:p>
          </table:table-cell>
          <table:table-cell table:style-name="ce18" table:formula="of:=CEILING([.$C19]/[.B$11];1)" office:value-type="float" office:value="125" calcext:value-type="float">
            <text:p>125</text:p>
          </table:table-cell>
          <table:table-cell table:style-name="ce18" table:formula="of:=[.C19]*[.B$7]+[.B$10]*[.E19]" office:value-type="float" office:value="600.2" calcext:value-type="float">
            <text:p>600.2</text:p>
          </table:table-cell>
          <table:table-cell table:style-name="ce12" table:formula="of:=[.C19]*[.C$3]+[.D19]*[.D$3]+[.E19]*[.E$3]+[.F19]*[.F$3]+[.G19]*[.G$3]" office:value-type="currency" office:currency="USD" office:value="174.21907481348" calcext:value-type="currency">
            <text:p>$174.21907</text:p>
          </table:table-cell>
          <table:table-cell table:style-name="ce12" table:formula="of:=[.H19]/[.A19]" office:value-type="currency" office:currency="USD" office:value="0.0017421907481348" calcext:value-type="currency">
            <text:p>$0.00174</text:p>
          </table:table-cell>
          <table:table-cell table:number-columns-repeated="2"/>
          <table:table-cell table:style-name="ce10"/>
          <table:table-cell/>
          <table:table-cell table:style-name="ce20"/>
          <table:table-cell table:number-columns-repeated="3"/>
        </table:table-row>
        <table:table-row table:style-name="ro1">
          <table:table-cell table:style-name="ce15" office:value-type="float" office:value="1000000" calcext:value-type="float">
            <text:p>1,000,000</text:p>
          </table:table-cell>
          <table:table-cell table:style-name="ce18" table:formula="of:=[.A20]/[.B$5]" office:value-type="float" office:value="12500" calcext:value-type="float">
            <text:p>12500</text:p>
          </table:table-cell>
          <table:table-cell table:style-name="ce18" table:formula="of:=CEILING([.B20]/[.B$6];1)" office:value-type="float" office:value="12500" calcext:value-type="float">
            <text:p>12500</text:p>
          </table:table-cell>
          <table:table-cell table:style-name="ce18" table:formula="of:=CEILING([.$C20]/[.B$8];1)" office:value-type="float" office:value="13" calcext:value-type="float">
            <text:p>13</text:p>
          </table:table-cell>
          <table:table-cell table:style-name="ce18" table:formula="of:=CEILING([.$C20]/[.B$9];1)" office:value-type="float" office:value="521" calcext:value-type="float">
            <text:p>521</text:p>
          </table:table-cell>
          <table:table-cell table:style-name="ce18" table:formula="of:=CEILING([.$C20]/[.B$11];1)" office:value-type="float" office:value="1250" calcext:value-type="float">
            <text:p>1250</text:p>
          </table:table-cell>
          <table:table-cell table:style-name="ce18" table:formula="of:=[.C20]*[.B$7]+[.B$10]*[.E20]" office:value-type="float" office:value="5993.9" calcext:value-type="float">
            <text:p>5993.9</text:p>
          </table:table-cell>
          <table:table-cell table:style-name="ce12" table:formula="of:=[.C20]*[.C$3]+[.D20]*[.D$3]+[.E20]*[.E$3]+[.F20]*[.F$3]+[.G20]*[.G$3]" office:value-type="currency" office:currency="USD" office:value="1594.26801455657" calcext:value-type="currency">
            <text:p>$1,594.26801</text:p>
          </table:table-cell>
          <table:table-cell table:style-name="ce12" table:formula="of:=[.H20]/[.A20]" office:value-type="currency" office:currency="USD" office:value="0.00159426801455657" calcext:value-type="currency">
            <text:p>$0.00159</text:p>
          </table:table-cell>
          <table:table-cell table:number-columns-repeated="2"/>
          <table:table-cell table:style-name="ce8"/>
          <table:table-cell table:style-name="ce17" office:value-type="string" calcext:value-type="string">
            <text:p>price per instance</text:p>
          </table:table-cell>
          <table:table-cell table:style-name="ce21" office:value-type="currency" office:currency="USD" office:value="2547.49" calcext:value-type="currency">
            <text:p>$2,547.49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  <table:table-cell table:style-name="ce9"/>
          <table:table-cell/>
          <table:table-cell table:style-name="ce9"/>
          <table:table-cell table:number-columns-repeated="3"/>
        </table:table-row>
        <table:table-row table:style-name="ro6">
          <table:table-cell table:number-columns-repeated="11"/>
          <table:table-cell table:style-name="ce11" office:value-type="string" calcext:value-type="string">
            <text:p>i2.8xlarge</text:p>
          </table:table-cell>
          <table:table-cell table:style-name="ce16"/>
          <table:table-cell table:style-name="ce19"/>
          <table:table-cell table:number-columns-repeated="3"/>
        </table:table-row>
        <table:table-row table:style-name="ro1">
          <table:table-cell table:number-columns-repeated="12"/>
          <table:table-cell table:style-name="Default" office:value-type="float" office:value="14" calcext:value-type="float">
            <text:p>14</text:p>
          </table:table-cell>
          <table:table-cell table:style-name="ce25" office:value-type="string" calcext:value-type="string">
            <text:p>cpu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0"/>
          <table:table-cell/>
          <table:table-cell table:style-name="ce20"/>
          <table:table-cell table:number-columns-repeated="3"/>
        </table:table-row>
        <table:table-row table:style-name="ro1">
          <table:table-cell table:number-columns-repeated="11"/>
          <table:table-cell table:style-name="ce7"/>
          <table:table-cell office:value-type="string" calcext:value-type="string">
            <text:p>Price/unit</text:p>
          </table:table-cell>
          <table:table-cell table:style-name="ce20" office:value-type="currency" office:currency="USD" office:value="6394.99" calcext:value-type="currency">
            <text:p>$6,394.99</text:p>
          </table:table-cell>
          <table:table-cell table:style-name="ce32" table:formula="of:=[.N28]/[.K$1]" office:value-type="currency" office:currency="USD" office:value="0.145907732323348" calcext:value-type="currency">
            <text:p>$0.15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10"/>
          <table:table-cell office:value-type="string" calcext:value-type="string">
            <text:p>Power/unit</text:p>
          </table:table-cell>
          <table:table-cell table:style-name="ce23" office:value-type="float" office:value="0.308" calcext:value-type="float">
            <text:p>0.30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7"/>
          <table:table-cell office:value-type="string" calcext:value-type="string">
            <text:p>instances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0"/>
          <table:table-cell/>
          <table:table-cell table:style-name="ce20"/>
          <table:table-cell table:number-columns-repeated="3"/>
        </table:table-row>
        <table:table-row table:style-name="ro1">
          <table:table-cell table:number-columns-repeated="11"/>
          <table:table-cell table:style-name="ce8"/>
          <table:table-cell table:style-name="ce17" office:value-type="string" calcext:value-type="string">
            <text:p>price per instance</text:p>
          </table:table-cell>
          <table:table-cell table:style-name="ce21" office:value-type="currency" office:currency="USD" office:value="6394.99" calcext:value-type="currency">
            <text:p>$6,394.99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  <table:table-cell table:style-name="ce9"/>
          <table:table-cell/>
          <table:table-cell table:style-name="ce9"/>
          <table:table-cell table:number-columns-repeated="3"/>
        </table:table-row>
        <table:table-row table:style-name="ro6">
          <table:table-cell table:number-columns-repeated="11"/>
          <table:table-cell table:style-name="ce11" office:value-type="string" calcext:value-type="string">
            <text:p>hs1.8xlarge</text:p>
          </table:table-cell>
          <table:table-cell table:style-name="ce16"/>
          <table:table-cell table:style-name="ce19"/>
          <table:table-cell table:number-columns-repeated="3"/>
        </table:table-row>
        <table:table-row table:style-name="ro1">
          <table:table-cell table:number-columns-repeated="12"/>
          <table:table-cell table:style-name="Default" office:value-type="float" office:value="8" calcext:value-type="float">
            <text:p>8</text:p>
          </table:table-cell>
          <table:table-cell table:style-name="ce25" office:value-type="string" calcext:value-type="string">
            <text:p>cpu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0"/>
          <table:table-cell/>
          <table:table-cell table:style-name="ce20"/>
          <table:table-cell table:number-columns-repeated="3"/>
        </table:table-row>
        <table:table-row table:style-name="ro1">
          <table:table-cell table:number-columns-repeated="11"/>
          <table:table-cell table:style-name="ce7"/>
          <table:table-cell office:value-type="string" calcext:value-type="string">
            <text:p>Price/unit</text:p>
          </table:table-cell>
          <table:table-cell table:style-name="ce20" office:value-type="currency" office:currency="USD" office:value="4305" calcext:value-type="currency">
            <text:p>$4,305.00</text:p>
          </table:table-cell>
          <table:table-cell table:style-name="ce32" table:formula="of:=[.N40]/[.K$1]" office:value-type="currency" office:currency="USD" office:value="0.09822263797942" calcext:value-type="currency">
            <text:p>$0.10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10"/>
          <table:table-cell office:value-type="string" calcext:value-type="string">
            <text:p>Power/unit</text:p>
          </table:table-cell>
          <table:table-cell table:style-name="ce23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7"/>
          <table:table-cell office:value-type="string" calcext:value-type="string">
            <text:p>instances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0"/>
          <table:table-cell/>
          <table:table-cell table:style-name="ce20"/>
          <table:table-cell table:number-columns-repeated="3"/>
        </table:table-row>
        <table:table-row table:style-name="ro1">
          <table:table-cell table:number-columns-repeated="11"/>
          <table:table-cell table:style-name="ce8"/>
          <table:table-cell table:style-name="ce17" office:value-type="string" calcext:value-type="string">
            <text:p>price per instance</text:p>
          </table:table-cell>
          <table:table-cell table:style-name="ce21" office:value-type="currency" office:currency="USD" office:value="4305" calcext:value-type="currency">
            <text:p>$4,305.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Calibri2" svg:font-family="Calibri" style:font-family-generic="swiss"/>
    <style:font-face style:name="Helvetica1" svg:font-family="Helvetica, Arial" style:font-pitch="variable"/>
    <style:font-face style:name="Calibri" svg:font-family="Calibri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1" number:min-integer-digits="1" number:grouping="true"/>
    </number:number-style>
    <number:number-style style:name="N130">
      <number:number number:decimal-places="3" number:min-integer-digits="1"/>
    </number:number-style>
    <number:number-style style:name="N132">
      <number:number number:decimal-places="4" number:min-integer-digits="1"/>
    </number:number-style>
    <number:number-style style:name="N135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8P0"/>
    </number:currency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2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number:text> </number:text>
      <loext:fill-character> </loext:fill-character>
      <number:text>-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16:10:26.721112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22:44:51.586631933</meta:creation-date>
    <dc:date>2014-11-30T22:42:32.297274489</dc:date>
    <meta:editing-duration>PT6H51M21S</meta:editing-duration>
    <meta:editing-cycles>18</meta:editing-cycles>
    <meta:generator>LibreOffice/4.2.7.2$Linux_X86_64 LibreOffice_project/420m0$Build-2</meta:generator>
    <meta:document-statistic meta:table-count="4" meta:cell-count="102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7cm" svg:height="8.982cm" xlink:href=".." xlink:type="simple" chart:class="chart:bar" chart:style-name="ch1">
        <chart:title svg:x="4.333cm" svg:y="0.315cm" chart:style-name="ch2">
          <text:p>Unitary pricing of Amazon instances</text:p>
        </chart:title>
        <chart:legend chart:legend-position="end" svg:x="12.629cm" svg:y="3.694cm" style:legend-expansion="high" chart:style-name="ch3"/>
        <chart:plot-area chart:style-name="ch4" table:cell-range-address="Sheet1.A37:Sheet1.D44" chart:data-source-has-labels="both" svg:x="0.319cm" svg:y="1.299cm" svg:width="11.991cm" svg:height="7.504cm">
          <chartooo:coordinate-region svg:x="1.231cm" svg:y="1.499cm" svg:width="10.94cm" svg:height="6.259cm"/>
          <chart:axis chart:dimension="x" chart:name="primary-x" chart:style-name="ch5" chartooo:axis-type="auto">
            <chartooo:date-scale/>
            <chart:categories table:cell-range-address="Sheet1.A38:Sheet1.A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8:Sheet1.B44" chart:label-cell-address="Sheet1.B37:Sheet1.B37" chart:class="chart:bar">
            <chart:data-point chart:repeated="7"/>
          </chart:series>
          <chart:series chart:style-name="ch9" chart:values-cell-range-address="Sheet1.C38:Sheet1.C44" chart:label-cell-address="Sheet1.C37:Sheet1.C37" chart:class="chart:bar">
            <chart:data-point chart:repeated="7"/>
          </chart:series>
          <chart:series chart:style-name="ch10" chart:values-cell-range-address="Sheet1.D38:Sheet1.D44" chart:label-cell-address="Sheet1.D37:Sheet1.D37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/vCPU</text:p>
                <draw:g>
                  <svg:desc>Sheet1.B37:Sheet1.B37</svg:desc>
                </draw:g>
              </table:table-cell>
              <table:table-cell office:value-type="string">
                <text:p>price/Mem GB</text:p>
                <draw:g>
                  <svg:desc>Sheet1.C37:Sheet1.C37</svg:desc>
                </draw:g>
              </table:table-cell>
              <table:table-cell office:value-type="string">
                <text:p>price/storage GB</text:p>
                <draw:g>
                  <svg:desc>Sheet1.D37:Sheet1.D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2.small</text:p>
                <draw:g>
                  <svg:desc>Sheet1.A38:Sheet1.A44</svg:desc>
                </draw:g>
              </table:table-cell>
              <table:table-cell office:value-type="float" office:value="0.026">
                <text:p>0.026</text:p>
                <draw:g>
                  <svg:desc>Sheet1.B38:Sheet1.B44</svg:desc>
                </draw:g>
              </table:table-cell>
              <table:table-cell office:value-type="float" office:value="0.013">
                <text:p>0.013</text:p>
                <draw:g>
                  <svg:desc>Sheet1.C38:Sheet1.C44</svg:desc>
                </draw:g>
              </table:table-cell>
              <table:table-cell office:value-type="float" office:value="NaN">
                <text:p>NaN</text:p>
                <draw:g>
                  <svg:desc>Sheet1.D38:Sheet1.D44</svg:desc>
                </draw:g>
              </table:table-cell>
            </table:table-row>
            <table:table-row>
              <table:table-cell office:value-type="string">
                <text:p>m3.large</text:p>
              </table:table-cell>
              <table:table-cell office:value-type="float" office:value="0.07">
                <text:p>0.0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04375">
                <text:p>0.004375</text:p>
              </table:table-cell>
            </table:table-row>
            <table:table-row>
              <table:table-cell office:value-type="string">
                <text:p>c3.8xlarge</text:p>
              </table:table-cell>
              <table:table-cell office:value-type="float" office:value="0.0525">
                <text:p>0.0525</text:p>
              </table:table-cell>
              <table:table-cell office:value-type="float" office:value="0.028">
                <text:p>0.028</text:p>
              </table:table-cell>
              <table:table-cell office:value-type="float" office:value="0.002625">
                <text:p>0.002625</text:p>
              </table:table-cell>
            </table:table-row>
            <table:table-row>
              <table:table-cell office:value-type="string">
                <text:p>g2.2xlarge</text:p>
              </table:table-cell>
              <table:table-cell office:value-type="float" office:value="0.08125">
                <text:p>0.08125</text:p>
              </table:table-cell>
              <table:table-cell office:value-type="float" office:value="0.0433333333333333">
                <text:p>0.0433333333333333</text:p>
              </table:table-cell>
              <table:table-cell office:value-type="float" office:value="0.0108333333333333">
                <text:p>0.0108333333333333</text:p>
              </table:table-cell>
            </table:table-row>
            <table:table-row>
              <table:table-cell office:value-type="string">
                <text:p>r3.4xlarge</text:p>
              </table:table-cell>
              <table:table-cell office:value-type="float" office:value="0.0875">
                <text:p>0.0875</text:p>
              </table:table-cell>
              <table:table-cell office:value-type="float" office:value="0.0114754098360656">
                <text:p>0.0114754098360656</text:p>
              </table:table-cell>
              <table:table-cell office:value-type="float" office:value="0.0021875">
                <text:p>0.0021875</text:p>
              </table:table-cell>
            </table:table-row>
            <table:table-row>
              <table:table-cell office:value-type="string">
                <text:p>i2.8xlarge</text:p>
              </table:table-cell>
              <table:table-cell office:value-type="float" office:value="0.213125">
                <text:p>0.213125</text:p>
              </table:table-cell>
              <table:table-cell office:value-type="float" office:value="0.0279508196721311">
                <text:p>0.0279508196721311</text:p>
              </table:table-cell>
              <table:table-cell office:value-type="float" office:value="0.001065625">
                <text:p>0.001065625</text:p>
              </table:table-cell>
            </table:table-row>
            <table:table-row>
              <table:table-cell office:value-type="string">
                <text:p>hs1.8xlarge</text:p>
              </table:table-cell>
              <table:table-cell office:value-type="float" office:value="0.2875">
                <text:p>0.2875</text:p>
              </table:table-cell>
              <table:table-cell office:value-type="float" office:value="0.0393162393162393">
                <text:p>0.0393162393162393</text:p>
              </table:table-cell>
              <table:table-cell office:value-type="float" office:value="0.0000958333333333333">
                <text:p>0.000095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7cm" svg:height="8.982cm" xlink:href=".." xlink:type="simple" chart:class="chart:bar" chart:style-name="ch1">
        <chart:title svg:x="3.155cm" svg:y="0.315cm" chart:style-name="ch2">
          <text:p>Logarithmic unitary pricing of Amazon instances</text:p>
        </chart:title>
        <chart:legend chart:legend-position="end" svg:x="12.629cm" svg:y="3.694cm" style:legend-expansion="high" chart:style-name="ch3"/>
        <chart:plot-area chart:style-name="ch4" table:cell-range-address="Sheet1.A37:Sheet1.D44" chart:data-source-has-labels="both" svg:x="0.319cm" svg:y="1.299cm" svg:width="11.991cm" svg:height="7.504cm">
          <chartooo:coordinate-region svg:x="1.787cm" svg:y="1.498cm" svg:width="10.344cm" svg:height="6.26cm"/>
          <chart:axis chart:dimension="x" chart:name="primary-x" chart:style-name="ch5" chartooo:axis-type="auto">
            <chartooo:date-scale/>
            <chart:categories table:cell-range-address="Sheet1.A38:Sheet1.A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8:Sheet1.B44" chart:label-cell-address="Sheet1.B37:Sheet1.B37" chart:class="chart:bar">
            <chart:data-point chart:repeated="7"/>
          </chart:series>
          <chart:series chart:style-name="ch9" chart:values-cell-range-address="Sheet1.C38:Sheet1.C44" chart:label-cell-address="Sheet1.C37:Sheet1.C37" chart:class="chart:bar">
            <chart:data-point chart:repeated="7"/>
          </chart:series>
          <chart:series chart:style-name="ch10" chart:values-cell-range-address="Sheet1.D38:Sheet1.D44" chart:label-cell-address="Sheet1.D37:Sheet1.D37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/vCPU</text:p>
                <draw:g>
                  <svg:desc>Sheet1.B37:Sheet1.B37</svg:desc>
                </draw:g>
              </table:table-cell>
              <table:table-cell office:value-type="string">
                <text:p>price/Mem GB</text:p>
                <draw:g>
                  <svg:desc>Sheet1.C37:Sheet1.C37</svg:desc>
                </draw:g>
              </table:table-cell>
              <table:table-cell office:value-type="string">
                <text:p>price/storage GB</text:p>
                <draw:g>
                  <svg:desc>Sheet1.D37:Sheet1.D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2.small</text:p>
                <draw:g>
                  <svg:desc>Sheet1.A38:Sheet1.A44</svg:desc>
                </draw:g>
              </table:table-cell>
              <table:table-cell office:value-type="float" office:value="0.026">
                <text:p>0.026</text:p>
                <draw:g>
                  <svg:desc>Sheet1.B38:Sheet1.B44</svg:desc>
                </draw:g>
              </table:table-cell>
              <table:table-cell office:value-type="float" office:value="0.013">
                <text:p>0.013</text:p>
                <draw:g>
                  <svg:desc>Sheet1.C38:Sheet1.C44</svg:desc>
                </draw:g>
              </table:table-cell>
              <table:table-cell office:value-type="float" office:value="NaN">
                <text:p>NaN</text:p>
                <draw:g>
                  <svg:desc>Sheet1.D38:Sheet1.D44</svg:desc>
                </draw:g>
              </table:table-cell>
            </table:table-row>
            <table:table-row>
              <table:table-cell office:value-type="string">
                <text:p>m3.large</text:p>
              </table:table-cell>
              <table:table-cell office:value-type="float" office:value="0.07">
                <text:p>0.0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04375">
                <text:p>0.004375</text:p>
              </table:table-cell>
            </table:table-row>
            <table:table-row>
              <table:table-cell office:value-type="string">
                <text:p>c3.8xlarge</text:p>
              </table:table-cell>
              <table:table-cell office:value-type="float" office:value="0.0525">
                <text:p>0.0525</text:p>
              </table:table-cell>
              <table:table-cell office:value-type="float" office:value="0.028">
                <text:p>0.028</text:p>
              </table:table-cell>
              <table:table-cell office:value-type="float" office:value="0.002625">
                <text:p>0.002625</text:p>
              </table:table-cell>
            </table:table-row>
            <table:table-row>
              <table:table-cell office:value-type="string">
                <text:p>g2.2xlarge</text:p>
              </table:table-cell>
              <table:table-cell office:value-type="float" office:value="0.08125">
                <text:p>0.08125</text:p>
              </table:table-cell>
              <table:table-cell office:value-type="float" office:value="0.0433333333333333">
                <text:p>0.0433333333333333</text:p>
              </table:table-cell>
              <table:table-cell office:value-type="float" office:value="0.0108333333333333">
                <text:p>0.0108333333333333</text:p>
              </table:table-cell>
            </table:table-row>
            <table:table-row>
              <table:table-cell office:value-type="string">
                <text:p>r3.4xlarge</text:p>
              </table:table-cell>
              <table:table-cell office:value-type="float" office:value="0.0875">
                <text:p>0.0875</text:p>
              </table:table-cell>
              <table:table-cell office:value-type="float" office:value="0.0114754098360656">
                <text:p>0.0114754098360656</text:p>
              </table:table-cell>
              <table:table-cell office:value-type="float" office:value="0.0021875">
                <text:p>0.0021875</text:p>
              </table:table-cell>
            </table:table-row>
            <table:table-row>
              <table:table-cell office:value-type="string">
                <text:p>i2.8xlarge</text:p>
              </table:table-cell>
              <table:table-cell office:value-type="float" office:value="0.213125">
                <text:p>0.213125</text:p>
              </table:table-cell>
              <table:table-cell office:value-type="float" office:value="0.0279508196721311">
                <text:p>0.0279508196721311</text:p>
              </table:table-cell>
              <table:table-cell office:value-type="float" office:value="0.001065625">
                <text:p>0.001065625</text:p>
              </table:table-cell>
            </table:table-row>
            <table:table-row>
              <table:table-cell office:value-type="string">
                <text:p>hs1.8xlarge</text:p>
              </table:table-cell>
              <table:table-cell office:value-type="float" office:value="0.2875">
                <text:p>0.2875</text:p>
              </table:table-cell>
              <table:table-cell office:value-type="float" office:value="0.0393162393162393">
                <text:p>0.0393162393162393</text:p>
              </table:table-cell>
              <table:table-cell office:value-type="float" office:value="0.0000958333333333333">
                <text:p>0.0000958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5cm" svg:height="8.981cm" xlink:href=".." xlink:type="simple" chart:class="chart:bar" chart:style-name="ch1">
        <chart:title svg:x="2.425cm" svg:y="0.315cm" chart:style-name="ch2">
          <text:p>Amazon instances pricing compared to m3.large pricing</text:p>
        </chart:title>
        <chart:legend chart:legend-position="end" svg:x="12.677cm" svg:y="3.693cm" style:legend-expansion="high" chart:style-name="ch3"/>
        <chart:plot-area chart:style-name="ch4" table:cell-range-address="Sheet1.A47:Sheet1.D54" chart:data-source-has-labels="both" svg:x="0.32cm" svg:y="1.299cm" svg:width="12.037cm" svg:height="7.503cm">
          <chartooo:coordinate-region svg:x="1.047cm" svg:y="1.498cm" svg:width="11.187cm" svg:height="6.259cm"/>
          <chart:axis chart:dimension="x" chart:name="primary-x" chart:style-name="ch5" chartooo:axis-type="auto">
            <chartooo:date-scale/>
            <chart:categories table:cell-range-address="Sheet1.A48:Sheet1.A5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8:Sheet1.B54" chart:label-cell-address="Sheet1.B47:Sheet1.B47" chart:class="chart:bar">
            <chart:data-point chart:repeated="7"/>
          </chart:series>
          <chart:series chart:style-name="ch9" chart:values-cell-range-address="Sheet1.C48:Sheet1.C54" chart:label-cell-address="Sheet1.C47:Sheet1.C47" chart:class="chart:bar">
            <chart:data-point chart:repeated="7"/>
          </chart:series>
          <chart:series chart:style-name="ch10" chart:values-cell-range-address="Sheet1.D48:Sheet1.D54" chart:label-cell-address="Sheet1.D47:Sheet1.D47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/vCPU</text:p>
                <draw:g>
                  <svg:desc>Sheet1.B47:Sheet1.B47</svg:desc>
                </draw:g>
              </table:table-cell>
              <table:table-cell office:value-type="string">
                <text:p>price/Mem GB</text:p>
                <draw:g>
                  <svg:desc>Sheet1.C47:Sheet1.C47</svg:desc>
                </draw:g>
              </table:table-cell>
              <table:table-cell office:value-type="string">
                <text:p>price/storage GB</text:p>
                <draw:g>
                  <svg:desc>Sheet1.D47:Sheet1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2.small</text:p>
                <draw:g>
                  <svg:desc>Sheet1.A48:Sheet1.A54</svg:desc>
                </draw:g>
              </table:table-cell>
              <table:table-cell office:value-type="float" office:value="0.371428571428571">
                <text:p>0.371428571428571</text:p>
                <draw:g>
                  <svg:desc>Sheet1.B48:Sheet1.B54</svg:desc>
                </draw:g>
              </table:table-cell>
              <table:table-cell office:value-type="float" office:value="0.696428571428571">
                <text:p>0.696428571428571</text:p>
                <draw:g>
                  <svg:desc>Sheet1.C48:Sheet1.C54</svg:desc>
                </draw:g>
              </table:table-cell>
              <table:table-cell office:value-type="float" office:value="NaN">
                <text:p>NaN</text:p>
                <draw:g>
                  <svg:desc>Sheet1.D48:Sheet1.D54</svg:desc>
                </draw:g>
              </table:table-cell>
            </table:table-row>
            <table:table-row>
              <table:table-cell office:value-type="string">
                <text:p>m3.larg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3.8xlarge</text:p>
              </table:table-cell>
              <table:table-cell office:value-type="float" office:value="0.75">
                <text:p>0.75</text:p>
              </table:table-cell>
              <table:table-cell office:value-type="float" office:value="1.5">
                <text:p>1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g2.2xlarge</text:p>
              </table:table-cell>
              <table:table-cell office:value-type="float" office:value="1.16071428571429">
                <text:p>1.16071428571429</text:p>
              </table:table-cell>
              <table:table-cell office:value-type="float" office:value="2.32142857142857">
                <text:p>2.32142857142857</text:p>
              </table:table-cell>
              <table:table-cell office:value-type="float" office:value="2.47619047619048">
                <text:p>2.47619047619048</text:p>
              </table:table-cell>
            </table:table-row>
            <table:table-row>
              <table:table-cell office:value-type="string">
                <text:p>r3.4xlarge</text:p>
              </table:table-cell>
              <table:table-cell office:value-type="float" office:value="1.25">
                <text:p>1.25</text:p>
              </table:table-cell>
              <table:table-cell office:value-type="float" office:value="0.614754098360656">
                <text:p>0.6147540983606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i2.8xlarge</text:p>
              </table:table-cell>
              <table:table-cell office:value-type="float" office:value="3.04464285714286">
                <text:p>3.04464285714286</text:p>
              </table:table-cell>
              <table:table-cell office:value-type="float" office:value="1.49736533957845">
                <text:p>1.49736533957845</text:p>
              </table:table-cell>
              <table:table-cell office:value-type="float" office:value="0.243571428571429">
                <text:p>0.243571428571429</text:p>
              </table:table-cell>
            </table:table-row>
            <table:table-row>
              <table:table-cell office:value-type="string">
                <text:p>hs1.8xlarge</text:p>
              </table:table-cell>
              <table:table-cell office:value-type="float" office:value="4.10714285714286">
                <text:p>4.10714285714286</text:p>
              </table:table-cell>
              <table:table-cell office:value-type="float" office:value="2.10622710622711">
                <text:p>2.10622710622711</text:p>
              </table:table-cell>
              <table:table-cell office:value-type="float" office:value="0.0219047619047619">
                <text:p>0.0219047619047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currency-style style:name="N122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2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2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2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12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2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12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12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12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9.319cm" svg:height="11.232cm" xlink:href=".." xlink:type="simple" chart:class="chart:line" chart:style-name="ch1">
        <chart:title svg:x="4.562cm" svg:y="0.36cm" chart:style-name="ch2">
          <text:p>Hour cost/pricing of instances by computing power</text:p>
        </chart:title>
        <chart:legend chart:legend-position="end" svg:x="15.065cm" svg:y="2.08cm" style:legend-expansion="high" chart:style-name="ch3"/>
        <chart:plot-area chart:style-name="ch4" table:cell-range-address="data.A1:data.O8" chart:data-source-has-labels="both" svg:x="1.397cm" svg:y="1.389cm" svg:width="13.282cm" svg:height="8.638cm">
          <chartooo:coordinate-region svg:x="3.236cm" svg:y="1.588cm" svg:width="10.687cm" svg:height="7.792cm"/>
          <chart:axis chart:dimension="x" chart:name="primary-x" chart:style-name="ch5" chartooo:axis-type="auto">
            <chartooo:date-scale/>
            <chart:title svg:x="7.346cm" svg:y="10.251cm" chart:style-name="ch6">
              <text:p>GFLOPS</text:p>
            </chart:title>
            <chart:categories table:cell-range-address="data.A2:data.A8"/>
          </chart:axis>
          <chart:axis chart:dimension="y" chart:name="primary-y" chart:style-name="ch7">
            <chart:title svg:x="0.451cm" svg:y="6.903cm" chart:style-name="ch8">
              <text:p>$/hour/GFLOPS</text:p>
            </chart:title>
            <chart:grid chart:style-name="ch9" chart:class="major"/>
          </chart:axis>
          <chart:series chart:style-name="ch10" chart:values-cell-range-address="data.B2:data.B8" chart:label-cell-address="data.B1:data.B1" chart:class="chart:line">
            <chart:data-point chart:repeated="7"/>
          </chart:series>
          <chart:series chart:style-name="ch11" chart:values-cell-range-address="data.C2:data.C8" chart:label-cell-address="data.C1:data.C1" chart:class="chart:line">
            <chart:data-point chart:repeated="7"/>
          </chart:series>
          <chart:series chart:style-name="ch12" chart:values-cell-range-address="data.D2:data.D8" chart:label-cell-address="data.D1:data.D1" chart:class="chart:line">
            <chart:data-point chart:repeated="7"/>
          </chart:series>
          <chart:series chart:style-name="ch13" chart:values-cell-range-address="data.E2:data.E8" chart:label-cell-address="data.E1:data.E1" chart:class="chart:line">
            <chart:data-point chart:repeated="7"/>
          </chart:series>
          <chart:series chart:style-name="ch14" chart:values-cell-range-address="data.F2:data.F8" chart:label-cell-address="data.F1:data.F1" chart:class="chart:line">
            <chart:data-point chart:repeated="7"/>
          </chart:series>
          <chart:series chart:style-name="ch15" chart:values-cell-range-address="data.G2:data.G8" chart:label-cell-address="data.G1:data.G1" chart:class="chart:line">
            <chart:data-point chart:repeated="7"/>
          </chart:series>
          <chart:series chart:style-name="ch16" chart:values-cell-range-address="data.H2:data.H8" chart:label-cell-address="data.H1:data.H1" chart:class="chart:line">
            <chart:data-point chart:repeated="7"/>
          </chart:series>
          <chart:series chart:style-name="ch17" chart:values-cell-range-address="data.I2:data.I8" chart:label-cell-address="data.I1:data.I1" chart:class="chart:line">
            <chart:data-point chart:repeated="7"/>
          </chart:series>
          <chart:series chart:style-name="ch18" chart:values-cell-range-address="data.J2:data.J8" chart:label-cell-address="data.J1:data.J1" chart:class="chart:line">
            <chart:data-point chart:repeated="7"/>
          </chart:series>
          <chart:series chart:style-name="ch19" chart:values-cell-range-address="data.K2:data.K8" chart:label-cell-address="data.K1:data.K1" chart:class="chart:line">
            <chart:data-point chart:repeated="7"/>
          </chart:series>
          <chart:series chart:style-name="ch20" chart:values-cell-range-address="data.L2:data.L8" chart:label-cell-address="data.L1:data.L1" chart:class="chart:line">
            <chart:data-point chart:repeated="7"/>
          </chart:series>
          <chart:series chart:style-name="ch21" chart:values-cell-range-address="data.M2:data.M8" chart:label-cell-address="data.M1:data.M1" chart:class="chart:line">
            <chart:data-point chart:repeated="7"/>
          </chart:series>
          <chart:series chart:style-name="ch22" chart:values-cell-range-address="data.N2:data.N8" chart:label-cell-address="data.N1:data.N1" chart:class="chart:line">
            <chart:data-point chart:repeated="7"/>
          </chart:series>
          <chart:series chart:style-name="ch23" chart:values-cell-range-address="data.O2:data.O8" chart:label-cell-address="data.O1:data.O1" chart:class="chart:line">
            <chart:data-point chart:repeated="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.small.private</text:p>
                <draw:g>
                  <svg:desc>data.B1:data.B1</svg:desc>
                </draw:g>
              </table:table-cell>
              <table:table-cell office:value-type="string">
                <text:p>m3.large.private</text:p>
                <draw:g>
                  <svg:desc>data.C1:data.C1</svg:desc>
                </draw:g>
              </table:table-cell>
              <table:table-cell office:value-type="string">
                <text:p>c3.8xlarge.private</text:p>
                <draw:g>
                  <svg:desc>data.D1:data.D1</svg:desc>
                </draw:g>
              </table:table-cell>
              <table:table-cell office:value-type="string">
                <text:p>g2.2xlarge.private</text:p>
                <draw:g>
                  <svg:desc>data.E1:data.E1</svg:desc>
                </draw:g>
              </table:table-cell>
              <table:table-cell office:value-type="string">
                <text:p>r3.4xlarge.private</text:p>
                <draw:g>
                  <svg:desc>data.F1:data.F1</svg:desc>
                </draw:g>
              </table:table-cell>
              <table:table-cell office:value-type="string">
                <text:p>i2.8xlarge.private</text:p>
                <draw:g>
                  <svg:desc>data.G1:data.G1</svg:desc>
                </draw:g>
              </table:table-cell>
              <table:table-cell office:value-type="string">
                <text:p>hs1.8xlarge.private</text:p>
                <draw:g>
                  <svg:desc>data.H1:data.H1</svg:desc>
                </draw:g>
              </table:table-cell>
              <table:table-cell office:value-type="string">
                <text:p>t1.small</text:p>
                <draw:g>
                  <svg:desc>data.I1:data.I1</svg:desc>
                </draw:g>
              </table:table-cell>
              <table:table-cell office:value-type="string">
                <text:p>m3.large</text:p>
                <draw:g>
                  <svg:desc>data.J1:data.J1</svg:desc>
                </draw:g>
              </table:table-cell>
              <table:table-cell office:value-type="string">
                <text:p>c3.8xlarge</text:p>
                <draw:g>
                  <svg:desc>data.K1:data.K1</svg:desc>
                </draw:g>
              </table:table-cell>
              <table:table-cell office:value-type="string">
                <text:p>g2.2xlarge</text:p>
                <draw:g>
                  <svg:desc>data.L1:data.L1</svg:desc>
                </draw:g>
              </table:table-cell>
              <table:table-cell office:value-type="string">
                <text:p>r3.4xlarge</text:p>
                <draw:g>
                  <svg:desc>data.M1:data.M1</svg:desc>
                </draw:g>
              </table:table-cell>
              <table:table-cell office:value-type="string">
                <text:p>i2.8xlarge</text:p>
                <draw:g>
                  <svg:desc>data.N1:data.N1</svg:desc>
                </draw:g>
              </table:table-cell>
              <table:table-cell office:value-type="string">
                <text:p>hs1.8xlarge</text:p>
                <draw:g>
                  <svg:desc>data.O1:data.O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:data.A8</svg:desc>
                </draw:g>
              </table:table-cell>
              <table:table-cell office:value-type="float" office:value="21.1888916813069">
                <text:p>21.1888916813069</text:p>
                <draw:g>
                  <svg:desc>data.B2:data.B8</svg:desc>
                </draw:g>
              </table:table-cell>
              <table:table-cell office:value-type="float" office:value="21.1991301877752">
                <text:p>21.1991301877752</text:p>
                <draw:g>
                  <svg:desc>data.C2:data.C8</svg:desc>
                </draw:g>
              </table:table-cell>
              <table:table-cell office:value-type="float" office:value="21.3078075475142">
                <text:p>21.3078075475142</text:p>
                <draw:g>
                  <svg:desc>data.D2:data.D8</svg:desc>
                </draw:g>
              </table:table-cell>
              <table:table-cell office:value-type="float" office:value="21.2060075475142">
                <text:p>21.2060075475142</text:p>
                <draw:g>
                  <svg:desc>data.E2:data.E8</svg:desc>
                </draw:g>
              </table:table-cell>
              <table:table-cell office:value-type="float" office:value="21.1855075475142">
                <text:p>21.1855075475142</text:p>
                <draw:g>
                  <svg:desc>data.F2:data.F8</svg:desc>
                </draw:g>
              </table:table-cell>
              <table:table-cell office:value-type="float" office:value="21.2856075475142">
                <text:p>21.2856075475142</text:p>
                <draw:g>
                  <svg:desc>data.G2:data.G8</svg:desc>
                </draw:g>
              </table:table-cell>
              <table:table-cell office:value-type="float" office:value="21.2448075475142">
                <text:p>21.2448075475142</text:p>
                <draw:g>
                  <svg:desc>data.H2:data.H8</svg:desc>
                </draw:g>
              </table:table-cell>
              <table:table-cell office:value-type="float" office:value="0.0059">
                <text:p>0.0059</text:p>
                <draw:g>
                  <svg:desc>data.I2:data.I8</svg:desc>
                </draw:g>
              </table:table-cell>
              <table:table-cell office:value-type="float" office:value="0.0049">
                <text:p>0.0049</text:p>
                <draw:g>
                  <svg:desc>data.J2:data.J8</svg:desc>
                </draw:g>
              </table:table-cell>
              <table:table-cell office:value-type="float" office:value="0.0035">
                <text:p>0.0035</text:p>
                <draw:g>
                  <svg:desc>data.K2:data.K8</svg:desc>
                </draw:g>
              </table:table-cell>
              <table:table-cell office:value-type="float" office:value="0.0056">
                <text:p>0.0056</text:p>
                <draw:g>
                  <svg:desc>data.L2:data.L8</svg:desc>
                </draw:g>
              </table:table-cell>
              <table:table-cell office:value-type="float" office:value="0.0061">
                <text:p>0.0061</text:p>
                <draw:g>
                  <svg:desc>data.M2:data.M8</svg:desc>
                </draw:g>
              </table:table-cell>
              <table:table-cell office:value-type="float" office:value="0.014">
                <text:p>0.014</text:p>
                <draw:g>
                  <svg:desc>data.N2:data.N8</svg:desc>
                </draw:g>
              </table:table-cell>
              <table:table-cell office:value-type="float" office:value="0.029">
                <text:p>0.029</text:p>
                <draw:g>
                  <svg:desc>data.O2:data.O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11888916813069">
                <text:p>2.11888916813069</text:p>
              </table:table-cell>
              <table:table-cell office:value-type="float" office:value="2.11991301877752">
                <text:p>2.11991301877752</text:p>
              </table:table-cell>
              <table:table-cell office:value-type="float" office:value="2.13078075475142">
                <text:p>2.13078075475142</text:p>
              </table:table-cell>
              <table:table-cell office:value-type="float" office:value="2.12060075475142">
                <text:p>2.12060075475142</text:p>
              </table:table-cell>
              <table:table-cell office:value-type="float" office:value="2.11855075475142">
                <text:p>2.11855075475142</text:p>
              </table:table-cell>
              <table:table-cell office:value-type="float" office:value="2.12856075475142">
                <text:p>2.12856075475142</text:p>
              </table:table-cell>
              <table:table-cell office:value-type="float" office:value="2.12448075475142">
                <text:p>2.12448075475142</text:p>
              </table:table-cell>
              <table:table-cell office:value-type="float" office:value="0.0059">
                <text:p>0.0059</text:p>
              </table:table-cell>
              <table:table-cell office:value-type="float" office:value="0.0049">
                <text:p>0.0049</text:p>
              </table:table-cell>
              <table:table-cell office:value-type="float" office:value="0.0035">
                <text:p>0.0035</text:p>
              </table:table-cell>
              <table:table-cell office:value-type="float" office:value="0.0056">
                <text:p>0.0056</text:p>
              </table:table-cell>
              <table:table-cell office:value-type="float" office:value="0.0061">
                <text:p>0.0061</text:p>
              </table:table-cell>
              <table:table-cell office:value-type="float" office:value="0.014">
                <text:p>0.01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11888916813069">
                <text:p>0.211888916813069</text:p>
              </table:table-cell>
              <table:table-cell office:value-type="float" office:value="0.211991301877752">
                <text:p>0.211991301877752</text:p>
              </table:table-cell>
              <table:table-cell office:value-type="float" office:value="0.213078075475142">
                <text:p>0.213078075475142</text:p>
              </table:table-cell>
              <table:table-cell office:value-type="float" office:value="0.213072075475142">
                <text:p>0.213072075475142</text:p>
              </table:table-cell>
              <table:table-cell office:value-type="float" office:value="0.212662075475142">
                <text:p>0.212662075475142</text:p>
              </table:table-cell>
              <table:table-cell office:value-type="float" office:value="0.212856075475142">
                <text:p>0.212856075475142</text:p>
              </table:table-cell>
              <table:table-cell office:value-type="float" office:value="0.213848075475142">
                <text:p>0.213848075475142</text:p>
              </table:table-cell>
              <table:table-cell office:value-type="float" office:value="0.0059">
                <text:p>0.0059</text:p>
              </table:table-cell>
              <table:table-cell office:value-type="float" office:value="0.0049">
                <text:p>0.0049</text:p>
              </table:table-cell>
              <table:table-cell office:value-type="float" office:value="0.0035">
                <text:p>0.0035</text:p>
              </table:table-cell>
              <table:table-cell office:value-type="float" office:value="0.0056">
                <text:p>0.0056</text:p>
              </table:table-cell>
              <table:table-cell office:value-type="float" office:value="0.0061">
                <text:p>0.0061</text:p>
              </table:table-cell>
              <table:table-cell office:value-type="float" office:value="0.014">
                <text:p>0.01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18615647516485">
                <text:p>0.0218615647516485</text:p>
              </table:table-cell>
              <table:table-cell office:value-type="float" office:value="0.0219537113098633">
                <text:p>0.0219537113098633</text:p>
              </table:table-cell>
              <table:table-cell office:value-type="float" office:value="0.0219168075475142">
                <text:p>0.0219168075475142</text:p>
              </table:table-cell>
              <table:table-cell office:value-type="float" office:value="0.0224226891418924">
                <text:p>0.0224226891418924</text:p>
              </table:table-cell>
              <table:table-cell office:value-type="float" office:value="0.0221561891418924">
                <text:p>0.0221561891418924</text:p>
              </table:table-cell>
              <table:table-cell office:value-type="float" office:value="0.0225512075475142">
                <text:p>0.0225512075475142</text:p>
              </table:table-cell>
              <table:table-cell office:value-type="float" office:value="0.0229270891418924">
                <text:p>0.0229270891418924</text:p>
              </table:table-cell>
              <table:table-cell office:value-type="float" office:value="0.0059">
                <text:p>0.0059</text:p>
              </table:table-cell>
              <table:table-cell office:value-type="float" office:value="0.0049">
                <text:p>0.0049</text:p>
              </table:table-cell>
              <table:table-cell office:value-type="float" office:value="0.0035">
                <text:p>0.0035</text:p>
              </table:table-cell>
              <table:table-cell office:value-type="float" office:value="0.0056">
                <text:p>0.0056</text:p>
              </table:table-cell>
              <table:table-cell office:value-type="float" office:value="0.0061">
                <text:p>0.0061</text:p>
              </table:table-cell>
              <table:table-cell office:value-type="float" office:value="0.014">
                <text:p>0.01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284937054005339">
                <text:p>0.00284937054005339</text:p>
              </table:table-cell>
              <table:table-cell office:value-type="float" office:value="0.00293537399438728">
                <text:p>0.00293537399438728</text:p>
              </table:table-cell>
              <table:table-cell office:value-type="float" office:value="0.00277101782837847">
                <text:p>0.00277101782837847</text:p>
              </table:table-cell>
              <table:table-cell office:value-type="float" office:value="0.00342948164457323">
                <text:p>0.00342948164457323</text:p>
              </table:table-cell>
              <table:table-cell office:value-type="float" office:value="0.00317323164457323">
                <text:p>0.00317323164457323</text:p>
              </table:table-cell>
              <table:table-cell office:value-type="float" office:value="0.00343434306144334">
                <text:p>0.00343434306144334</text:p>
              </table:table-cell>
              <table:table-cell office:value-type="float" office:value="0.00391448164457323">
                <text:p>0.00391448164457323</text:p>
              </table:table-cell>
              <table:table-cell office:value-type="float" office:value="0.0059">
                <text:p>0.0059</text:p>
              </table:table-cell>
              <table:table-cell office:value-type="float" office:value="0.0049">
                <text:p>0.0049</text:p>
              </table:table-cell>
              <table:table-cell office:value-type="float" office:value="0.0035">
                <text:p>0.0035</text:p>
              </table:table-cell>
              <table:table-cell office:value-type="float" office:value="0.0056">
                <text:p>0.0056</text:p>
              </table:table-cell>
              <table:table-cell office:value-type="float" office:value="0.0061">
                <text:p>0.0061</text:p>
              </table:table-cell>
              <table:table-cell office:value-type="float" office:value="0.014">
                <text:p>0.01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949062298706336">
                <text:p>0.000949062298706336</text:p>
              </table:table-cell>
              <table:table-cell office:value-type="float" office:value="0.00103445144265213">
                <text:p>0.00103445144265213</text:p>
              </table:table-cell>
              <table:table-cell office:value-type="float" office:value="0.000860473743640056">
                <text:p>0.000860473743640056</text:p>
              </table:table-cell>
              <table:table-cell office:value-type="float" office:value="0.0017421907481348">
                <text:p>0.0017421907481348</text:p>
              </table:table-cell>
              <table:table-cell office:value-type="float" office:value="0.0014859407481348">
                <text:p>0.0014859407481348</text:p>
              </table:table-cell>
              <table:table-cell office:value-type="float" office:value="0.00153512053389308">
                <text:p>0.00153512053389308</text:p>
              </table:table-cell>
              <table:table-cell office:value-type="float" office:value="0.0022271907481348">
                <text:p>0.0022271907481348</text:p>
              </table:table-cell>
              <table:table-cell office:value-type="float" office:value="0.0059">
                <text:p>0.0059</text:p>
              </table:table-cell>
              <table:table-cell office:value-type="float" office:value="0.0049">
                <text:p>0.0049</text:p>
              </table:table-cell>
              <table:table-cell office:value-type="float" office:value="0.0035">
                <text:p>0.0035</text:p>
              </table:table-cell>
              <table:table-cell office:value-type="float" office:value="0.0056">
                <text:p>0.0056</text:p>
              </table:table-cell>
              <table:table-cell office:value-type="float" office:value="0.0061">
                <text:p>0.0061</text:p>
              </table:table-cell>
              <table:table-cell office:value-type="float" office:value="0.014">
                <text:p>0.01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927339052431039">
                <text:p>0.000927339052431039</text:p>
              </table:table-cell>
              <table:table-cell office:value-type="float" office:value="0.00101266676533802">
                <text:p>0.00101266676533802</text:p>
              </table:table-cell>
              <table:table-cell office:value-type="float" office:value="0.000732520038901184">
                <text:p>0.000732520038901184</text:p>
              </table:table-cell>
              <table:table-cell office:value-type="float" office:value="0.00159426801455657">
                <text:p>0.00159426801455657</text:p>
              </table:table-cell>
              <table:table-cell office:value-type="float" office:value="0.00133801801455657">
                <text:p>0.00133801801455657</text:p>
              </table:table-cell>
              <table:table-cell office:value-type="float" office:value="0.00149163847401492">
                <text:p>0.00149163847401492</text:p>
              </table:table-cell>
              <table:table-cell office:value-type="float" office:value="0.00207926801455657">
                <text:p>0.00207926801455657</text:p>
              </table:table-cell>
              <table:table-cell office:value-type="float" office:value="0.0059">
                <text:p>0.0059</text:p>
              </table:table-cell>
              <table:table-cell office:value-type="float" office:value="0.0049">
                <text:p>0.0049</text:p>
              </table:table-cell>
              <table:table-cell office:value-type="float" office:value="0.0035">
                <text:p>0.0035</text:p>
              </table:table-cell>
              <table:table-cell office:value-type="float" office:value="0.0056">
                <text:p>0.0056</text:p>
              </table:table-cell>
              <table:table-cell office:value-type="float" office:value="0.0061">
                <text:p>0.0061</text:p>
              </table:table-cell>
              <table:table-cell office:value-type="float" office:value="0.014">
                <text:p>0.014</text:p>
              </table:table-cell>
              <table:table-cell office:value-type="float" office:value="0.029">
                <text:p>0.0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075cm" svg:y="0.316cm" chart:style-name="ch2">
          <text:p>Utilisation required to reach cost-wise breakpoint</text:p>
        </chart:title>
        <chart:legend chart:legend-position="end" svg:x="11.534cm" svg:y="2.707cm" style:legend-expansion="high" chart:style-name="ch3"/>
        <chart:plot-area chart:style-name="ch4" table:cell-range-address="data.A49:data.H56" chart:data-source-has-labels="both" svg:x="1.331cm" svg:y="1.301cm" svg:width="9.883cm" svg:height="6.538cm">
          <chartooo:coordinate-region svg:x="2.746cm" svg:y="1.5cm" svg:width="7.712cm" svg:height="5.692cm"/>
          <chart:axis chart:dimension="x" chart:name="primary-x" chart:style-name="ch5" chartooo:axis-type="auto">
            <chartooo:date-scale/>
            <chart:title svg:x="5.58cm" svg:y="8.019cm" chart:style-name="ch6">
              <text:p>GFLOPS</text:p>
            </chart:title>
            <chart:categories table:cell-range-address="data.A52:data.A56"/>
          </chart:axis>
          <chart:axis chart:dimension="y" chart:name="primary-y" chart:style-name="ch7">
            <chart:title svg:x="0.451cm" svg:y="6.202cm" chart:style-name="ch8">
              <text:p>Utilisation percentage</text:p>
            </chart:title>
            <chart:grid chart:style-name="ch9" chart:class="major"/>
          </chart:axis>
          <chart:series chart:style-name="ch10" chart:values-cell-range-address="data.B52:data.B56" chart:label-cell-address="data.B49:data.B51" chart:class="chart:line">
            <chart:data-point chart:repeated="5"/>
          </chart:series>
          <chart:series chart:style-name="ch11" chart:values-cell-range-address="data.C52:data.C56" chart:label-cell-address="data.C49:data.C51" chart:class="chart:line">
            <chart:data-point chart:repeated="5"/>
          </chart:series>
          <chart:series chart:style-name="ch12" chart:values-cell-range-address="data.D52:data.D56" chart:label-cell-address="data.D49:data.D51" chart:class="chart:line">
            <chart:data-point chart:repeated="5"/>
          </chart:series>
          <chart:series chart:style-name="ch13" chart:values-cell-range-address="data.E52:data.E56" chart:label-cell-address="data.E49:data.E51" chart:class="chart:line">
            <chart:data-point chart:repeated="5"/>
          </chart:series>
          <chart:series chart:style-name="ch14" chart:values-cell-range-address="data.F52:data.F56" chart:label-cell-address="data.F49:data.F51" chart:class="chart:line">
            <chart:data-point chart:repeated="5"/>
          </chart:series>
          <chart:series chart:style-name="ch15" chart:values-cell-range-address="data.G52:data.G56" chart:label-cell-address="data.G49:data.G51" chart:class="chart:line">
            <chart:data-point chart:repeated="5"/>
          </chart:series>
          <chart:series chart:style-name="ch16" chart:values-cell-range-address="data.H52:data.H56" chart:label-cell-address="data.H49:data.H5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.small.private</text:p>
                <text:list>
                  <text:list-item>
                    <text:p>t1.small.privat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ata.B49:data.B51</svg:desc>
                </draw:g>
              </table:table-cell>
              <table:table-cell office:value-type="string">
                <text:p>m3.large.private</text:p>
                <text:list>
                  <text:list-item>
                    <text:p>m3.large.privat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ata.C49:data.C51</svg:desc>
                </draw:g>
              </table:table-cell>
              <table:table-cell office:value-type="string">
                <text:p>c3.8xlarge.private</text:p>
                <text:list>
                  <text:list-item>
                    <text:p>c3.8xlarge.privat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ata.D49:data.D51</svg:desc>
                </draw:g>
              </table:table-cell>
              <table:table-cell office:value-type="string">
                <text:p>g2.2xlarge.private</text:p>
                <text:list>
                  <text:list-item>
                    <text:p>g2.2xlarge.privat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ata.E49:data.E51</svg:desc>
                </draw:g>
              </table:table-cell>
              <table:table-cell office:value-type="string">
                <text:p>r3.4xlarge.private</text:p>
                <text:list>
                  <text:list-item>
                    <text:p>r3.4xlarge.privat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ata.F49:data.F51</svg:desc>
                </draw:g>
              </table:table-cell>
              <table:table-cell office:value-type="string">
                <text:p>i2.8xlarge.private</text:p>
                <text:list>
                  <text:list-item>
                    <text:p>i2.8xlarge.privat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ata.G49:data.G51</svg:desc>
                </draw:g>
              </table:table-cell>
              <table:table-cell office:value-type="string">
                <text:p>hs1.8xlarge.private</text:p>
                <text:list>
                  <text:list-item>
                    <text:p>hs1.8xlarge.privat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ata.H49:data.H5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data.A52:data.A56</svg:desc>
                </draw:g>
              </table:table-cell>
              <table:table-cell office:value-type="float" office:value="NaN">
                <text:p>NaN</text:p>
                <draw:g>
                  <svg:desc>data.B52:data.B56</svg:desc>
                </draw:g>
              </table:table-cell>
              <table:table-cell office:value-type="float" office:value="NaN">
                <text:p>NaN</text:p>
                <draw:g>
                  <svg:desc>data.C52:data.C56</svg:desc>
                </draw:g>
              </table:table-cell>
              <table:table-cell office:value-type="float" office:value="NaN">
                <text:p>NaN</text:p>
                <draw:g>
                  <svg:desc>data.D52:data.D56</svg:desc>
                </draw:g>
              </table:table-cell>
              <table:table-cell office:value-type="float" office:value="NaN">
                <text:p>NaN</text:p>
                <draw:g>
                  <svg:desc>data.E52:data.E56</svg:desc>
                </draw:g>
              </table:table-cell>
              <table:table-cell office:value-type="float" office:value="NaN">
                <text:p>NaN</text:p>
                <draw:g>
                  <svg:desc>data.F52:data.F56</svg:desc>
                </draw:g>
              </table:table-cell>
              <table:table-cell office:value-type="float" office:value="NaN">
                <text:p>NaN</text:p>
                <draw:g>
                  <svg:desc>data.G52:data.G56</svg:desc>
                </draw:g>
              </table:table-cell>
              <table:table-cell office:value-type="float" office:value="NaN">
                <text:p>NaN</text:p>
                <draw:g>
                  <svg:desc>data.H52:data.H5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0589280754909">
                <text:p>0.7905892807549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82944159331083">
                <text:p>0.482944159331083</text:p>
              </table:table-cell>
              <table:table-cell office:value-type="float" office:value="0.599055917221894">
                <text:p>0.599055917221894</text:p>
              </table:table-cell>
              <table:table-cell office:value-type="float" office:value="0.791719379536706">
                <text:p>0.791719379536706</text:p>
              </table:table-cell>
              <table:table-cell office:value-type="float" office:value="0.612407436530934">
                <text:p>0.612407436530934</text:p>
              </table:table-cell>
              <table:table-cell office:value-type="float" office:value="0.520201908946431">
                <text:p>0.520201908946431</text:p>
              </table:table-cell>
              <table:table-cell office:value-type="float" office:value="0.245310218674524">
                <text:p>0.245310218674524</text:p>
              </table:table-cell>
              <table:table-cell office:value-type="float" office:value="0.134982125674939">
                <text:p>0.13498212567493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160858016729887">
                <text:p>0.160858016729887</text:p>
              </table:table-cell>
              <table:table-cell office:value-type="float" office:value="0.211112539316761">
                <text:p>0.211112539316761</text:p>
              </table:table-cell>
              <table:table-cell office:value-type="float" office:value="0.245849641040016">
                <text:p>0.245849641040016</text:p>
              </table:table-cell>
              <table:table-cell office:value-type="float" office:value="0.311105490738357">
                <text:p>0.311105490738357</text:p>
              </table:table-cell>
              <table:table-cell office:value-type="float" office:value="0.243596843956524">
                <text:p>0.243596843956524</text:p>
              </table:table-cell>
              <table:table-cell office:value-type="float" office:value="0.109651466706649">
                <text:p>0.109651466706649</text:p>
              </table:table-cell>
              <table:table-cell office:value-type="float" office:value="0.0767996809701654">
                <text:p>0.076799680970165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57176110581532">
                <text:p>0.157176110581532</text:p>
              </table:table-cell>
              <table:table-cell office:value-type="float" office:value="0.206666686803678">
                <text:p>0.206666686803678</text:p>
              </table:table-cell>
              <table:table-cell office:value-type="float" office:value="0.209291439686053">
                <text:p>0.209291439686053</text:p>
              </table:table-cell>
              <table:table-cell office:value-type="float" office:value="0.284690716885102">
                <text:p>0.284690716885102</text:p>
              </table:table-cell>
              <table:table-cell office:value-type="float" office:value="0.219347215501077">
                <text:p>0.219347215501077</text:p>
              </table:table-cell>
              <table:table-cell office:value-type="float" office:value="0.10654560528678">
                <text:p>0.10654560528678</text:p>
              </table:table-cell>
              <table:table-cell office:value-type="float" office:value="0.0716988970536749">
                <text:p>0.07169889705367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currency-style style:name="N122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2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2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2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12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2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12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12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12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9.31cm" svg:height="11.215cm" xlink:href=".." xlink:type="simple" chart:class="chart:line" chart:style-name="ch1">
        <chart:title svg:x="4.558cm" svg:y="0.36cm" chart:style-name="ch2">
          <text:p>Hour cost/pricing of instances by computing power</text:p>
        </chart:title>
        <chart:legend chart:legend-position="end" svg:x="15.056cm" svg:y="2.071cm" style:legend-expansion="high" chart:style-name="ch3"/>
        <chart:plot-area chart:style-name="ch4" table:cell-range-address="data.A34:data.O38" chart:data-source-has-labels="both" svg:x="1.397cm" svg:y="1.389cm" svg:width="13.273cm" svg:height="8.621cm">
          <chartooo:coordinate-region svg:x="3.05cm" svg:y="1.588cm" svg:width="10.864cm" svg:height="7.775cm"/>
          <chart:axis chart:dimension="x" chart:name="primary-x" chart:style-name="ch5" chartooo:axis-type="auto">
            <chartooo:date-scale/>
            <chart:title svg:x="7.341cm" svg:y="10.234cm" chart:style-name="ch6">
              <text:p>GFLOPS</text:p>
            </chart:title>
            <chart:categories table:cell-range-address="data.A35:data.A38"/>
          </chart:axis>
          <chart:axis chart:dimension="y" chart:name="primary-y" chart:style-name="ch7">
            <chart:title svg:x="0.451cm" svg:y="6.894cm" chart:style-name="ch8">
              <text:p>$/hour/GFLOPS</text:p>
            </chart:title>
            <chart:grid chart:style-name="ch9" chart:class="major"/>
          </chart:axis>
          <chart:series chart:style-name="ch10" chart:values-cell-range-address="data.B35:data.B38" chart:label-cell-address="data.B34:data.B34" chart:class="chart:line">
            <chart:data-point chart:repeated="4"/>
          </chart:series>
          <chart:series chart:style-name="ch11" chart:values-cell-range-address="data.C35:data.C38" chart:label-cell-address="data.C34:data.C34" chart:class="chart:line">
            <chart:data-point chart:repeated="4"/>
          </chart:series>
          <chart:series chart:style-name="ch12" chart:values-cell-range-address="data.D35:data.D38" chart:label-cell-address="data.D34:data.D34" chart:class="chart:line">
            <chart:data-point chart:repeated="4"/>
          </chart:series>
          <chart:series chart:style-name="ch13" chart:values-cell-range-address="data.E35:data.E38" chart:label-cell-address="data.E34:data.E34" chart:class="chart:line">
            <chart:data-point chart:repeated="4"/>
          </chart:series>
          <chart:series chart:style-name="ch14" chart:values-cell-range-address="data.F35:data.F38" chart:label-cell-address="data.F34:data.F34" chart:class="chart:line">
            <chart:data-point chart:repeated="4"/>
          </chart:series>
          <chart:series chart:style-name="ch15" chart:values-cell-range-address="data.G35:data.G38" chart:label-cell-address="data.G34:data.G34" chart:class="chart:line">
            <chart:data-point chart:repeated="4"/>
          </chart:series>
          <chart:series chart:style-name="ch16" chart:values-cell-range-address="data.H35:data.H38" chart:label-cell-address="data.H34:data.H34" chart:class="chart:line">
            <chart:data-point chart:repeated="4"/>
          </chart:series>
          <chart:series chart:style-name="ch17" chart:values-cell-range-address="data.I35:data.I38" chart:label-cell-address="data.I34:data.I34" chart:class="chart:line">
            <chart:data-point chart:repeated="4"/>
          </chart:series>
          <chart:series chart:style-name="ch18" chart:values-cell-range-address="data.J35:data.J38" chart:label-cell-address="data.J34:data.J34" chart:class="chart:line">
            <chart:data-point chart:repeated="4"/>
          </chart:series>
          <chart:series chart:style-name="ch19" chart:values-cell-range-address="data.K35:data.K38" chart:label-cell-address="data.K34:data.K34" chart:class="chart:line">
            <chart:data-point chart:repeated="4"/>
          </chart:series>
          <chart:series chart:style-name="ch20" chart:values-cell-range-address="data.L35:data.L38" chart:label-cell-address="data.L34:data.L34" chart:class="chart:line">
            <chart:data-point chart:repeated="4"/>
          </chart:series>
          <chart:series chart:style-name="ch21" chart:values-cell-range-address="data.M35:data.M38" chart:label-cell-address="data.M34:data.M34" chart:class="chart:line">
            <chart:data-point chart:repeated="4"/>
          </chart:series>
          <chart:series chart:style-name="ch22" chart:values-cell-range-address="data.N35:data.N38" chart:label-cell-address="data.N34:data.N34" chart:class="chart:line">
            <chart:data-point chart:repeated="4"/>
          </chart:series>
          <chart:series chart:style-name="ch23" chart:values-cell-range-address="data.O35:data.O38" chart:label-cell-address="data.O34:data.O34" chart:class="chart:line"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.small.private</text:p>
                <draw:g>
                  <svg:desc>data.B34:data.B34</svg:desc>
                </draw:g>
              </table:table-cell>
              <table:table-cell office:value-type="string">
                <text:p>m3.large.private</text:p>
                <draw:g>
                  <svg:desc>data.C34:data.C34</svg:desc>
                </draw:g>
              </table:table-cell>
              <table:table-cell office:value-type="string">
                <text:p>c3.8xlarge.private</text:p>
                <draw:g>
                  <svg:desc>data.D34:data.D34</svg:desc>
                </draw:g>
              </table:table-cell>
              <table:table-cell office:value-type="string">
                <text:p>g2.2xlarge.private</text:p>
                <draw:g>
                  <svg:desc>data.E34:data.E34</svg:desc>
                </draw:g>
              </table:table-cell>
              <table:table-cell office:value-type="string">
                <text:p>r3.4xlarge.private</text:p>
                <draw:g>
                  <svg:desc>data.F34:data.F34</svg:desc>
                </draw:g>
              </table:table-cell>
              <table:table-cell office:value-type="string">
                <text:p>i2.8xlarge.private</text:p>
                <draw:g>
                  <svg:desc>data.G34:data.G34</svg:desc>
                </draw:g>
              </table:table-cell>
              <table:table-cell office:value-type="string">
                <text:p>hs1.8xlarge.private</text:p>
                <draw:g>
                  <svg:desc>data.H34:data.H34</svg:desc>
                </draw:g>
              </table:table-cell>
              <table:table-cell office:value-type="string">
                <text:p>t1.small</text:p>
                <draw:g>
                  <svg:desc>data.I34:data.I34</svg:desc>
                </draw:g>
              </table:table-cell>
              <table:table-cell office:value-type="string">
                <text:p>m3.large</text:p>
                <draw:g>
                  <svg:desc>data.J34:data.J34</svg:desc>
                </draw:g>
              </table:table-cell>
              <table:table-cell office:value-type="string">
                <text:p>c3.8xlarge</text:p>
                <draw:g>
                  <svg:desc>data.K34:data.K34</svg:desc>
                </draw:g>
              </table:table-cell>
              <table:table-cell office:value-type="string">
                <text:p>g2.2xlarge</text:p>
                <draw:g>
                  <svg:desc>data.L34:data.L34</svg:desc>
                </draw:g>
              </table:table-cell>
              <table:table-cell office:value-type="string">
                <text:p>r3.4xlarge</text:p>
                <draw:g>
                  <svg:desc>data.M34:data.M34</svg:desc>
                </draw:g>
              </table:table-cell>
              <table:table-cell office:value-type="string">
                <text:p>i2.8xlarge</text:p>
                <draw:g>
                  <svg:desc>data.N34:data.N34</svg:desc>
                </draw:g>
              </table:table-cell>
              <table:table-cell office:value-type="string">
                <text:p>hs1.8xlarge</text:p>
                <draw:g>
                  <svg:desc>data.O34:data.O3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data.A35:data.A38</svg:desc>
                </draw:g>
              </table:table-cell>
              <table:table-cell office:value-type="float" office:value="0.0218615647516485">
                <text:p>0.0218615647516485</text:p>
                <draw:g>
                  <svg:desc>data.B35:data.B38</svg:desc>
                </draw:g>
              </table:table-cell>
              <table:table-cell office:value-type="float" office:value="0.0219537113098633">
                <text:p>0.0219537113098633</text:p>
                <draw:g>
                  <svg:desc>data.C35:data.C38</svg:desc>
                </draw:g>
              </table:table-cell>
              <table:table-cell office:value-type="float" office:value="0.0219168075475142">
                <text:p>0.0219168075475142</text:p>
                <draw:g>
                  <svg:desc>data.D35:data.D38</svg:desc>
                </draw:g>
              </table:table-cell>
              <table:table-cell office:value-type="float" office:value="0.0232221891418924">
                <text:p>0.0232221891418924</text:p>
                <draw:g>
                  <svg:desc>data.E35:data.E38</svg:desc>
                </draw:g>
              </table:table-cell>
              <table:table-cell office:value-type="float" office:value="0.0221561891418924">
                <text:p>0.0221561891418924</text:p>
                <draw:g>
                  <svg:desc>data.F35:data.F38</svg:desc>
                </draw:g>
              </table:table-cell>
              <table:table-cell office:value-type="float" office:value="0.0225512075475142">
                <text:p>0.0225512075475142</text:p>
                <draw:g>
                  <svg:desc>data.G35:data.G38</svg:desc>
                </draw:g>
              </table:table-cell>
              <table:table-cell office:value-type="float" office:value="0.0229270891418924">
                <text:p>0.0229270891418924</text:p>
                <draw:g>
                  <svg:desc>data.H35:data.H38</svg:desc>
                </draw:g>
              </table:table-cell>
              <table:table-cell office:value-type="float" office:value="0.0059">
                <text:p>0.0059</text:p>
                <draw:g>
                  <svg:desc>data.I35:data.I38</svg:desc>
                </draw:g>
              </table:table-cell>
              <table:table-cell office:value-type="float" office:value="0.0049">
                <text:p>0.0049</text:p>
                <draw:g>
                  <svg:desc>data.J35:data.J38</svg:desc>
                </draw:g>
              </table:table-cell>
              <table:table-cell office:value-type="float" office:value="0.0035">
                <text:p>0.0035</text:p>
                <draw:g>
                  <svg:desc>data.K35:data.K38</svg:desc>
                </draw:g>
              </table:table-cell>
              <table:table-cell office:value-type="float" office:value="0.0056">
                <text:p>0.0056</text:p>
                <draw:g>
                  <svg:desc>data.L35:data.L38</svg:desc>
                </draw:g>
              </table:table-cell>
              <table:table-cell office:value-type="float" office:value="0.0061">
                <text:p>0.0061</text:p>
                <draw:g>
                  <svg:desc>data.M35:data.M38</svg:desc>
                </draw:g>
              </table:table-cell>
              <table:table-cell office:value-type="float" office:value="0.014">
                <text:p>0.014</text:p>
                <draw:g>
                  <svg:desc>data.N35:data.N38</svg:desc>
                </draw:g>
              </table:table-cell>
              <table:table-cell office:value-type="float" office:value="0.029">
                <text:p>0.029</text:p>
                <draw:g>
                  <svg:desc>data.O35:data.O38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284937054005339">
                <text:p>0.00284937054005339</text:p>
              </table:table-cell>
              <table:table-cell office:value-type="float" office:value="0.00293537399438728">
                <text:p>0.00293537399438728</text:p>
              </table:table-cell>
              <table:table-cell office:value-type="float" office:value="0.00277101782837847">
                <text:p>0.00277101782837847</text:p>
              </table:table-cell>
              <table:table-cell office:value-type="float" office:value="0.00419823164457323">
                <text:p>0.00419823164457323</text:p>
              </table:table-cell>
              <table:table-cell office:value-type="float" office:value="0.00317323164457323">
                <text:p>0.00317323164457323</text:p>
              </table:table-cell>
              <table:table-cell office:value-type="float" office:value="0.00343434306144334">
                <text:p>0.00343434306144334</text:p>
              </table:table-cell>
              <table:table-cell office:value-type="float" office:value="0.00391448164457323">
                <text:p>0.00391448164457323</text:p>
              </table:table-cell>
              <table:table-cell office:value-type="float" office:value="0.0059">
                <text:p>0.0059</text:p>
              </table:table-cell>
              <table:table-cell office:value-type="float" office:value="0.0049">
                <text:p>0.0049</text:p>
              </table:table-cell>
              <table:table-cell office:value-type="float" office:value="0.0035">
                <text:p>0.0035</text:p>
              </table:table-cell>
              <table:table-cell office:value-type="float" office:value="0.0056">
                <text:p>0.0056</text:p>
              </table:table-cell>
              <table:table-cell office:value-type="float" office:value="0.0061">
                <text:p>0.0061</text:p>
              </table:table-cell>
              <table:table-cell office:value-type="float" office:value="0.014">
                <text:p>0.01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949062298706336">
                <text:p>0.000949062298706336</text:p>
              </table:table-cell>
              <table:table-cell office:value-type="float" office:value="0.00103445144265213">
                <text:p>0.00103445144265213</text:p>
              </table:table-cell>
              <table:table-cell office:value-type="float" office:value="0.000860473743640056">
                <text:p>0.000860473743640056</text:p>
              </table:table-cell>
              <table:table-cell office:value-type="float" office:value="0.0025109407481348">
                <text:p>0.0025109407481348</text:p>
              </table:table-cell>
              <table:table-cell office:value-type="float" office:value="0.0014859407481348">
                <text:p>0.0014859407481348</text:p>
              </table:table-cell>
              <table:table-cell office:value-type="float" office:value="0.00153512053389308">
                <text:p>0.00153512053389308</text:p>
              </table:table-cell>
              <table:table-cell office:value-type="float" office:value="0.0022271907481348">
                <text:p>0.0022271907481348</text:p>
              </table:table-cell>
              <table:table-cell office:value-type="float" office:value="0.0059">
                <text:p>0.0059</text:p>
              </table:table-cell>
              <table:table-cell office:value-type="float" office:value="0.0049">
                <text:p>0.0049</text:p>
              </table:table-cell>
              <table:table-cell office:value-type="float" office:value="0.0035">
                <text:p>0.0035</text:p>
              </table:table-cell>
              <table:table-cell office:value-type="float" office:value="0.0056">
                <text:p>0.0056</text:p>
              </table:table-cell>
              <table:table-cell office:value-type="float" office:value="0.0061">
                <text:p>0.0061</text:p>
              </table:table-cell>
              <table:table-cell office:value-type="float" office:value="0.014">
                <text:p>0.01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927339052431039">
                <text:p>0.000927339052431039</text:p>
              </table:table-cell>
              <table:table-cell office:value-type="float" office:value="0.00101266676533802">
                <text:p>0.00101266676533802</text:p>
              </table:table-cell>
              <table:table-cell office:value-type="float" office:value="0.000732520038901184">
                <text:p>0.000732520038901184</text:p>
              </table:table-cell>
              <table:table-cell office:value-type="float" office:value="0.00236301801455657">
                <text:p>0.00236301801455657</text:p>
              </table:table-cell>
              <table:table-cell office:value-type="float" office:value="0.00133801801455657">
                <text:p>0.00133801801455657</text:p>
              </table:table-cell>
              <table:table-cell office:value-type="float" office:value="0.00149163847401492">
                <text:p>0.00149163847401492</text:p>
              </table:table-cell>
              <table:table-cell office:value-type="float" office:value="0.00207926801455657">
                <text:p>0.00207926801455657</text:p>
              </table:table-cell>
              <table:table-cell office:value-type="float" office:value="0.0059">
                <text:p>0.0059</text:p>
              </table:table-cell>
              <table:table-cell office:value-type="float" office:value="0.0049">
                <text:p>0.0049</text:p>
              </table:table-cell>
              <table:table-cell office:value-type="float" office:value="0.0035">
                <text:p>0.0035</text:p>
              </table:table-cell>
              <table:table-cell office:value-type="float" office:value="0.0056">
                <text:p>0.0056</text:p>
              </table:table-cell>
              <table:table-cell office:value-type="float" office:value="0.0061">
                <text:p>0.0061</text:p>
              </table:table-cell>
              <table:table-cell office:value-type="float" office:value="0.014">
                <text:p>0.014</text:p>
              </table:table-cell>
              <table:table-cell office:value-type="float" office:value="0.029">
                <text:p>0.0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